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bench-morph-nmbs-1" table:style-name="ta1">
        <table:shapes>
          <draw:frame draw:z-index="0" draw:style-name="gr1" draw:text-style-name="P1" svg:width="7.835in" svg:height="3.5429in" svg:x="5.4543in" svg:y="0.5626in">
            <draw:object draw:notify-on-update-of-ranges="'bench-morph-nmbs-1'.B2:'bench-morph-nmbs-1'.B1613 'bench-morph-nmbs-1'.C1:'bench-morph-nmbs-1'.C1 'bench-morph-nmbs-1'.C2:'bench-morph-nmbs-1'.C1613 'bench-morph-nmbs-1'.D1:'bench-morph-nmbs-1'.D1 'bench-morph-nmbs-1'.D2:'bench-morph-nmbs-1'.D16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PU %</text:p>
          </table:table-cell>
          <table:table-cell office:value-type="string" calcext:value-type="string">
            <text:p>Memory %</text:p>
          </table:table-cell>
          <table:table-cell office:value-type="string" calcext:value-type="string">
            <text:p>Memory Bytes</text:p>
          </table:table-cell>
          <table:table-cell office:value-type="string" calcext:value-type="string">
            <text:p>Wchan</text:p>
          </table:table-cell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" calcext:value-type="float">
            <text:p>11</text:p>
          </table:table-cell>
          <table:table-cell office:value-type="float" office:value="94.1" calcext:value-type="float">
            <text:p>94.1</text:p>
          </table:table-cell>
          <table:table-cell office:value-type="float" office:value="0.2" calcext:value-type="float">
            <text:p>0.2</text:p>
          </table:table-cell>
          <table:table-cell office:value-type="float" office:value="64948" calcext:value-type="float">
            <text:p>649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4" calcext:value-type="float">
            <text:p>224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15752" calcext:value-type="float">
            <text:p>1157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50" calcext:value-type="float">
            <text:p>450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22088" calcext:value-type="float">
            <text:p>1220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77" calcext:value-type="float">
            <text:p>677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22352" calcext:value-type="float">
            <text:p>1223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98" calcext:value-type="float">
            <text:p>898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22352" calcext:value-type="float">
            <text:p>1223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25" calcext:value-type="float">
            <text:p>1125</text:p>
          </table:table-cell>
          <table:table-cell office:value-type="float" office:value="94.4" calcext:value-type="float">
            <text:p>94.4</text:p>
          </table:table-cell>
          <table:table-cell office:value-type="float" office:value="0.4" calcext:value-type="float">
            <text:p>0.4</text:p>
          </table:table-cell>
          <table:table-cell office:value-type="float" office:value="124336" calcext:value-type="float">
            <text:p>1243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54" calcext:value-type="float">
            <text:p>1354</text:p>
          </table:table-cell>
          <table:table-cell office:value-type="float" office:value="88.9" calcext:value-type="float">
            <text:p>88.9</text:p>
          </table:table-cell>
          <table:table-cell office:value-type="float" office:value="0.4" calcext:value-type="float">
            <text:p>0.4</text:p>
          </table:table-cell>
          <table:table-cell office:value-type="float" office:value="145320" calcext:value-type="float">
            <text:p>1453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85" calcext:value-type="float">
            <text:p>1585</text:p>
          </table:table-cell>
          <table:table-cell office:value-type="float" office:value="94.4" calcext:value-type="float">
            <text:p>94.4</text:p>
          </table:table-cell>
          <table:table-cell office:value-type="float" office:value="0.5" calcext:value-type="float">
            <text:p>0.5</text:p>
          </table:table-cell>
          <table:table-cell office:value-type="float" office:value="169640" calcext:value-type="float">
            <text:p>1696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15" calcext:value-type="float">
            <text:p>1815</text:p>
          </table:table-cell>
          <table:table-cell office:value-type="float" office:value="99.9" calcext:value-type="float">
            <text:p>99.9</text:p>
          </table:table-cell>
          <table:table-cell office:value-type="float" office:value="0.5" calcext:value-type="float">
            <text:p>0.5</text:p>
          </table:table-cell>
          <table:table-cell office:value-type="float" office:value="166432" calcext:value-type="float">
            <text:p>1664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41" calcext:value-type="float">
            <text:p>2041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65544" calcext:value-type="float">
            <text:p>2655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72" calcext:value-type="float">
            <text:p>2272</text:p>
          </table:table-cell>
          <table:table-cell office:value-type="float" office:value="94.4" calcext:value-type="float">
            <text:p>94.4</text:p>
          </table:table-cell>
          <table:table-cell office:value-type="float" office:value="1.1" calcext:value-type="float">
            <text:p>1.1</text:p>
          </table:table-cell>
          <table:table-cell office:value-type="float" office:value="349164" calcext:value-type="float">
            <text:p>3491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02" calcext:value-type="float">
            <text:p>2502</text:p>
          </table:table-cell>
          <table:table-cell office:value-type="float" office:value="94.4" calcext:value-type="float">
            <text:p>94.4</text:p>
          </table:table-cell>
          <table:table-cell office:value-type="float" office:value="1.2" calcext:value-type="float">
            <text:p>1.2</text:p>
          </table:table-cell>
          <table:table-cell office:value-type="float" office:value="382712" calcext:value-type="float">
            <text:p>3827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31" calcext:value-type="float">
            <text:p>273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21608" calcext:value-type="float">
            <text:p>3216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59" calcext:value-type="float">
            <text:p>2959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4264" calcext:value-type="float">
            <text:p>334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90" calcext:value-type="float">
            <text:p>3190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41520" calcext:value-type="float">
            <text:p>3415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18" calcext:value-type="float">
            <text:p>3418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30148" calcext:value-type="float">
            <text:p>430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48" calcext:value-type="float">
            <text:p>3648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587980" calcext:value-type="float">
            <text:p>5879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875" calcext:value-type="float">
            <text:p>3875</text:p>
          </table:table-cell>
          <table:table-cell office:value-type="float" office:value="94.4" calcext:value-type="float">
            <text:p>94.4</text:p>
          </table:table-cell>
          <table:table-cell office:value-type="float" office:value="1.3" calcext:value-type="float">
            <text:p>1.3</text:p>
          </table:table-cell>
          <table:table-cell office:value-type="float" office:value="426436" calcext:value-type="float">
            <text:p>4264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102" calcext:value-type="float">
            <text:p>4102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59208" calcext:value-type="float">
            <text:p>4592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343" calcext:value-type="float">
            <text:p>4343</text:p>
          </table:table-cell>
          <table:table-cell office:value-type="float" office:value="5.9" calcext:value-type="float">
            <text:p>5.9</text:p>
          </table:table-cell>
          <table:table-cell office:value-type="float" office:value="1.4" calcext:value-type="float">
            <text:p>1.4</text:p>
          </table:table-cell>
          <table:table-cell office:value-type="float" office:value="459208" calcext:value-type="float">
            <text:p>4592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568" calcext:value-type="float">
            <text:p>4568</text:p>
          </table:table-cell>
          <table:table-cell office:value-type="float" office:value="99.9" calcext:value-type="float">
            <text:p>99.9</text:p>
          </table:table-cell>
          <table:table-cell office:value-type="float" office:value="0.5" calcext:value-type="float">
            <text:p>0.5</text:p>
          </table:table-cell>
          <table:table-cell office:value-type="float" office:value="178548" calcext:value-type="float">
            <text:p>1785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794" calcext:value-type="float">
            <text:p>4794</text:p>
          </table:table-cell>
          <table:table-cell office:value-type="float" office:value="94.4" calcext:value-type="float">
            <text:p>94.4</text:p>
          </table:table-cell>
          <table:table-cell office:value-type="float" office:value="0.6" calcext:value-type="float">
            <text:p>0.6</text:p>
          </table:table-cell>
          <table:table-cell office:value-type="float" office:value="180924" calcext:value-type="float">
            <text:p>1809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021" calcext:value-type="float">
            <text:p>5021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6064" calcext:value-type="float">
            <text:p>2060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244" calcext:value-type="float">
            <text:p>5244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46340" calcext:value-type="float">
            <text:p>2463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469" calcext:value-type="float">
            <text:p>5469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17604" calcext:value-type="float">
            <text:p>3176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703" calcext:value-type="float">
            <text:p>5703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18104" calcext:value-type="float">
            <text:p>3181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932" calcext:value-type="float">
            <text:p>5932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12092" calcext:value-type="float">
            <text:p>5120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<text:span text:style-name="T1">Column 1</text:span></text:p>
          </table:table-cell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162" calcext:value-type="float">
            <text:p>6162</text:p>
          </table:table-cell>
          <table:table-cell office:value-type="float" office:value="94.4" calcext:value-type="float">
            <text:p>94.4</text:p>
          </table:table-cell>
          <table:table-cell office:value-type="float" office:value="1.3" calcext:value-type="float">
            <text:p>1.3</text:p>
          </table:table-cell>
          <table:table-cell office:value-type="float" office:value="438828" calcext:value-type="float">
            <text:p>4388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.$E$1:.$E$1048576])" office:value-type="float" office:value="569350.080924856" calcext:value-type="float">
            <text:p>569350.080924856</text:p>
          </table:table-cell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395" calcext:value-type="float">
            <text:p>6395</text:p>
          </table:table-cell>
          <table:table-cell office:value-type="float" office:value="82.4" calcext:value-type="float">
            <text:p>82.4</text:p>
          </table:table-cell>
          <table:table-cell office:value-type="float" office:value="1.3" calcext:value-type="float">
            <text:p>1.3</text:p>
          </table:table-cell>
          <table:table-cell office:value-type="float" office:value="438828" calcext:value-type="float">
            <text:p>438828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SQRT(VAR([.$E$1:.$E$1048576])/COUNT([.$E$1:.$E$1048576]))" office:value-type="float" office:value="13064.3868612204" calcext:value-type="float">
            <text:p>13064.3868612204</text:p>
          </table:table-cell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629" calcext:value-type="float">
            <text:p>6629</text:p>
          </table:table-cell>
          <table:table-cell office:value-type="float" office:value="52.9" calcext:value-type="float">
            <text:p>52.9</text:p>
          </table:table-cell>
          <table:table-cell office:value-type="float" office:value="0.6" calcext:value-type="float">
            <text:p>0.6</text:p>
          </table:table-cell>
          <table:table-cell office:value-type="float" office:value="192800" calcext:value-type="float">
            <text:p>192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Mode</text:p>
          </table:table-cell>
          <table:table-cell table:formula="of:=MODE([.$E$1:.$E$1048576])" office:value-type="float" office:value="780056" calcext:value-type="float">
            <text:p>780056</text:p>
          </table:table-cell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857" calcext:value-type="float">
            <text:p>6857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192800" calcext:value-type="float">
            <text:p>192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formula="of:=MEDIAN([.$E$1:.$E$1048576])" office:value-type="float" office:value="625832" calcext:value-type="float">
            <text:p>625832</text:p>
          </table:table-cell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087" calcext:value-type="float">
            <text:p>7087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195964" calcext:value-type="float">
            <text:p>1959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First Quartile</text:p>
          </table:table-cell>
          <table:table-cell table:formula="of:=QUARTILE([.$E$1:.$E$1048576]; 1)" office:value-type="float" office:value="351575" calcext:value-type="float">
            <text:p>351575</text:p>
          </table:table-cell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316" calcext:value-type="float">
            <text:p>7316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2564" calcext:value-type="float">
            <text:p>2025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Third Quartile</text:p>
          </table:table-cell>
          <table:table-cell table:formula="of:=QUARTILE([.$E$1:.$E$1048576]; 3)" office:value-type="float" office:value="784546" calcext:value-type="float">
            <text:p>784546</text:p>
          </table:table-cell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548" calcext:value-type="float">
            <text:p>7548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58524" calcext:value-type="float">
            <text:p>258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formula="of:=VAR([.$E$1:.$E$1048576])" office:value-type="float" office:value="59054658604.6312" calcext:value-type="float">
            <text:p>59054658604.6312</text:p>
          </table:table-cell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779" calcext:value-type="float">
            <text:p>7779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00036" calcext:value-type="float">
            <text:p>3000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formula="of:=STDEV([.$E$1:.$E$1048576])" office:value-type="float" office:value="243011.64294048" calcext:value-type="float">
            <text:p>243011.64294048</text:p>
          </table:table-cell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006" calcext:value-type="float">
            <text:p>8006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71372" calcext:value-type="float">
            <text:p>371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formula="of:=KURT([.$E$1:.$E$1048576])" office:value-type="float" office:value="-1.35065787482329" calcext:value-type="float">
            <text:p>-1.35065787482329</text:p>
          </table:table-cell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233" calcext:value-type="float">
            <text:p>8233</text:p>
          </table:table-cell>
          <table:table-cell office:value-type="float" office:value="94.4" calcext:value-type="float">
            <text:p>94.4</text:p>
          </table:table-cell>
          <table:table-cell office:value-type="float" office:value="1.2" calcext:value-type="float">
            <text:p>1.2</text:p>
          </table:table-cell>
          <table:table-cell office:value-type="float" office:value="390616" calcext:value-type="float">
            <text:p>3906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formula="of:=SKEW([.$E$1:.$E$1048576])" office:value-type="float" office:value="-0.209917363602865" calcext:value-type="float">
            <text:p>-0.209917363602865</text:p>
          </table:table-cell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465" calcext:value-type="float">
            <text:p>8465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10292" calcext:value-type="float">
            <text:p>4102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formula="of:=MAX([.$E$1:.$E$1048576])-MIN([.$E$1:.$E$1048576])" office:value-type="float" office:value="932812" calcext:value-type="float">
            <text:p>932812</text:p>
          </table:table-cell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689" calcext:value-type="float">
            <text:p>8689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10292" calcext:value-type="float">
            <text:p>4102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formula="of:=MIN([.$E$1:.$E$1048576])" office:value-type="float" office:value="64948" calcext:value-type="float">
            <text:p>64948</text:p>
          </table:table-cell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910" calcext:value-type="float">
            <text:p>8910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10292" calcext:value-type="float">
            <text:p>4102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formula="of:=MAX([.$E$1:.$E$1048576])" office:value-type="float" office:value="997760" calcext:value-type="float">
            <text:p>997760</text:p>
          </table:table-cell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141" calcext:value-type="float">
            <text:p>9141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51500" calcext:value-type="float">
            <text:p>451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$E$1:.$E$1048576])" office:value-type="float" office:value="196995128" calcext:value-type="float">
            <text:p>196995128</text:p>
          </table:table-cell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372" calcext:value-type="float">
            <text:p>9372</text:p>
          </table:table-cell>
          <table:table-cell office:value-type="float" office:value="94.4" calcext:value-type="float">
            <text:p>94.4</text:p>
          </table:table-cell>
          <table:table-cell office:value-type="float" office:value="1.8" calcext:value-type="float">
            <text:p>1.8</text:p>
          </table:table-cell>
          <table:table-cell office:value-type="float" office:value="577672" calcext:value-type="float">
            <text:p>5776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formula="of:=COUNT([.$E$1:.$E$1048576])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602" calcext:value-type="float">
            <text:p>9602</text:p>
          </table:table-cell>
          <table:table-cell office:value-type="float" office:value="94.4" calcext:value-type="float">
            <text:p>94.4</text:p>
          </table:table-cell>
          <table:table-cell office:value-type="float" office:value="1.6" calcext:value-type="float">
            <text:p>1.6</text:p>
          </table:table-cell>
          <table:table-cell office:value-type="float" office:value="529064" calcext:value-type="float">
            <text:p>5290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833" calcext:value-type="float">
            <text:p>9833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33328" calcext:value-type="float">
            <text:p>533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060" calcext:value-type="float">
            <text:p>10060</text:p>
          </table:table-cell>
          <table:table-cell office:value-type="float" office:value="23.5" calcext:value-type="float">
            <text:p>23.5</text:p>
          </table:table-cell>
          <table:table-cell office:value-type="float" office:value="1.4" calcext:value-type="float">
            <text:p>1.4</text:p>
          </table:table-cell>
          <table:table-cell office:value-type="float" office:value="456524" calcext:value-type="float">
            <text:p>456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290" calcext:value-type="float">
            <text:p>10290</text:p>
          </table:table-cell>
          <table:table-cell office:value-type="float" office:value="94.1" calcext:value-type="float">
            <text:p>94.1</text:p>
          </table:table-cell>
          <table:table-cell office:value-type="float" office:value="0.5" calcext:value-type="float">
            <text:p>0.5</text:p>
          </table:table-cell>
          <table:table-cell office:value-type="float" office:value="177164" calcext:value-type="float">
            <text:p>1771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520" calcext:value-type="float">
            <text:p>10520</text:p>
          </table:table-cell>
          <table:table-cell office:value-type="float" office:value="99.9" calcext:value-type="float">
            <text:p>99.9</text:p>
          </table:table-cell>
          <table:table-cell office:value-type="float" office:value="0.5" calcext:value-type="float">
            <text:p>0.5</text:p>
          </table:table-cell>
          <table:table-cell office:value-type="float" office:value="178484" calcext:value-type="float">
            <text:p>1784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746" calcext:value-type="float">
            <text:p>10746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183952" calcext:value-type="float">
            <text:p>1839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977" calcext:value-type="float">
            <text:p>10977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66676" calcext:value-type="float">
            <text:p>2666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213" calcext:value-type="float">
            <text:p>11213</text:p>
          </table:table-cell>
          <table:table-cell office:value-type="float" office:value="88.9" calcext:value-type="float">
            <text:p>88.9</text:p>
          </table:table-cell>
          <table:table-cell office:value-type="float" office:value="1" calcext:value-type="float">
            <text:p>1</text:p>
          </table:table-cell>
          <table:table-cell office:value-type="float" office:value="337888" calcext:value-type="float">
            <text:p>3378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442" calcext:value-type="float">
            <text:p>11442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29744" calcext:value-type="float">
            <text:p>329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669" calcext:value-type="float">
            <text:p>11669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401172" calcext:value-type="float">
            <text:p>4011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894" calcext:value-type="float">
            <text:p>11894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12608" calcext:value-type="float">
            <text:p>5126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127" calcext:value-type="float">
            <text:p>12127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18140" calcext:value-type="float">
            <text:p>4181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354" calcext:value-type="float">
            <text:p>12354</text:p>
          </table:table-cell>
          <table:table-cell office:value-type="float" office:value="94.4" calcext:value-type="float">
            <text:p>94.4</text:p>
          </table:table-cell>
          <table:table-cell office:value-type="float" office:value="1.4" calcext:value-type="float">
            <text:p>1.4</text:p>
          </table:table-cell>
          <table:table-cell office:value-type="float" office:value="450940" calcext:value-type="float">
            <text:p>4509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585" calcext:value-type="float">
            <text:p>12585</text:p>
          </table:table-cell>
          <table:table-cell office:value-type="float" office:value="11.8" calcext:value-type="float">
            <text:p>11.8</text:p>
          </table:table-cell>
          <table:table-cell office:value-type="float" office:value="1.4" calcext:value-type="float">
            <text:p>1.4</text:p>
          </table:table-cell>
          <table:table-cell office:value-type="float" office:value="450940" calcext:value-type="float">
            <text:p>4509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813" calcext:value-type="float">
            <text:p>12813</text:p>
          </table:table-cell>
          <table:table-cell office:value-type="float" office:value="94.4" calcext:value-type="float">
            <text:p>94.4</text:p>
          </table:table-cell>
          <table:table-cell office:value-type="float" office:value="0.5" calcext:value-type="float">
            <text:p>0.5</text:p>
          </table:table-cell>
          <table:table-cell office:value-type="float" office:value="175424" calcext:value-type="float">
            <text:p>1754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042" calcext:value-type="float">
            <text:p>13042</text:p>
          </table:table-cell>
          <table:table-cell office:value-type="float" office:value="94.4" calcext:value-type="float">
            <text:p>94.4</text:p>
          </table:table-cell>
          <table:table-cell office:value-type="float" office:value="0.6" calcext:value-type="float">
            <text:p>0.6</text:p>
          </table:table-cell>
          <table:table-cell office:value-type="float" office:value="212648" calcext:value-type="float">
            <text:p>2126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275" calcext:value-type="float">
            <text:p>13275</text:p>
          </table:table-cell>
          <table:table-cell office:value-type="float" office:value="72.2" calcext:value-type="float">
            <text:p>72.2</text:p>
          </table:table-cell>
          <table:table-cell office:value-type="float" office:value="0.5" calcext:value-type="float">
            <text:p>0.5</text:p>
          </table:table-cell>
          <table:table-cell office:value-type="float" office:value="175148" calcext:value-type="float">
            <text:p>175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509" calcext:value-type="float">
            <text:p>13509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190192" calcext:value-type="float">
            <text:p>1901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740" calcext:value-type="float">
            <text:p>13740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27416" calcext:value-type="float">
            <text:p>2274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968" calcext:value-type="float">
            <text:p>13968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72032" calcext:value-type="float">
            <text:p>2720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200" calcext:value-type="float">
            <text:p>14200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12424" calcext:value-type="float">
            <text:p>3124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430" calcext:value-type="float">
            <text:p>14430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54128" calcext:value-type="float">
            <text:p>3541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664" calcext:value-type="float">
            <text:p>14664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95312" calcext:value-type="float">
            <text:p>3953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891" calcext:value-type="float">
            <text:p>14891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34384" calcext:value-type="float">
            <text:p>434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118" calcext:value-type="float">
            <text:p>15118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74248" calcext:value-type="float">
            <text:p>4742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347" calcext:value-type="float">
            <text:p>15347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15960" calcext:value-type="float">
            <text:p>5159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571" calcext:value-type="float">
            <text:p>15571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55560" calcext:value-type="float">
            <text:p>5555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802" calcext:value-type="float">
            <text:p>15802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594104" calcext:value-type="float">
            <text:p>5941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032" calcext:value-type="float">
            <text:p>16032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0800" calcext:value-type="float">
            <text:p>630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258" calcext:value-type="float">
            <text:p>16258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73304" calcext:value-type="float">
            <text:p>6733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485" calcext:value-type="float">
            <text:p>16485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09736" calcext:value-type="float">
            <text:p>7097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707" calcext:value-type="float">
            <text:p>16707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53296" calcext:value-type="float">
            <text:p>7532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936" calcext:value-type="float">
            <text:p>16936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94744" calcext:value-type="float">
            <text:p>794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158" calcext:value-type="float">
            <text:p>17158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4872" calcext:value-type="float">
            <text:p>8348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387" calcext:value-type="float">
            <text:p>17387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76848" calcext:value-type="float">
            <text:p>876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617" calcext:value-type="float">
            <text:p>17617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18032" calcext:value-type="float">
            <text:p>9180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842" calcext:value-type="float">
            <text:p>17842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55256" calcext:value-type="float">
            <text:p>9552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067" calcext:value-type="float">
            <text:p>18067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97760" calcext:value-type="float">
            <text:p>9977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291" calcext:value-type="float">
            <text:p>18291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520" calcext:value-type="float">
            <text:p>18520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746" calcext:value-type="float">
            <text:p>18746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971" calcext:value-type="float">
            <text:p>18971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197" calcext:value-type="float">
            <text:p>19197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430" calcext:value-type="float">
            <text:p>19430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662" calcext:value-type="float">
            <text:p>19662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892" calcext:value-type="float">
            <text:p>19892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126" calcext:value-type="float">
            <text:p>20126</text:p>
          </table:table-cell>
          <table:table-cell office:value-type="float" office:value="94.4" calcext:value-type="float">
            <text:p>94.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359" calcext:value-type="float">
            <text:p>20359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585" calcext:value-type="float">
            <text:p>20585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811" calcext:value-type="float">
            <text:p>20811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041" calcext:value-type="float">
            <text:p>21041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264" calcext:value-type="float">
            <text:p>21264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491" calcext:value-type="float">
            <text:p>21491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721" calcext:value-type="float">
            <text:p>21721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951" calcext:value-type="float">
            <text:p>21951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178" calcext:value-type="float">
            <text:p>22178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404" calcext:value-type="float">
            <text:p>22404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634" calcext:value-type="float">
            <text:p>22634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866" calcext:value-type="float">
            <text:p>22866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097" calcext:value-type="float">
            <text:p>23097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325" calcext:value-type="float">
            <text:p>23325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553" calcext:value-type="float">
            <text:p>23553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782" calcext:value-type="float">
            <text:p>23782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014" calcext:value-type="float">
            <text:p>24014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247" calcext:value-type="float">
            <text:p>24247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478" calcext:value-type="float">
            <text:p>24478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do_user_a+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711" calcext:value-type="float">
            <text:p>24711</text:p>
          </table:table-cell>
          <table:table-cell office:value-type="float" office:value="94.4" calcext:value-type="float">
            <text:p>94.4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945" calcext:value-type="float">
            <text:p>24945</text:p>
          </table:table-cell>
          <table:table-cell office:value-type="float" office:value="94.4" calcext:value-type="float">
            <text:p>94.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174" calcext:value-type="float">
            <text:p>25174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404" calcext:value-type="float">
            <text:p>25404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631" calcext:value-type="float">
            <text:p>25631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856" calcext:value-type="float">
            <text:p>25856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086" calcext:value-type="float">
            <text:p>26086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316" calcext:value-type="float">
            <text:p>26316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544" calcext:value-type="float">
            <text:p>26544</text:p>
          </table:table-cell>
          <table:table-cell office:value-type="float" office:value="94.4" calcext:value-type="float">
            <text:p>94.4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774" calcext:value-type="float">
            <text:p>26774</text:p>
          </table:table-cell>
          <table:table-cell office:value-type="float" office:value="94.4" calcext:value-type="float">
            <text:p>94.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006" calcext:value-type="float">
            <text:p>27006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237" calcext:value-type="float">
            <text:p>27237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461" calcext:value-type="float">
            <text:p>27461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692" calcext:value-type="float">
            <text:p>27692</text:p>
          </table:table-cell>
          <table:table-cell office:value-type="float" office:value="94.4" calcext:value-type="float">
            <text:p>94.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928" calcext:value-type="float">
            <text:p>27928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157" calcext:value-type="float">
            <text:p>28157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393" calcext:value-type="float">
            <text:p>28393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617" calcext:value-type="float">
            <text:p>28617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848" calcext:value-type="float">
            <text:p>28848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080" calcext:value-type="float">
            <text:p>29080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310" calcext:value-type="float">
            <text:p>29310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538" calcext:value-type="float">
            <text:p>29538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767" calcext:value-type="float">
            <text:p>29767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996" calcext:value-type="float">
            <text:p>29996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226" calcext:value-type="float">
            <text:p>30226</text:p>
          </table:table-cell>
          <table:table-cell office:value-type="float" office:value="94.4" calcext:value-type="float">
            <text:p>94.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453" calcext:value-type="float">
            <text:p>30453</text:p>
          </table:table-cell>
          <table:table-cell office:value-type="float" office:value="94.4" calcext:value-type="float">
            <text:p>94.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683" calcext:value-type="float">
            <text:p>30683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912" calcext:value-type="float">
            <text:p>30912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138" calcext:value-type="float">
            <text:p>31138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368" calcext:value-type="float">
            <text:p>31368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598" calcext:value-type="float">
            <text:p>31598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827" calcext:value-type="float">
            <text:p>31827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052" calcext:value-type="float">
            <text:p>32052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281" calcext:value-type="float">
            <text:p>32281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516" calcext:value-type="float">
            <text:p>32516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746" calcext:value-type="float">
            <text:p>32746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975" calcext:value-type="float">
            <text:p>32975</text:p>
          </table:table-cell>
          <table:table-cell office:value-type="float" office:value="94.4" calcext:value-type="float">
            <text:p>94.4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201" calcext:value-type="float">
            <text:p>33201</text:p>
          </table:table-cell>
          <table:table-cell office:value-type="float" office:value="94.4" calcext:value-type="float">
            <text:p>94.4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427" calcext:value-type="float">
            <text:p>33427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653" calcext:value-type="float">
            <text:p>33653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879" calcext:value-type="float">
            <text:p>33879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107" calcext:value-type="float">
            <text:p>34107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333" calcext:value-type="float">
            <text:p>34333</text:p>
          </table:table-cell>
          <table:table-cell office:value-type="float" office:value="94.4" calcext:value-type="float">
            <text:p>94.4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565" calcext:value-type="float">
            <text:p>34565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797" calcext:value-type="float">
            <text:p>34797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025" calcext:value-type="float">
            <text:p>35025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250" calcext:value-type="float">
            <text:p>35250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473" calcext:value-type="float">
            <text:p>35473</text:p>
          </table:table-cell>
          <table:table-cell office:value-type="float" office:value="94.4" calcext:value-type="float">
            <text:p>94.4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701" calcext:value-type="float">
            <text:p>35701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924" calcext:value-type="float">
            <text:p>35924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152" calcext:value-type="float">
            <text:p>36152</text:p>
          </table:table-cell>
          <table:table-cell office:value-type="float" office:value="94.4" calcext:value-type="float">
            <text:p>94.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384" calcext:value-type="float">
            <text:p>36384</text:p>
          </table:table-cell>
          <table:table-cell office:value-type="float" office:value="94.4" calcext:value-type="float">
            <text:p>94.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612" calcext:value-type="float">
            <text:p>36612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845" calcext:value-type="float">
            <text:p>36845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7078" calcext:value-type="float">
            <text:p>37078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7311" calcext:value-type="float">
            <text:p>37311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7532" calcext:value-type="float">
            <text:p>37532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7759" calcext:value-type="float">
            <text:p>37759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7985" calcext:value-type="float">
            <text:p>37985</text:p>
          </table:table-cell>
          <table:table-cell office:value-type="float" office:value="94.4" calcext:value-type="float">
            <text:p>94.4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8212" calcext:value-type="float">
            <text:p>38212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8437" calcext:value-type="float">
            <text:p>38437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8674" calcext:value-type="float">
            <text:p>38674</text:p>
          </table:table-cell>
          <table:table-cell office:value-type="float" office:value="94.4" calcext:value-type="float">
            <text:p>94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8902" calcext:value-type="float">
            <text:p>38902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9130" calcext:value-type="float">
            <text:p>39130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9354" calcext:value-type="float">
            <text:p>39354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9577" calcext:value-type="float">
            <text:p>39577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9802" calcext:value-type="float">
            <text:p>39802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0031" calcext:value-type="float">
            <text:p>40031</text:p>
          </table:table-cell>
          <table:table-cell office:value-type="float" office:value="94.4" calcext:value-type="float">
            <text:p>94.4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0254" calcext:value-type="float">
            <text:p>40254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0483" calcext:value-type="float">
            <text:p>40483</text:p>
          </table:table-cell>
          <table:table-cell office:value-type="float" office:value="94.4" calcext:value-type="float">
            <text:p>94.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0711" calcext:value-type="float">
            <text:p>40711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0942" calcext:value-type="float">
            <text:p>40942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1172" calcext:value-type="float">
            <text:p>41172</text:p>
          </table:table-cell>
          <table:table-cell office:value-type="float" office:value="94.4" calcext:value-type="float">
            <text:p>94.4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1402" calcext:value-type="float">
            <text:p>41402</text:p>
          </table:table-cell>
          <table:table-cell office:value-type="float" office:value="94.4" calcext:value-type="float">
            <text:p>94.4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1636" calcext:value-type="float">
            <text:p>41636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1865" calcext:value-type="float">
            <text:p>41865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2092" calcext:value-type="float">
            <text:p>42092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2318" calcext:value-type="float">
            <text:p>42318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2540" calcext:value-type="float">
            <text:p>42540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2766" calcext:value-type="float">
            <text:p>42766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2994" calcext:value-type="float">
            <text:p>42994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3217" calcext:value-type="float">
            <text:p>43217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3444" calcext:value-type="float">
            <text:p>43444</text:p>
          </table:table-cell>
          <table:table-cell office:value-type="float" office:value="94.4" calcext:value-type="float">
            <text:p>94.4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3674" calcext:value-type="float">
            <text:p>43674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3904" calcext:value-type="float">
            <text:p>43904</text:p>
          </table:table-cell>
          <table:table-cell office:value-type="float" office:value="94.4" calcext:value-type="float">
            <text:p>94.4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4134" calcext:value-type="float">
            <text:p>44134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4363" calcext:value-type="float">
            <text:p>44363</text:p>
          </table:table-cell>
          <table:table-cell office:value-type="float" office:value="94.4" calcext:value-type="float">
            <text:p>94.4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4593" calcext:value-type="float">
            <text:p>44593</text:p>
          </table:table-cell>
          <table:table-cell office:value-type="float" office:value="94.4" calcext:value-type="float">
            <text:p>94.4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4825" calcext:value-type="float">
            <text:p>44825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5053" calcext:value-type="float">
            <text:p>45053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5283" calcext:value-type="float">
            <text:p>45283</text:p>
          </table:table-cell>
          <table:table-cell office:value-type="float" office:value="94.4" calcext:value-type="float">
            <text:p>94.4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5513" calcext:value-type="float">
            <text:p>45513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5743" calcext:value-type="float">
            <text:p>45743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5972" calcext:value-type="float">
            <text:p>45972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6197" calcext:value-type="float">
            <text:p>46197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6431" calcext:value-type="float">
            <text:p>46431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6661" calcext:value-type="float">
            <text:p>46661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6884" calcext:value-type="float">
            <text:p>46884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7107" calcext:value-type="float">
            <text:p>47107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7336" calcext:value-type="float">
            <text:p>47336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7562" calcext:value-type="float">
            <text:p>47562</text:p>
          </table:table-cell>
          <table:table-cell office:value-type="float" office:value="94.4" calcext:value-type="float">
            <text:p>94.4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7790" calcext:value-type="float">
            <text:p>47790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8018" calcext:value-type="float">
            <text:p>48018</text:p>
          </table:table-cell>
          <table:table-cell office:value-type="float" office:value="99.9" calcext:value-type="float">
            <text:p>99.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8249" calcext:value-type="float">
            <text:p>48249</text:p>
          </table:table-cell>
          <table:table-cell office:value-type="float" office:value="99.9" calcext:value-type="float">
            <text:p>99.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8479" calcext:value-type="float">
            <text:p>48479</text:p>
          </table:table-cell>
          <table:table-cell office:value-type="float" office:value="99.9" calcext:value-type="float">
            <text:p>99.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8707" calcext:value-type="float">
            <text:p>48707</text:p>
          </table:table-cell>
          <table:table-cell office:value-type="float" office:value="99.9" calcext:value-type="float">
            <text:p>99.9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8938" calcext:value-type="float">
            <text:p>48938</text:p>
          </table:table-cell>
          <table:table-cell office:value-type="float" office:value="99.9" calcext:value-type="float">
            <text:p>99.9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9169" calcext:value-type="float">
            <text:p>49169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9401" calcext:value-type="float">
            <text:p>49401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9634" calcext:value-type="float">
            <text:p>49634</text:p>
          </table:table-cell>
          <table:table-cell office:value-type="float" office:value="94.4" calcext:value-type="float">
            <text:p>94.4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49864" calcext:value-type="float">
            <text:p>49864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0092" calcext:value-type="float">
            <text:p>50092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0321" calcext:value-type="float">
            <text:p>50321</text:p>
          </table:table-cell>
          <table:table-cell office:value-type="float" office:value="99.9" calcext:value-type="float">
            <text:p>99.9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0549" calcext:value-type="float">
            <text:p>50549</text:p>
          </table:table-cell>
          <table:table-cell office:value-type="float" office:value="99.9" calcext:value-type="float">
            <text:p>99.9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0776" calcext:value-type="float">
            <text:p>50776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1006" calcext:value-type="float">
            <text:p>51006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1239" calcext:value-type="float">
            <text:p>51239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1467" calcext:value-type="float">
            <text:p>51467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1692" calcext:value-type="float">
            <text:p>51692</text:p>
          </table:table-cell>
          <table:table-cell office:value-type="float" office:value="94.4" calcext:value-type="float">
            <text:p>94.4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1923" calcext:value-type="float">
            <text:p>51923</text:p>
          </table:table-cell>
          <table:table-cell office:value-type="float" office:value="94.4" calcext:value-type="float">
            <text:p>94.4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2153" calcext:value-type="float">
            <text:p>52153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2378" calcext:value-type="float">
            <text:p>52378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2610" calcext:value-type="float">
            <text:p>52610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2837" calcext:value-type="float">
            <text:p>52837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3063" calcext:value-type="float">
            <text:p>53063</text:p>
          </table:table-cell>
          <table:table-cell office:value-type="float" office:value="94.4" calcext:value-type="float">
            <text:p>94.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3294" calcext:value-type="float">
            <text:p>53294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3522" calcext:value-type="float">
            <text:p>53522</text:p>
          </table:table-cell>
          <table:table-cell office:value-type="float" office:value="94.4" calcext:value-type="float">
            <text:p>94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3752" calcext:value-type="float">
            <text:p>53752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3977" calcext:value-type="float">
            <text:p>53977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4207" calcext:value-type="float">
            <text:p>54207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4436" calcext:value-type="float">
            <text:p>54436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4663" calcext:value-type="float">
            <text:p>54663</text:p>
          </table:table-cell>
          <table:table-cell office:value-type="float" office:value="88.9" calcext:value-type="float">
            <text:p>88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4894" calcext:value-type="float">
            <text:p>54894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5121" calcext:value-type="float">
            <text:p>55121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5350" calcext:value-type="float">
            <text:p>55350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5580" calcext:value-type="float">
            <text:p>55580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5808" calcext:value-type="float">
            <text:p>55808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6034" calcext:value-type="float">
            <text:p>56034</text:p>
          </table:table-cell>
          <table:table-cell office:value-type="float" office:value="94.4" calcext:value-type="float">
            <text:p>94.4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6265" calcext:value-type="float">
            <text:p>56265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6497" calcext:value-type="float">
            <text:p>56497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6725" calcext:value-type="float">
            <text:p>56725</text:p>
          </table:table-cell>
          <table:table-cell office:value-type="float" office:value="88.9" calcext:value-type="float">
            <text:p>88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6953" calcext:value-type="float">
            <text:p>56953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7178" calcext:value-type="float">
            <text:p>57178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7403" calcext:value-type="float">
            <text:p>57403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7633" calcext:value-type="float">
            <text:p>57633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7863" calcext:value-type="float">
            <text:p>57863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8094" calcext:value-type="float">
            <text:p>58094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8317" calcext:value-type="float">
            <text:p>58317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8543" calcext:value-type="float">
            <text:p>58543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8771" calcext:value-type="float">
            <text:p>58771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8999" calcext:value-type="float">
            <text:p>58999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9228" calcext:value-type="float">
            <text:p>59228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9457" calcext:value-type="float">
            <text:p>59457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9685" calcext:value-type="float">
            <text:p>59685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59908" calcext:value-type="float">
            <text:p>59908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0135" calcext:value-type="float">
            <text:p>60135</text:p>
          </table:table-cell>
          <table:table-cell office:value-type="float" office:value="94.4" calcext:value-type="float">
            <text:p>94.4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0367" calcext:value-type="float">
            <text:p>60367</text:p>
          </table:table-cell>
          <table:table-cell office:value-type="float" office:value="99.9" calcext:value-type="float">
            <text:p>99.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0590" calcext:value-type="float">
            <text:p>60590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0820" calcext:value-type="float">
            <text:p>60820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1048" calcext:value-type="float">
            <text:p>61048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1277" calcext:value-type="float">
            <text:p>61277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1508" calcext:value-type="float">
            <text:p>61508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1737" calcext:value-type="float">
            <text:p>61737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1970" calcext:value-type="float">
            <text:p>61970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2199" calcext:value-type="float">
            <text:p>62199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2429" calcext:value-type="float">
            <text:p>62429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2655" calcext:value-type="float">
            <text:p>62655</text:p>
          </table:table-cell>
          <table:table-cell office:value-type="float" office:value="94.4" calcext:value-type="float">
            <text:p>94.4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2884" calcext:value-type="float">
            <text:p>62884</text:p>
          </table:table-cell>
          <table:table-cell office:value-type="float" office:value="94.4" calcext:value-type="float">
            <text:p>94.4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3117" calcext:value-type="float">
            <text:p>63117</text:p>
          </table:table-cell>
          <table:table-cell office:value-type="float" office:value="94.1" calcext:value-type="float">
            <text:p>94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3347" calcext:value-type="float">
            <text:p>63347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3574" calcext:value-type="float">
            <text:p>63574</text:p>
          </table:table-cell>
          <table:table-cell office:value-type="float" office:value="94.4" calcext:value-type="float">
            <text:p>94.4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3804" calcext:value-type="float">
            <text:p>63804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4028" calcext:value-type="float">
            <text:p>64028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4259" calcext:value-type="float">
            <text:p>64259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4486" calcext:value-type="float">
            <text:p>64486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4712" calcext:value-type="float">
            <text:p>64712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4939" calcext:value-type="float">
            <text:p>64939</text:p>
          </table:table-cell>
          <table:table-cell office:value-type="float" office:value="99.9" calcext:value-type="float">
            <text:p>99.9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5168" calcext:value-type="float">
            <text:p>65168</text:p>
          </table:table-cell>
          <table:table-cell office:value-type="float" office:value="99.9" calcext:value-type="float">
            <text:p>99.9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5394" calcext:value-type="float">
            <text:p>65394</text:p>
          </table:table-cell>
          <table:table-cell office:value-type="float" office:value="94.4" calcext:value-type="float">
            <text:p>94.4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5623" calcext:value-type="float">
            <text:p>65623</text:p>
          </table:table-cell>
          <table:table-cell office:value-type="float" office:value="94.4" calcext:value-type="float">
            <text:p>94.4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5852" calcext:value-type="float">
            <text:p>65852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6077" calcext:value-type="float">
            <text:p>66077</text:p>
          </table:table-cell>
          <table:table-cell office:value-type="float" office:value="94.1" calcext:value-type="float">
            <text:p>94.1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6294" calcext:value-type="float">
            <text:p>66294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6524" calcext:value-type="float">
            <text:p>66524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6754" calcext:value-type="float">
            <text:p>66754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6980" calcext:value-type="float">
            <text:p>66980</text:p>
          </table:table-cell>
          <table:table-cell office:value-type="float" office:value="99.9" calcext:value-type="float">
            <text:p>99.9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7209" calcext:value-type="float">
            <text:p>67209</text:p>
          </table:table-cell>
          <table:table-cell office:value-type="float" office:value="99.9" calcext:value-type="float">
            <text:p>99.9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7438" calcext:value-type="float">
            <text:p>67438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7668" calcext:value-type="float">
            <text:p>67668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7895" calcext:value-type="float">
            <text:p>67895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8123" calcext:value-type="float">
            <text:p>68123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8357" calcext:value-type="float">
            <text:p>68357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8578" calcext:value-type="float">
            <text:p>68578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8810" calcext:value-type="float">
            <text:p>68810</text:p>
          </table:table-cell>
          <table:table-cell office:value-type="float" office:value="99.9" calcext:value-type="float">
            <text:p>99.9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9030" calcext:value-type="float">
            <text:p>69030</text:p>
          </table:table-cell>
          <table:table-cell office:value-type="float" office:value="99.9" calcext:value-type="float">
            <text:p>99.9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9261" calcext:value-type="float">
            <text:p>69261</text:p>
          </table:table-cell>
          <table:table-cell office:value-type="float" office:value="99.9" calcext:value-type="float">
            <text:p>99.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9492" calcext:value-type="float">
            <text:p>69492</text:p>
          </table:table-cell>
          <table:table-cell office:value-type="float" office:value="94.4" calcext:value-type="float">
            <text:p>94.4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9724" calcext:value-type="float">
            <text:p>69724</text:p>
          </table:table-cell>
          <table:table-cell office:value-type="float" office:value="99.9" calcext:value-type="float">
            <text:p>99.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69950" calcext:value-type="float">
            <text:p>69950</text:p>
          </table:table-cell>
          <table:table-cell office:value-type="float" office:value="99.9" calcext:value-type="float">
            <text:p>99.9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0179" calcext:value-type="float">
            <text:p>70179</text:p>
          </table:table-cell>
          <table:table-cell office:value-type="float" office:value="99.9" calcext:value-type="float">
            <text:p>99.9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0406" calcext:value-type="float">
            <text:p>70406</text:p>
          </table:table-cell>
          <table:table-cell office:value-type="float" office:value="99.9" calcext:value-type="float">
            <text:p>99.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0636" calcext:value-type="float">
            <text:p>70636</text:p>
          </table:table-cell>
          <table:table-cell office:value-type="float" office:value="99.9" calcext:value-type="float">
            <text:p>99.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0867" calcext:value-type="float">
            <text:p>70867</text:p>
          </table:table-cell>
          <table:table-cell office:value-type="float" office:value="99.9" calcext:value-type="float">
            <text:p>9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1096" calcext:value-type="float">
            <text:p>71096</text:p>
          </table:table-cell>
          <table:table-cell office:value-type="float" office:value="94.1" calcext:value-type="float">
            <text:p>94.1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1325" calcext:value-type="float">
            <text:p>71325</text:p>
          </table:table-cell>
          <table:table-cell office:value-type="float" office:value="99.9" calcext:value-type="float">
            <text:p>99.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1549" calcext:value-type="float">
            <text:p>71549</text:p>
          </table:table-cell>
          <table:table-cell office:value-type="float" office:value="99.9" calcext:value-type="float">
            <text:p>99.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1779" calcext:value-type="float">
            <text:p>71779</text:p>
          </table:table-cell>
          <table:table-cell office:value-type="float" office:value="99.9" calcext:value-type="float">
            <text:p>99.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2006" calcext:value-type="float">
            <text:p>72006</text:p>
          </table:table-cell>
          <table:table-cell office:value-type="float" office:value="99.9" calcext:value-type="float">
            <text:p>99.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2232" calcext:value-type="float">
            <text:p>72232</text:p>
          </table:table-cell>
          <table:table-cell office:value-type="float" office:value="94.4" calcext:value-type="float">
            <text:p>94.4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2461" calcext:value-type="float">
            <text:p>72461</text:p>
          </table:table-cell>
          <table:table-cell office:value-type="float" office:value="99.9" calcext:value-type="float">
            <text:p>99.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2688" calcext:value-type="float">
            <text:p>72688</text:p>
          </table:table-cell>
          <table:table-cell office:value-type="float" office:value="99.9" calcext:value-type="float">
            <text:p>99.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2924" calcext:value-type="float">
            <text:p>72924</text:p>
          </table:table-cell>
          <table:table-cell office:value-type="float" office:value="94.4" calcext:value-type="float">
            <text:p>94.4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3156" calcext:value-type="float">
            <text:p>73156</text:p>
          </table:table-cell>
          <table:table-cell office:value-type="float" office:value="99.9" calcext:value-type="float">
            <text:p>99.9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3389" calcext:value-type="float">
            <text:p>73389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3625" calcext:value-type="float">
            <text:p>73625</text:p>
          </table:table-cell>
          <table:table-cell office:value-type="float" office:value="88.9" calcext:value-type="float">
            <text:p>88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3854" calcext:value-type="float">
            <text:p>73854</text:p>
          </table:table-cell>
          <table:table-cell office:value-type="float" office:value="99.9" calcext:value-type="float">
            <text:p>99.9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4085" calcext:value-type="float">
            <text:p>74085</text:p>
          </table:table-cell>
          <table:table-cell office:value-type="float" office:value="94.4" calcext:value-type="float">
            <text:p>94.4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4315" calcext:value-type="float">
            <text:p>74315</text:p>
          </table:table-cell>
          <table:table-cell office:value-type="float" office:value="99.9" calcext:value-type="float">
            <text:p>99.9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4545" calcext:value-type="float">
            <text:p>74545</text:p>
          </table:table-cell>
          <table:table-cell office:value-type="float" office:value="99.9" calcext:value-type="float">
            <text:p>99.9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4774" calcext:value-type="float">
            <text:p>74774</text:p>
          </table:table-cell>
          <table:table-cell office:value-type="float" office:value="99.9" calcext:value-type="float">
            <text:p>99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5002" calcext:value-type="float">
            <text:p>75002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5232" calcext:value-type="float">
            <text:p>75232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5460" calcext:value-type="float">
            <text:p>75460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5684" calcext:value-type="float">
            <text:p>75684</text:p>
          </table:table-cell>
          <table:table-cell office:value-type="float" office:value="94.4" calcext:value-type="float">
            <text:p>94.4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5912" calcext:value-type="float">
            <text:p>75912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6135" calcext:value-type="float">
            <text:p>76135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6361" calcext:value-type="float">
            <text:p>76361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6587" calcext:value-type="float">
            <text:p>76587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6816" calcext:value-type="float">
            <text:p>76816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7040" calcext:value-type="float">
            <text:p>77040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7266" calcext:value-type="float">
            <text:p>77266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7494" calcext:value-type="float">
            <text:p>77494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7719" calcext:value-type="float">
            <text:p>77719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7951" calcext:value-type="float">
            <text:p>77951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8186" calcext:value-type="float">
            <text:p>78186</text:p>
          </table:table-cell>
          <table:table-cell office:value-type="float" office:value="99.9" calcext:value-type="float">
            <text:p>99.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8414" calcext:value-type="float">
            <text:p>78414</text:p>
          </table:table-cell>
          <table:table-cell office:value-type="float" office:value="99.9" calcext:value-type="float">
            <text:p>99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8641" calcext:value-type="float">
            <text:p>78641</text:p>
          </table:table-cell>
          <table:table-cell office:value-type="float" office:value="99.9" calcext:value-type="float">
            <text:p>99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8870" calcext:value-type="float">
            <text:p>78870</text:p>
          </table:table-cell>
          <table:table-cell office:value-type="float" office:value="99.9" calcext:value-type="float">
            <text:p>99.9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9101" calcext:value-type="float">
            <text:p>79101</text:p>
          </table:table-cell>
          <table:table-cell office:value-type="float" office:value="99.9" calcext:value-type="float">
            <text:p>99.9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9330" calcext:value-type="float">
            <text:p>79330</text:p>
          </table:table-cell>
          <table:table-cell office:value-type="float" office:value="99.9" calcext:value-type="float">
            <text:p>99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9556" calcext:value-type="float">
            <text:p>79556</text:p>
          </table:table-cell>
          <table:table-cell office:value-type="float" office:value="99.9" calcext:value-type="float">
            <text:p>99.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79788" calcext:value-type="float">
            <text:p>79788</text:p>
          </table:table-cell>
          <table:table-cell office:value-type="float" office:value="99.9" calcext:value-type="float">
            <text:p>99.9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0019" calcext:value-type="float">
            <text:p>80019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0249" calcext:value-type="float">
            <text:p>80249</text:p>
          </table:table-cell>
          <table:table-cell office:value-type="float" office:value="99.9" calcext:value-type="float">
            <text:p>99.9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0475" calcext:value-type="float">
            <text:p>80475</text:p>
          </table:table-cell>
          <table:table-cell office:value-type="float" office:value="94.4" calcext:value-type="float">
            <text:p>94.4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0705" calcext:value-type="float">
            <text:p>80705</text:p>
          </table:table-cell>
          <table:table-cell office:value-type="float" office:value="88.9" calcext:value-type="float">
            <text:p>88.9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7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0933" calcext:value-type="float">
            <text:p>80933</text:p>
          </table:table-cell>
          <table:table-cell office:value-type="float" office:value="99.9" calcext:value-type="float">
            <text:p>99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1166" calcext:value-type="float">
            <text:p>81166</text:p>
          </table:table-cell>
          <table:table-cell office:value-type="float" office:value="99.9" calcext:value-type="float">
            <text:p>99.9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1399" calcext:value-type="float">
            <text:p>81399</text:p>
          </table:table-cell>
          <table:table-cell office:value-type="float" office:value="99.9" calcext:value-type="float">
            <text:p>99.9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1630" calcext:value-type="float">
            <text:p>81630</text:p>
          </table:table-cell>
          <table:table-cell office:value-type="float" office:value="99.9" calcext:value-type="float">
            <text:p>99.9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1859" calcext:value-type="float">
            <text:p>81859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2085" calcext:value-type="float">
            <text:p>82085</text:p>
          </table:table-cell>
          <table:table-cell office:value-type="float" office:value="99.9" calcext:value-type="float">
            <text:p>99.9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2307" calcext:value-type="float">
            <text:p>82307</text:p>
          </table:table-cell>
          <table:table-cell office:value-type="float" office:value="99.9" calcext:value-type="float">
            <text:p>99.9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2534" calcext:value-type="float">
            <text:p>82534</text:p>
          </table:table-cell>
          <table:table-cell office:value-type="float" office:value="99.9" calcext:value-type="float">
            <text:p>99.9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2754" calcext:value-type="float">
            <text:p>82754</text:p>
          </table:table-cell>
          <table:table-cell office:value-type="float" office:value="99.9" calcext:value-type="float">
            <text:p>99.9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2980" calcext:value-type="float">
            <text:p>82980</text:p>
          </table:table-cell>
          <table:table-cell office:value-type="float" office:value="99.9" calcext:value-type="float">
            <text:p>99.9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3207" calcext:value-type="float">
            <text:p>83207</text:p>
          </table:table-cell>
          <table:table-cell office:value-type="float" office:value="99.9" calcext:value-type="float">
            <text:p>99.9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3432" calcext:value-type="float">
            <text:p>83432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3663" calcext:value-type="float">
            <text:p>83663</text:p>
          </table:table-cell>
          <table:table-cell office:value-type="float" office:value="99.9" calcext:value-type="float">
            <text:p>99.9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3895" calcext:value-type="float">
            <text:p>83895</text:p>
          </table:table-cell>
          <table:table-cell office:value-type="float" office:value="94.4" calcext:value-type="float">
            <text:p>94.4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4125" calcext:value-type="float">
            <text:p>84125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4360" calcext:value-type="float">
            <text:p>84360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4588" calcext:value-type="float">
            <text:p>84588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4813" calcext:value-type="float">
            <text:p>84813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5038" calcext:value-type="float">
            <text:p>85038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5265" calcext:value-type="float">
            <text:p>85265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5496" calcext:value-type="float">
            <text:p>85496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5726" calcext:value-type="float">
            <text:p>85726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5957" calcext:value-type="float">
            <text:p>85957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6182" calcext:value-type="float">
            <text:p>86182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6405" calcext:value-type="float">
            <text:p>86405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6628" calcext:value-type="float">
            <text:p>86628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6855" calcext:value-type="float">
            <text:p>86855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7082" calcext:value-type="float">
            <text:p>87082</text:p>
          </table:table-cell>
          <table:table-cell office:value-type="float" office:value="94.4" calcext:value-type="float">
            <text:p>94.4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7309" calcext:value-type="float">
            <text:p>87309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7537" calcext:value-type="float">
            <text:p>87537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7761" calcext:value-type="float">
            <text:p>87761</text:p>
          </table:table-cell>
          <table:table-cell office:value-type="float" office:value="94.4" calcext:value-type="float">
            <text:p>94.4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7997" calcext:value-type="float">
            <text:p>87997</text:p>
          </table:table-cell>
          <table:table-cell office:value-type="float" office:value="99.9" calcext:value-type="float">
            <text:p>99.9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8226" calcext:value-type="float">
            <text:p>88226</text:p>
          </table:table-cell>
          <table:table-cell office:value-type="float" office:value="99.9" calcext:value-type="float">
            <text:p>99.9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8456" calcext:value-type="float">
            <text:p>88456</text:p>
          </table:table-cell>
          <table:table-cell office:value-type="float" office:value="99.9" calcext:value-type="float">
            <text:p>99.9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8685" calcext:value-type="float">
            <text:p>88685</text:p>
          </table:table-cell>
          <table:table-cell office:value-type="float" office:value="99.9" calcext:value-type="float">
            <text:p>99.9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8908" calcext:value-type="float">
            <text:p>88908</text:p>
          </table:table-cell>
          <table:table-cell office:value-type="float" office:value="99.9" calcext:value-type="float">
            <text:p>99.9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9135" calcext:value-type="float">
            <text:p>89135</text:p>
          </table:table-cell>
          <table:table-cell office:value-type="float" office:value="99.9" calcext:value-type="float">
            <text:p>99.9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9366" calcext:value-type="float">
            <text:p>89366</text:p>
          </table:table-cell>
          <table:table-cell office:value-type="float" office:value="99.9" calcext:value-type="float">
            <text:p>99.9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9599" calcext:value-type="float">
            <text:p>89599</text:p>
          </table:table-cell>
          <table:table-cell office:value-type="float" office:value="99.9" calcext:value-type="float">
            <text:p>99.9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89830" calcext:value-type="float">
            <text:p>89830</text:p>
          </table:table-cell>
          <table:table-cell office:value-type="float" office:value="99.9" calcext:value-type="float">
            <text:p>99.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0056" calcext:value-type="float">
            <text:p>90056</text:p>
          </table:table-cell>
          <table:table-cell office:value-type="float" office:value="99.9" calcext:value-type="float">
            <text:p>99.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0287" calcext:value-type="float">
            <text:p>90287</text:p>
          </table:table-cell>
          <table:table-cell office:value-type="float" office:value="99.9" calcext:value-type="float">
            <text:p>99.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0519" calcext:value-type="float">
            <text:p>90519</text:p>
          </table:table-cell>
          <table:table-cell office:value-type="float" office:value="99.9" calcext:value-type="float">
            <text:p>99.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0743" calcext:value-type="float">
            <text:p>90743</text:p>
          </table:table-cell>
          <table:table-cell office:value-type="float" office:value="99.9" calcext:value-type="float">
            <text:p>99.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0972" calcext:value-type="float">
            <text:p>90972</text:p>
          </table:table-cell>
          <table:table-cell office:value-type="float" office:value="99.9" calcext:value-type="float">
            <text:p>99.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1203" calcext:value-type="float">
            <text:p>91203</text:p>
          </table:table-cell>
          <table:table-cell office:value-type="float" office:value="94.4" calcext:value-type="float">
            <text:p>94.4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1432" calcext:value-type="float">
            <text:p>91432</text:p>
          </table:table-cell>
          <table:table-cell office:value-type="float" office:value="99.9" calcext:value-type="float">
            <text:p>99.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1662" calcext:value-type="float">
            <text:p>91662</text:p>
          </table:table-cell>
          <table:table-cell office:value-type="float" office:value="99.9" calcext:value-type="float">
            <text:p>99.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1886" calcext:value-type="float">
            <text:p>91886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2114" calcext:value-type="float">
            <text:p>92114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2344" calcext:value-type="float">
            <text:p>92344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2571" calcext:value-type="float">
            <text:p>92571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2800" calcext:value-type="float">
            <text:p>92800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3024" calcext:value-type="float">
            <text:p>93024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3253" calcext:value-type="float">
            <text:p>93253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3485" calcext:value-type="float">
            <text:p>93485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3719" calcext:value-type="float">
            <text:p>93719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3945" calcext:value-type="float">
            <text:p>93945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4174" calcext:value-type="float">
            <text:p>94174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4402" calcext:value-type="float">
            <text:p>94402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4631" calcext:value-type="float">
            <text:p>94631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4857" calcext:value-type="float">
            <text:p>94857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5078" calcext:value-type="float">
            <text:p>95078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5307" calcext:value-type="float">
            <text:p>95307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5536" calcext:value-type="float">
            <text:p>95536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5766" calcext:value-type="float">
            <text:p>95766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5995" calcext:value-type="float">
            <text:p>95995</text:p>
          </table:table-cell>
          <table:table-cell office:value-type="float" office:value="94.4" calcext:value-type="float">
            <text:p>94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6225" calcext:value-type="float">
            <text:p>96225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6472" calcext:value-type="float">
            <text:p>96472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6705" calcext:value-type="float">
            <text:p>96705</text:p>
          </table:table-cell>
          <table:table-cell office:value-type="float" office:value="94.4" calcext:value-type="float">
            <text:p>94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6934" calcext:value-type="float">
            <text:p>96934</text:p>
          </table:table-cell>
          <table:table-cell office:value-type="float" office:value="94.4" calcext:value-type="float">
            <text:p>94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7165" calcext:value-type="float">
            <text:p>97165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7399" calcext:value-type="float">
            <text:p>97399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7629" calcext:value-type="float">
            <text:p>97629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7860" calcext:value-type="float">
            <text:p>97860</text:p>
          </table:table-cell>
          <table:table-cell office:value-type="float" office:value="99.9" calcext:value-type="float">
            <text:p>99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8087" calcext:value-type="float">
            <text:p>98087</text:p>
          </table:table-cell>
          <table:table-cell office:value-type="float" office:value="99.9" calcext:value-type="float">
            <text:p>99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8314" calcext:value-type="float">
            <text:p>98314</text:p>
          </table:table-cell>
          <table:table-cell office:value-type="float" office:value="94.4" calcext:value-type="float">
            <text:p>94.4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8544" calcext:value-type="float">
            <text:p>98544</text:p>
          </table:table-cell>
          <table:table-cell office:value-type="float" office:value="99.9" calcext:value-type="float">
            <text:p>99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8768" calcext:value-type="float">
            <text:p>98768</text:p>
          </table:table-cell>
          <table:table-cell office:value-type="float" office:value="99.9" calcext:value-type="float">
            <text:p>99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8992" calcext:value-type="float">
            <text:p>98992</text:p>
          </table:table-cell>
          <table:table-cell office:value-type="float" office:value="94.4" calcext:value-type="float">
            <text:p>94.4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9220" calcext:value-type="float">
            <text:p>99220</text:p>
          </table:table-cell>
          <table:table-cell office:value-type="float" office:value="99.9" calcext:value-type="float">
            <text:p>99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9449" calcext:value-type="float">
            <text:p>99449</text:p>
          </table:table-cell>
          <table:table-cell office:value-type="float" office:value="99.9" calcext:value-type="float">
            <text:p>99.9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9677" calcext:value-type="float">
            <text:p>99677</text:p>
          </table:table-cell>
          <table:table-cell office:value-type="float" office:value="99.9" calcext:value-type="float">
            <text:p>99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99911" calcext:value-type="float">
            <text:p>99911</text:p>
          </table:table-cell>
          <table:table-cell office:value-type="float" office:value="94.4" calcext:value-type="float">
            <text:p>94.4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0143" calcext:value-type="float">
            <text:p>100143</text:p>
          </table:table-cell>
          <table:table-cell office:value-type="float" office:value="99.9" calcext:value-type="float">
            <text:p>99.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0375" calcext:value-type="float">
            <text:p>100375</text:p>
          </table:table-cell>
          <table:table-cell office:value-type="float" office:value="99.9" calcext:value-type="float">
            <text:p>99.9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0606" calcext:value-type="float">
            <text:p>100606</text:p>
          </table:table-cell>
          <table:table-cell office:value-type="float" office:value="99.9" calcext:value-type="float">
            <text:p>99.9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0834" calcext:value-type="float">
            <text:p>100834</text:p>
          </table:table-cell>
          <table:table-cell office:value-type="float" office:value="99.9" calcext:value-type="float">
            <text:p>99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8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1061" calcext:value-type="float">
            <text:p>101061</text:p>
          </table:table-cell>
          <table:table-cell office:value-type="float" office:value="99.9" calcext:value-type="float">
            <text:p>99.9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8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1287" calcext:value-type="float">
            <text:p>101287</text:p>
          </table:table-cell>
          <table:table-cell office:value-type="float" office:value="99.9" calcext:value-type="float">
            <text:p>99.9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1520" calcext:value-type="float">
            <text:p>101520</text:p>
          </table:table-cell>
          <table:table-cell office:value-type="float" office:value="99.9" calcext:value-type="float">
            <text:p>99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1748" calcext:value-type="float">
            <text:p>101748</text:p>
          </table:table-cell>
          <table:table-cell office:value-type="float" office:value="99.9" calcext:value-type="float">
            <text:p>99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1975" calcext:value-type="float">
            <text:p>101975</text:p>
          </table:table-cell>
          <table:table-cell office:value-type="float" office:value="99.9" calcext:value-type="float">
            <text:p>99.9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2206" calcext:value-type="float">
            <text:p>102206</text:p>
          </table:table-cell>
          <table:table-cell office:value-type="float" office:value="99.9" calcext:value-type="float">
            <text:p>99.9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2434" calcext:value-type="float">
            <text:p>102434</text:p>
          </table:table-cell>
          <table:table-cell office:value-type="float" office:value="94.4" calcext:value-type="float">
            <text:p>94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2662" calcext:value-type="float">
            <text:p>102662</text:p>
          </table:table-cell>
          <table:table-cell office:value-type="float" office:value="99.9" calcext:value-type="float">
            <text:p>99.9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10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2888" calcext:value-type="float">
            <text:p>102888</text:p>
          </table:table-cell>
          <table:table-cell office:value-type="float" office:value="99.9" calcext:value-type="float">
            <text:p>99.9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3117" calcext:value-type="float">
            <text:p>103117</text:p>
          </table:table-cell>
          <table:table-cell office:value-type="float" office:value="99.9" calcext:value-type="float">
            <text:p>99.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3347" calcext:value-type="float">
            <text:p>103347</text:p>
          </table:table-cell>
          <table:table-cell office:value-type="float" office:value="99.9" calcext:value-type="float">
            <text:p>99.9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8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3577" calcext:value-type="float">
            <text:p>103577</text:p>
          </table:table-cell>
          <table:table-cell office:value-type="float" office:value="99.9" calcext:value-type="float">
            <text:p>99.9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3813" calcext:value-type="float">
            <text:p>103813</text:p>
          </table:table-cell>
          <table:table-cell office:value-type="float" office:value="99.9" calcext:value-type="float">
            <text:p>99.9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10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4042" calcext:value-type="float">
            <text:p>104042</text:p>
          </table:table-cell>
          <table:table-cell office:value-type="float" office:value="99.9" calcext:value-type="float">
            <text:p>99.9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10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4271" calcext:value-type="float">
            <text:p>104271</text:p>
          </table:table-cell>
          <table:table-cell office:value-type="float" office:value="99.9" calcext:value-type="float">
            <text:p>99.9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1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4498" calcext:value-type="float">
            <text:p>104498</text:p>
          </table:table-cell>
          <table:table-cell office:value-type="float" office:value="99.9" calcext:value-type="float">
            <text:p>99.9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1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4723" calcext:value-type="float">
            <text:p>104723</text:p>
          </table:table-cell>
          <table:table-cell office:value-type="float" office:value="99.9" calcext:value-type="float">
            <text:p>99.9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1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4949" calcext:value-type="float">
            <text:p>104949</text:p>
          </table:table-cell>
          <table:table-cell office:value-type="float" office:value="99.9" calcext:value-type="float">
            <text:p>99.9</text:p>
          </table:table-cell>
          <table:table-cell office:value-type="float" office:value="37.4" calcext:value-type="float">
            <text:p>37.4</text:p>
          </table:table-cell>
          <table:table-cell office:value-type="string" calcext:value-type="string">
            <text:p>1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5174" calcext:value-type="float">
            <text:p>105174</text:p>
          </table:table-cell>
          <table:table-cell office:value-type="float" office:value="94.4" calcext:value-type="float">
            <text:p>94.4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1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5401" calcext:value-type="float">
            <text:p>105401</text:p>
          </table:table-cell>
          <table:table-cell office:value-type="float" office:value="99.9" calcext:value-type="float">
            <text:p>99.9</text:p>
          </table:table-cell>
          <table:table-cell office:value-type="float" office:value="38.8" calcext:value-type="float">
            <text:p>38.8</text:p>
          </table:table-cell>
          <table:table-cell office:value-type="string" calcext:value-type="string">
            <text:p>1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5630" calcext:value-type="float">
            <text:p>105630</text:p>
          </table:table-cell>
          <table:table-cell office:value-type="float" office:value="99.9" calcext:value-type="float">
            <text:p>99.9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1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5860" calcext:value-type="float">
            <text:p>105860</text:p>
          </table:table-cell>
          <table:table-cell office:value-type="float" office:value="99.9" calcext:value-type="float">
            <text:p>99.9</text:p>
          </table:table-cell>
          <table:table-cell office:value-type="float" office:value="43.3" calcext:value-type="float">
            <text:p>43.3</text:p>
          </table:table-cell>
          <table:table-cell office:value-type="string" calcext:value-type="string">
            <text:p>1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6090" calcext:value-type="float">
            <text:p>106090</text:p>
          </table:table-cell>
          <table:table-cell office:value-type="float" office:value="99.9" calcext:value-type="float">
            <text:p>99.9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1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6319" calcext:value-type="float">
            <text:p>106319</text:p>
          </table:table-cell>
          <table:table-cell office:value-type="float" office:value="99.9" calcext:value-type="float">
            <text:p>99.9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1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6546" calcext:value-type="float">
            <text:p>106546</text:p>
          </table:table-cell>
          <table:table-cell office:value-type="float" office:value="99.9" calcext:value-type="float">
            <text:p>99.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6769" calcext:value-type="float">
            <text:p>106769</text:p>
          </table:table-cell>
          <table:table-cell office:value-type="float" office:value="99.9" calcext:value-type="float">
            <text:p>99.9</text:p>
          </table:table-cell>
          <table:table-cell office:value-type="float" office:value="40.4" calcext:value-type="float">
            <text:p>40.4</text:p>
          </table:table-cell>
          <table:table-cell office:value-type="string" calcext:value-type="string">
            <text:p>1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6995" calcext:value-type="float">
            <text:p>106995</text:p>
          </table:table-cell>
          <table:table-cell office:value-type="float" office:value="99.9" calcext:value-type="float">
            <text:p>99.9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1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7221" calcext:value-type="float">
            <text:p>107221</text:p>
          </table:table-cell>
          <table:table-cell office:value-type="float" office:value="99.9" calcext:value-type="float">
            <text:p>99.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7451" calcext:value-type="float">
            <text:p>107451</text:p>
          </table:table-cell>
          <table:table-cell office:value-type="float" office:value="99.9" calcext:value-type="float">
            <text:p>99.9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1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7681" calcext:value-type="float">
            <text:p>107681</text:p>
          </table:table-cell>
          <table:table-cell office:value-type="float" office:value="99.9" calcext:value-type="float">
            <text:p>99.9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1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7910" calcext:value-type="float">
            <text:p>107910</text:p>
          </table:table-cell>
          <table:table-cell office:value-type="float" office:value="99.9" calcext:value-type="float">
            <text:p>99.9</text:p>
          </table:table-cell>
          <table:table-cell office:value-type="float" office:value="38.6" calcext:value-type="float">
            <text:p>38.6</text:p>
          </table:table-cell>
          <table:table-cell office:value-type="string" calcext:value-type="string">
            <text:p>1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8136" calcext:value-type="float">
            <text:p>108136</text:p>
          </table:table-cell>
          <table:table-cell office:value-type="float" office:value="99.9" calcext:value-type="float">
            <text:p>99.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8371" calcext:value-type="float">
            <text:p>108371</text:p>
          </table:table-cell>
          <table:table-cell office:value-type="float" office:value="99.9" calcext:value-type="float">
            <text:p>99.9</text:p>
          </table:table-cell>
          <table:table-cell office:value-type="float" office:value="39.3" calcext:value-type="float">
            <text:p>39.3</text:p>
          </table:table-cell>
          <table:table-cell office:value-type="string" calcext:value-type="string">
            <text:p>1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8610" calcext:value-type="float">
            <text:p>108610</text:p>
          </table:table-cell>
          <table:table-cell office:value-type="float" office:value="94.4" calcext:value-type="float">
            <text:p>94.4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1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8851" calcext:value-type="float">
            <text:p>108851</text:p>
          </table:table-cell>
          <table:table-cell office:value-type="float" office:value="94.4" calcext:value-type="float">
            <text:p>94.4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1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9089" calcext:value-type="float">
            <text:p>109089</text:p>
          </table:table-cell>
          <table:table-cell office:value-type="float" office:value="99.9" calcext:value-type="float">
            <text:p>99.9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1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9329" calcext:value-type="float">
            <text:p>109329</text:p>
          </table:table-cell>
          <table:table-cell office:value-type="float" office:value="99.9" calcext:value-type="float">
            <text:p>99.9</text:p>
          </table:table-cell>
          <table:table-cell office:value-type="float" office:value="39.3" calcext:value-type="float">
            <text:p>39.3</text:p>
          </table:table-cell>
          <table:table-cell office:value-type="string" calcext:value-type="string">
            <text:p>1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9564" calcext:value-type="float">
            <text:p>109564</text:p>
          </table:table-cell>
          <table:table-cell office:value-type="float" office:value="99.9" calcext:value-type="float">
            <text:p>99.9</text:p>
          </table:table-cell>
          <table:table-cell office:value-type="float" office:value="36.4" calcext:value-type="float">
            <text:p>36.4</text:p>
          </table:table-cell>
          <table:table-cell office:value-type="string" calcext:value-type="string">
            <text:p>1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09794" calcext:value-type="float">
            <text:p>109794</text:p>
          </table:table-cell>
          <table:table-cell office:value-type="float" office:value="99.9" calcext:value-type="float">
            <text:p>99.9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0031" calcext:value-type="float">
            <text:p>110031</text:p>
          </table:table-cell>
          <table:table-cell office:value-type="float" office:value="99.9" calcext:value-type="float">
            <text:p>99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0267" calcext:value-type="float">
            <text:p>110267</text:p>
          </table:table-cell>
          <table:table-cell office:value-type="float" office:value="99.9" calcext:value-type="float">
            <text:p>99.9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0501" calcext:value-type="float">
            <text:p>110501</text:p>
          </table:table-cell>
          <table:table-cell office:value-type="float" office:value="94.4" calcext:value-type="float">
            <text:p>94.4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0735" calcext:value-type="float">
            <text:p>110735</text:p>
          </table:table-cell>
          <table:table-cell office:value-type="float" office:value="99.9" calcext:value-type="float">
            <text:p>99.9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0966" calcext:value-type="float">
            <text:p>110966</text:p>
          </table:table-cell>
          <table:table-cell office:value-type="float" office:value="99.9" calcext:value-type="float">
            <text:p>99.9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1202" calcext:value-type="float">
            <text:p>111202</text:p>
          </table:table-cell>
          <table:table-cell office:value-type="float" office:value="99.9" calcext:value-type="float">
            <text:p>99.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1433" calcext:value-type="float">
            <text:p>111433</text:p>
          </table:table-cell>
          <table:table-cell office:value-type="float" office:value="94.4" calcext:value-type="float">
            <text:p>94.4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1666" calcext:value-type="float">
            <text:p>111666</text:p>
          </table:table-cell>
          <table:table-cell office:value-type="float" office:value="99.9" calcext:value-type="float">
            <text:p>99.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1891" calcext:value-type="float">
            <text:p>111891</text:p>
          </table:table-cell>
          <table:table-cell office:value-type="float" office:value="99.9" calcext:value-type="float">
            <text:p>99.9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2121" calcext:value-type="float">
            <text:p>112121</text:p>
          </table:table-cell>
          <table:table-cell office:value-type="float" office:value="99.9" calcext:value-type="float">
            <text:p>99.9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2347" calcext:value-type="float">
            <text:p>112347</text:p>
          </table:table-cell>
          <table:table-cell office:value-type="float" office:value="99.9" calcext:value-type="float">
            <text:p>99.9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2572" calcext:value-type="float">
            <text:p>112572</text:p>
          </table:table-cell>
          <table:table-cell office:value-type="float" office:value="99.9" calcext:value-type="float">
            <text:p>99.9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2797" calcext:value-type="float">
            <text:p>112797</text:p>
          </table:table-cell>
          <table:table-cell office:value-type="float" office:value="99.9" calcext:value-type="float">
            <text:p>99.9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3028" calcext:value-type="float">
            <text:p>113028</text:p>
          </table:table-cell>
          <table:table-cell office:value-type="float" office:value="99.9" calcext:value-type="float">
            <text:p>99.9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3261" calcext:value-type="float">
            <text:p>113261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3489" calcext:value-type="float">
            <text:p>113489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3717" calcext:value-type="float">
            <text:p>113717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3944" calcext:value-type="float">
            <text:p>113944</text:p>
          </table:table-cell>
          <table:table-cell office:value-type="float" office:value="99.9" calcext:value-type="float">
            <text:p>99.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4173" calcext:value-type="float">
            <text:p>114173</text:p>
          </table:table-cell>
          <table:table-cell office:value-type="float" office:value="99.9" calcext:value-type="float">
            <text:p>99.9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4406" calcext:value-type="float">
            <text:p>114406</text:p>
          </table:table-cell>
          <table:table-cell office:value-type="float" office:value="99.9" calcext:value-type="float">
            <text:p>99.9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4638" calcext:value-type="float">
            <text:p>114638</text:p>
          </table:table-cell>
          <table:table-cell office:value-type="float" office:value="99.9" calcext:value-type="float">
            <text:p>99.9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4859" calcext:value-type="float">
            <text:p>114859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5083" calcext:value-type="float">
            <text:p>115083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5317" calcext:value-type="float">
            <text:p>115317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5548" calcext:value-type="float">
            <text:p>115548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5779" calcext:value-type="float">
            <text:p>115779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6009" calcext:value-type="float">
            <text:p>116009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6239" calcext:value-type="float">
            <text:p>116239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6466" calcext:value-type="float">
            <text:p>116466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6694" calcext:value-type="float">
            <text:p>116694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6927" calcext:value-type="float">
            <text:p>116927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7159" calcext:value-type="float">
            <text:p>117159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7393" calcext:value-type="float">
            <text:p>117393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7618" calcext:value-type="float">
            <text:p>117618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7844" calcext:value-type="float">
            <text:p>117844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8076" calcext:value-type="float">
            <text:p>118076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8307" calcext:value-type="float">
            <text:p>118307</text:p>
          </table:table-cell>
          <table:table-cell office:value-type="float" office:value="94.1" calcext:value-type="float">
            <text:p>94.1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8535" calcext:value-type="float">
            <text:p>118535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8767" calcext:value-type="float">
            <text:p>118767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9000" calcext:value-type="float">
            <text:p>119000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9231" calcext:value-type="float">
            <text:p>119231</text:p>
          </table:table-cell>
          <table:table-cell office:value-type="float" office:value="82.4" calcext:value-type="float">
            <text:p>82.4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9460" calcext:value-type="float">
            <text:p>119460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9684" calcext:value-type="float">
            <text:p>119684</text:p>
          </table:table-cell>
          <table:table-cell office:value-type="float" office:value="94.4" calcext:value-type="float">
            <text:p>94.4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19914" calcext:value-type="float">
            <text:p>119914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0150" calcext:value-type="float">
            <text:p>120150</text:p>
          </table:table-cell>
          <table:table-cell office:value-type="float" office:value="23.5" calcext:value-type="float">
            <text:p>23.5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0380" calcext:value-type="float">
            <text:p>120380</text:p>
          </table:table-cell>
          <table:table-cell office:value-type="float" office:value="5.9" calcext:value-type="float">
            <text:p>5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0611" calcext:value-type="float">
            <text:p>120611</text:p>
          </table:table-cell>
          <table:table-cell office:value-type="float" office:value="5.9" calcext:value-type="float">
            <text:p>5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0833" calcext:value-type="float">
            <text:p>120833</text:p>
          </table:table-cell>
          <table:table-cell office:value-type="float" office:value="5.6" calcext:value-type="float">
            <text:p>5.6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1066" calcext:value-type="float">
            <text:p>121066</text:p>
          </table:table-cell>
          <table:table-cell office:value-type="float" office:value="11.8" calcext:value-type="float">
            <text:p>11.8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1293" calcext:value-type="float">
            <text:p>121293</text:p>
          </table:table-cell>
          <table:table-cell office:value-type="float" office:value="5.6" calcext:value-type="float">
            <text:p>5.6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1533" calcext:value-type="float">
            <text:p>121533</text:p>
          </table:table-cell>
          <table:table-cell office:value-type="float" office:value="5.6" calcext:value-type="float">
            <text:p>5.6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1768" calcext:value-type="float">
            <text:p>121768</text:p>
          </table:table-cell>
          <table:table-cell office:value-type="float" office:value="5.9" calcext:value-type="float">
            <text:p>5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2000" calcext:value-type="float">
            <text:p>122000</text:p>
          </table:table-cell>
          <table:table-cell office:value-type="float" office:value="11.8" calcext:value-type="float">
            <text:p>11.8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2233" calcext:value-type="float">
            <text:p>122233</text:p>
          </table:table-cell>
          <table:table-cell office:value-type="float" office:value="5.6" calcext:value-type="float">
            <text:p>5.6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2460" calcext:value-type="float">
            <text:p>122460</text:p>
          </table:table-cell>
          <table:table-cell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2692" calcext:value-type="float">
            <text:p>122692</text:p>
          </table:table-cell>
          <table:table-cell office:value-type="float" office:value="5.9" calcext:value-type="float">
            <text:p>5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jbd2_log_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2919" calcext:value-type="float">
            <text:p>122919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3149" calcext:value-type="float">
            <text:p>123149</text:p>
          </table:table-cell>
          <table:table-cell office:value-type="float" office:value="99.9" calcext:value-type="float">
            <text:p>99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3373" calcext:value-type="float">
            <text:p>123373</text:p>
          </table:table-cell>
          <table:table-cell office:value-type="float" office:value="99.9" calcext:value-type="float">
            <text:p>99.9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3601" calcext:value-type="float">
            <text:p>123601</text:p>
          </table:table-cell>
          <table:table-cell office:value-type="float" office:value="94.4" calcext:value-type="float">
            <text:p>94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3830" calcext:value-type="float">
            <text:p>123830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4053" calcext:value-type="float">
            <text:p>124053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4278" calcext:value-type="float">
            <text:p>124278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4510" calcext:value-type="float">
            <text:p>124510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4739" calcext:value-type="float">
            <text:p>124739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4969" calcext:value-type="float">
            <text:p>124969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5197" calcext:value-type="float">
            <text:p>125197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5420" calcext:value-type="float">
            <text:p>125420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5648" calcext:value-type="float">
            <text:p>125648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5877" calcext:value-type="float">
            <text:p>125877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6107" calcext:value-type="float">
            <text:p>126107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6349" calcext:value-type="float">
            <text:p>126349</text:p>
          </table:table-cell>
          <table:table-cell office:value-type="float" office:value="94.4" calcext:value-type="float">
            <text:p>94.4</text:p>
          </table:table-cell>
          <table:table-cell office:value-type="float" office:value="1" calcext:value-type="float">
            <text:p>1</text:p>
          </table:table-cell>
          <table:table-cell office:value-type="float" office:value="311844" calcext:value-type="float">
            <text:p>3118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6580" calcext:value-type="float">
            <text:p>126580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28212" calcext:value-type="float">
            <text:p>3282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6811" calcext:value-type="float">
            <text:p>12681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44580" calcext:value-type="float">
            <text:p>3445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7038" calcext:value-type="float">
            <text:p>127038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60684" calcext:value-type="float">
            <text:p>3606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7265" calcext:value-type="float">
            <text:p>127265</text:p>
          </table:table-cell>
          <table:table-cell office:value-type="float" office:value="94.4" calcext:value-type="float">
            <text:p>94.4</text:p>
          </table:table-cell>
          <table:table-cell office:value-type="float" office:value="1.2" calcext:value-type="float">
            <text:p>1.2</text:p>
          </table:table-cell>
          <table:table-cell office:value-type="float" office:value="377580" calcext:value-type="float">
            <text:p>3775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7497" calcext:value-type="float">
            <text:p>127497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93948" calcext:value-type="float">
            <text:p>3939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7722" calcext:value-type="float">
            <text:p>127722</text:p>
          </table:table-cell>
          <table:table-cell office:value-type="float" office:value="94.4" calcext:value-type="float">
            <text:p>94.4</text:p>
          </table:table-cell>
          <table:table-cell office:value-type="float" office:value="1.2" calcext:value-type="float">
            <text:p>1.2</text:p>
          </table:table-cell>
          <table:table-cell office:value-type="float" office:value="409788" calcext:value-type="float">
            <text:p>4097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7950" calcext:value-type="float">
            <text:p>127950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26684" calcext:value-type="float">
            <text:p>4266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8181" calcext:value-type="float">
            <text:p>128181</text:p>
          </table:table-cell>
          <table:table-cell office:value-type="float" office:value="94.4" calcext:value-type="float">
            <text:p>94.4</text:p>
          </table:table-cell>
          <table:table-cell office:value-type="float" office:value="1.3" calcext:value-type="float">
            <text:p>1.3</text:p>
          </table:table-cell>
          <table:table-cell office:value-type="float" office:value="442524" calcext:value-type="float">
            <text:p>442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8418" calcext:value-type="float">
            <text:p>128418</text:p>
          </table:table-cell>
          <table:table-cell office:value-type="float" office:value="94.1" calcext:value-type="float">
            <text:p>94.1</text:p>
          </table:table-cell>
          <table:table-cell office:value-type="float" office:value="1.4" calcext:value-type="float">
            <text:p>1.4</text:p>
          </table:table-cell>
          <table:table-cell office:value-type="float" office:value="458892" calcext:value-type="float">
            <text:p>4588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8652" calcext:value-type="float">
            <text:p>128652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75788" calcext:value-type="float">
            <text:p>4757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8877" calcext:value-type="float">
            <text:p>128877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91628" calcext:value-type="float">
            <text:p>4916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9105" calcext:value-type="float">
            <text:p>129105</text:p>
          </table:table-cell>
          <table:table-cell office:value-type="float" office:value="94.4" calcext:value-type="float">
            <text:p>94.4</text:p>
          </table:table-cell>
          <table:table-cell office:value-type="float" office:value="2.1" calcext:value-type="float">
            <text:p>2.1</text:p>
          </table:table-cell>
          <table:table-cell office:value-type="float" office:value="701060" calcext:value-type="float">
            <text:p>7010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9336" calcext:value-type="float">
            <text:p>129336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5628" calcext:value-type="float">
            <text:p>8256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9564" calcext:value-type="float">
            <text:p>129564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25368" calcext:value-type="float">
            <text:p>82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29793" calcext:value-type="float">
            <text:p>129793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25368" calcext:value-type="float">
            <text:p>82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0023" calcext:value-type="float">
            <text:p>130023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5368" calcext:value-type="float">
            <text:p>82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0249" calcext:value-type="float">
            <text:p>13024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5368" calcext:value-type="float">
            <text:p>82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0478" calcext:value-type="float">
            <text:p>130478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5368" calcext:value-type="float">
            <text:p>82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0709" calcext:value-type="float">
            <text:p>13070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5368" calcext:value-type="float">
            <text:p>82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0942" calcext:value-type="float">
            <text:p>130942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5368" calcext:value-type="float">
            <text:p>82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1167" calcext:value-type="float">
            <text:p>131167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5368" calcext:value-type="float">
            <text:p>82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1398" calcext:value-type="float">
            <text:p>131398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5368" calcext:value-type="float">
            <text:p>82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1630" calcext:value-type="float">
            <text:p>13163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5368" calcext:value-type="float">
            <text:p>82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1863" calcext:value-type="float">
            <text:p>131863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5368" calcext:value-type="float">
            <text:p>82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2091" calcext:value-type="float">
            <text:p>132091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5368" calcext:value-type="float">
            <text:p>82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2321" calcext:value-type="float">
            <text:p>132321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25368" calcext:value-type="float">
            <text:p>82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2552" calcext:value-type="float">
            <text:p>132552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5368" calcext:value-type="float">
            <text:p>82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2777" calcext:value-type="float">
            <text:p>132777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5368" calcext:value-type="float">
            <text:p>82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3004" calcext:value-type="float">
            <text:p>133004</text:p>
          </table:table-cell>
          <table:table-cell office:value-type="float" office:value="94.4" calcext:value-type="float">
            <text:p>94.4</text:p>
          </table:table-cell>
          <table:table-cell office:value-type="float" office:value="2.6" calcext:value-type="float">
            <text:p>2.6</text:p>
          </table:table-cell>
          <table:table-cell office:value-type="float" office:value="863556" calcext:value-type="float">
            <text:p>8635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3232" calcext:value-type="float">
            <text:p>133232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3464" calcext:value-type="float">
            <text:p>133464</text:p>
          </table:table-cell>
          <table:table-cell office:value-type="float" office:value="94.4" calcext:value-type="float">
            <text:p>94.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3691" calcext:value-type="float">
            <text:p>133691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3921" calcext:value-type="float">
            <text:p>133921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4149" calcext:value-type="float">
            <text:p>134149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64652" calcext:value-type="float">
            <text:p>9646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4377" calcext:value-type="float">
            <text:p>134377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4609" calcext:value-type="float">
            <text:p>134609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4842" calcext:value-type="float">
            <text:p>134842</text:p>
          </table:table-cell>
          <table:table-cell office:value-type="float" office:value="94.4" calcext:value-type="float">
            <text:p>94.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5070" calcext:value-type="float">
            <text:p>135070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5289" calcext:value-type="float">
            <text:p>135289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5518" calcext:value-type="float">
            <text:p>135518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5749" calcext:value-type="float">
            <text:p>135749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5973" calcext:value-type="float">
            <text:p>135973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6206" calcext:value-type="float">
            <text:p>136206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6436" calcext:value-type="float">
            <text:p>136436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6670" calcext:value-type="float">
            <text:p>136670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6898" calcext:value-type="float">
            <text:p>136898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7125" calcext:value-type="float">
            <text:p>137125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7355" calcext:value-type="float">
            <text:p>137355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7588" calcext:value-type="float">
            <text:p>137588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7813" calcext:value-type="float">
            <text:p>137813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8040" calcext:value-type="float">
            <text:p>138040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8268" calcext:value-type="float">
            <text:p>138268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8496" calcext:value-type="float">
            <text:p>138496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8724" calcext:value-type="float">
            <text:p>138724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8956" calcext:value-type="float">
            <text:p>138956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9184" calcext:value-type="float">
            <text:p>139184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9415" calcext:value-type="float">
            <text:p>139415</text:p>
          </table:table-cell>
          <table:table-cell office:value-type="float" office:value="94.4" calcext:value-type="float">
            <text:p>9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9645" calcext:value-type="float">
            <text:p>139645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39872" calcext:value-type="float">
            <text:p>139872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0096" calcext:value-type="float">
            <text:p>140096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0326" calcext:value-type="float">
            <text:p>140326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0554" calcext:value-type="float">
            <text:p>140554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0785" calcext:value-type="float">
            <text:p>140785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1010" calcext:value-type="float">
            <text:p>141010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1237" calcext:value-type="float">
            <text:p>141237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1469" calcext:value-type="float">
            <text:p>14146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1696" calcext:value-type="float">
            <text:p>141696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1924" calcext:value-type="float">
            <text:p>141924</text:p>
          </table:table-cell>
          <table:table-cell office:value-type="float" office:value="94.4" calcext:value-type="float">
            <text:p>94.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2151" calcext:value-type="float">
            <text:p>142151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2377" calcext:value-type="float">
            <text:p>142377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2605" calcext:value-type="float">
            <text:p>142605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2837" calcext:value-type="float">
            <text:p>142837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3066" calcext:value-type="float">
            <text:p>143066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3295" calcext:value-type="float">
            <text:p>143295</text:p>
          </table:table-cell>
          <table:table-cell office:value-type="float" office:value="94.4" calcext:value-type="float">
            <text:p>94.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3522" calcext:value-type="float">
            <text:p>143522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3746" calcext:value-type="float">
            <text:p>143746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3976" calcext:value-type="float">
            <text:p>143976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0828" calcext:value-type="float">
            <text:p>2008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4209" calcext:value-type="float">
            <text:p>144209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0828" calcext:value-type="float">
            <text:p>2008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4434" calcext:value-type="float">
            <text:p>144434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9272" calcext:value-type="float">
            <text:p>2092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4662" calcext:value-type="float">
            <text:p>144662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26168" calcext:value-type="float">
            <text:p>2261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4895" calcext:value-type="float">
            <text:p>144895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42008" calcext:value-type="float">
            <text:p>24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5121" calcext:value-type="float">
            <text:p>145121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58376" calcext:value-type="float">
            <text:p>258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5345" calcext:value-type="float">
            <text:p>145345</text:p>
          </table:table-cell>
          <table:table-cell office:value-type="float" office:value="94.4" calcext:value-type="float">
            <text:p>94.4</text:p>
          </table:table-cell>
          <table:table-cell office:value-type="float" office:value="0.8" calcext:value-type="float">
            <text:p>0.8</text:p>
          </table:table-cell>
          <table:table-cell office:value-type="float" office:value="273688" calcext:value-type="float">
            <text:p>2736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5574" calcext:value-type="float">
            <text:p>145574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90320" calcext:value-type="float">
            <text:p>2903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5799" calcext:value-type="float">
            <text:p>145799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06160" calcext:value-type="float">
            <text:p>3061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6029" calcext:value-type="float">
            <text:p>146029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23056" calcext:value-type="float">
            <text:p>323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6259" calcext:value-type="float">
            <text:p>146259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8368" calcext:value-type="float">
            <text:p>338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6490" calcext:value-type="float">
            <text:p>146490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55264" calcext:value-type="float">
            <text:p>355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6722" calcext:value-type="float">
            <text:p>146722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72160" calcext:value-type="float">
            <text:p>3721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6950" calcext:value-type="float">
            <text:p>146950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87472" calcext:value-type="float">
            <text:p>3874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7176" calcext:value-type="float">
            <text:p>147176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404368" calcext:value-type="float">
            <text:p>404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7406" calcext:value-type="float">
            <text:p>147406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19680" calcext:value-type="float">
            <text:p>4196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7634" calcext:value-type="float">
            <text:p>147634</text:p>
          </table:table-cell>
          <table:table-cell office:value-type="float" office:value="94.4" calcext:value-type="float">
            <text:p>94.4</text:p>
          </table:table-cell>
          <table:table-cell office:value-type="float" office:value="1.3" calcext:value-type="float">
            <text:p>1.3</text:p>
          </table:table-cell>
          <table:table-cell office:value-type="float" office:value="435520" calcext:value-type="float">
            <text:p>4355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7866" calcext:value-type="float">
            <text:p>147866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51888" calcext:value-type="float">
            <text:p>4518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8099" calcext:value-type="float">
            <text:p>148099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68784" calcext:value-type="float">
            <text:p>4687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8327" calcext:value-type="float">
            <text:p>148327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581936" calcext:value-type="float">
            <text:p>5819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8560" calcext:value-type="float">
            <text:p>148560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99488" calcext:value-type="float">
            <text:p>7994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8791" calcext:value-type="float">
            <text:p>148791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09304" calcext:value-type="float">
            <text:p>7093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9018" calcext:value-type="float">
            <text:p>149018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0056" calcext:value-type="float">
            <text:p>780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9241" calcext:value-type="float">
            <text:p>149241</text:p>
          </table:table-cell>
          <table:table-cell office:value-type="float" office:value="94.4" calcext:value-type="float">
            <text:p>94.4</text:p>
          </table:table-cell>
          <table:table-cell office:value-type="float" office:value="2.4" calcext:value-type="float">
            <text:p>2.4</text:p>
          </table:table-cell>
          <table:table-cell office:value-type="float" office:value="780056" calcext:value-type="float">
            <text:p>780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9473" calcext:value-type="float">
            <text:p>149473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0056" calcext:value-type="float">
            <text:p>780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9702" calcext:value-type="float">
            <text:p>149702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0056" calcext:value-type="float">
            <text:p>780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49932" calcext:value-type="float">
            <text:p>149932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0056" calcext:value-type="float">
            <text:p>780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0159" calcext:value-type="float">
            <text:p>150159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0056" calcext:value-type="float">
            <text:p>780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0389" calcext:value-type="float">
            <text:p>150389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0056" calcext:value-type="float">
            <text:p>780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0620" calcext:value-type="float">
            <text:p>150620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0056" calcext:value-type="float">
            <text:p>780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0848" calcext:value-type="float">
            <text:p>150848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0056" calcext:value-type="float">
            <text:p>780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1082" calcext:value-type="float">
            <text:p>151082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0056" calcext:value-type="float">
            <text:p>780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1309" calcext:value-type="float">
            <text:p>151309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0056" calcext:value-type="float">
            <text:p>780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1538" calcext:value-type="float">
            <text:p>151538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0056" calcext:value-type="float">
            <text:p>780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1768" calcext:value-type="float">
            <text:p>151768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0056" calcext:value-type="float">
            <text:p>780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1996" calcext:value-type="float">
            <text:p>151996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0056" calcext:value-type="float">
            <text:p>780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2224" calcext:value-type="float">
            <text:p>152224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0056" calcext:value-type="float">
            <text:p>780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2451" calcext:value-type="float">
            <text:p>152451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2680" calcext:value-type="float">
            <text:p>152680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2904" calcext:value-type="float">
            <text:p>15290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3136" calcext:value-type="float">
            <text:p>153136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3364" calcext:value-type="float">
            <text:p>153364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94260" calcext:value-type="float">
            <text:p>8942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3595" calcext:value-type="float">
            <text:p>153595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3825" calcext:value-type="float">
            <text:p>153825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4056" calcext:value-type="float">
            <text:p>154056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4287" calcext:value-type="float">
            <text:p>154287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4514" calcext:value-type="float">
            <text:p>154514</text:p>
          </table:table-cell>
          <table:table-cell office:value-type="float" office:value="88.9" calcext:value-type="float">
            <text:p>88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8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4746" calcext:value-type="float">
            <text:p>154746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4969" calcext:value-type="float">
            <text:p>154969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5199" calcext:value-type="float">
            <text:p>155199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5430" calcext:value-type="float">
            <text:p>155430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5658" calcext:value-type="float">
            <text:p>155658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5883" calcext:value-type="float">
            <text:p>155883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6113" calcext:value-type="float">
            <text:p>156113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6342" calcext:value-type="float">
            <text:p>156342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6572" calcext:value-type="float">
            <text:p>156572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6804" calcext:value-type="float">
            <text:p>156804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7035" calcext:value-type="float">
            <text:p>157035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7263" calcext:value-type="float">
            <text:p>157263</text:p>
          </table:table-cell>
          <table:table-cell office:value-type="float" office:value="94.4" calcext:value-type="float">
            <text:p>94.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7496" calcext:value-type="float">
            <text:p>157496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7723" calcext:value-type="float">
            <text:p>157723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7953" calcext:value-type="float">
            <text:p>157953</text:p>
          </table:table-cell>
          <table:table-cell office:value-type="float" office:value="88.9" calcext:value-type="float">
            <text:p>88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8185" calcext:value-type="float">
            <text:p>158185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8412" calcext:value-type="float">
            <text:p>158412</text:p>
          </table:table-cell>
          <table:table-cell office:value-type="float" office:value="94.1" calcext:value-type="float">
            <text:p>94.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8642" calcext:value-type="float">
            <text:p>158642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8870" calcext:value-type="float">
            <text:p>158870</text:p>
          </table:table-cell>
          <table:table-cell office:value-type="float" office:value="94.4" calcext:value-type="float">
            <text:p>94.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9101" calcext:value-type="float">
            <text:p>159101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9329" calcext:value-type="float">
            <text:p>159329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9557" calcext:value-type="float">
            <text:p>159557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83252" calcext:value-type="float">
            <text:p>9832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59791" calcext:value-type="float">
            <text:p>159791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0022" calcext:value-type="float">
            <text:p>160022</text:p>
          </table:table-cell>
          <table:table-cell office:value-type="float" office:value="94.4" calcext:value-type="float">
            <text:p>94.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0250" calcext:value-type="float">
            <text:p>160250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0474" calcext:value-type="float">
            <text:p>160474</text:p>
          </table:table-cell>
          <table:table-cell office:value-type="float" office:value="94.4" calcext:value-type="float">
            <text:p>94.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0699" calcext:value-type="float">
            <text:p>160699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0926" calcext:value-type="float">
            <text:p>160926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1155" calcext:value-type="float">
            <text:p>161155</text:p>
          </table:table-cell>
          <table:table-cell office:value-type="float" office:value="94.4" calcext:value-type="float">
            <text:p>94.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1384" calcext:value-type="float">
            <text:p>161384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1617" calcext:value-type="float">
            <text:p>161617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1845" calcext:value-type="float">
            <text:p>161845</text:p>
          </table:table-cell>
          <table:table-cell office:value-type="float" office:value="94.4" calcext:value-type="float">
            <text:p>94.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2075" calcext:value-type="float">
            <text:p>162075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2301" calcext:value-type="float">
            <text:p>162301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2529" calcext:value-type="float">
            <text:p>162529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2753" calcext:value-type="float">
            <text:p>162753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2976" calcext:value-type="float">
            <text:p>162976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3202" calcext:value-type="float">
            <text:p>163202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3439" calcext:value-type="float">
            <text:p>163439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92640" calcext:value-type="float">
            <text:p>7926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3668" calcext:value-type="float">
            <text:p>163668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82720" calcext:value-type="float">
            <text:p>9827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3896" calcext:value-type="float">
            <text:p>163896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4129" calcext:value-type="float">
            <text:p>164129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4360" calcext:value-type="float">
            <text:p>164360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0240" calcext:value-type="float">
            <text:p>780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4588" calcext:value-type="float">
            <text:p>164588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0240" calcext:value-type="float">
            <text:p>780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4816" calcext:value-type="float">
            <text:p>164816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0240" calcext:value-type="float">
            <text:p>780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5044" calcext:value-type="float">
            <text:p>16504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7,7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5270" calcext:value-type="float">
            <text:p>165270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5498" calcext:value-type="float">
            <text:p>165498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5723" calcext:value-type="float">
            <text:p>165723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5952" calcext:value-type="float">
            <text:p>165952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6176" calcext:value-type="float">
            <text:p>166176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6406" calcext:value-type="float">
            <text:p>166406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6636" calcext:value-type="float">
            <text:p>166636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6860" calcext:value-type="float">
            <text:p>166860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7088" calcext:value-type="float">
            <text:p>167088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7314" calcext:value-type="float">
            <text:p>167314</text:p>
          </table:table-cell>
          <table:table-cell office:value-type="float" office:value="94.4" calcext:value-type="float">
            <text:p>94.4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7538" calcext:value-type="float">
            <text:p>167538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7768" calcext:value-type="float">
            <text:p>167768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8004" calcext:value-type="float">
            <text:p>168004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8230" calcext:value-type="float">
            <text:p>168230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8460" calcext:value-type="float">
            <text:p>168460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8685" calcext:value-type="float">
            <text:p>168685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8911" calcext:value-type="float">
            <text:p>168911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9138" calcext:value-type="float">
            <text:p>169138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9364" calcext:value-type="float">
            <text:p>169364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9596" calcext:value-type="float">
            <text:p>169596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69824" calcext:value-type="float">
            <text:p>169824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0050" calcext:value-type="float">
            <text:p>170050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0275" calcext:value-type="float">
            <text:p>170275</text:p>
          </table:table-cell>
          <table:table-cell office:value-type="float" office:value="94.4" calcext:value-type="float">
            <text:p>94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0504" calcext:value-type="float">
            <text:p>170504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0731" calcext:value-type="float">
            <text:p>170731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0961" calcext:value-type="float">
            <text:p>170961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1192" calcext:value-type="float">
            <text:p>171192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1421" calcext:value-type="float">
            <text:p>171421</text:p>
          </table:table-cell>
          <table:table-cell office:value-type="float" office:value="94.4" calcext:value-type="float">
            <text:p>94.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1656" calcext:value-type="float">
            <text:p>171656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1883" calcext:value-type="float">
            <text:p>171883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2115" calcext:value-type="float">
            <text:p>172115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2345" calcext:value-type="float">
            <text:p>172345</text:p>
          </table:table-cell>
          <table:table-cell office:value-type="float" office:value="94.4" calcext:value-type="float">
            <text:p>94.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2583" calcext:value-type="float">
            <text:p>172583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2811" calcext:value-type="float">
            <text:p>172811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3038" calcext:value-type="float">
            <text:p>173038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3272" calcext:value-type="float">
            <text:p>173272</text:p>
          </table:table-cell>
          <table:table-cell office:value-type="float" office:value="94.4" calcext:value-type="float">
            <text:p>94.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3503" calcext:value-type="float">
            <text:p>173503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3730" calcext:value-type="float">
            <text:p>173730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3954" calcext:value-type="float">
            <text:p>173954</text:p>
          </table:table-cell>
          <table:table-cell office:value-type="float" office:value="94.4" calcext:value-type="float">
            <text:p>94.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4183" calcext:value-type="float">
            <text:p>174183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4411" calcext:value-type="float">
            <text:p>174411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4633" calcext:value-type="float">
            <text:p>174633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4861" calcext:value-type="float">
            <text:p>174861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5086" calcext:value-type="float">
            <text:p>175086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5318" calcext:value-type="float">
            <text:p>175318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5546" calcext:value-type="float">
            <text:p>175546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5782" calcext:value-type="float">
            <text:p>175782</text:p>
          </table:table-cell>
          <table:table-cell office:value-type="float" office:value="11.8" calcext:value-type="float">
            <text:p>11.8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jbd2_log_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6010" calcext:value-type="float">
            <text:p>176010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47068" calcext:value-type="float">
            <text:p>2470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6237" calcext:value-type="float">
            <text:p>176237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47068" calcext:value-type="float">
            <text:p>2470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6459" calcext:value-type="float">
            <text:p>176459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53664" calcext:value-type="float">
            <text:p>2536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6686" calcext:value-type="float">
            <text:p>176686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70296" calcext:value-type="float">
            <text:p>2702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6916" calcext:value-type="float">
            <text:p>176916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87192" calcext:value-type="float">
            <text:p>2871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7153" calcext:value-type="float">
            <text:p>177153</text:p>
          </table:table-cell>
          <table:table-cell office:value-type="float" office:value="88.9" calcext:value-type="float">
            <text:p>88.9</text:p>
          </table:table-cell>
          <table:table-cell office:value-type="float" office:value="0.9" calcext:value-type="float">
            <text:p>0.9</text:p>
          </table:table-cell>
          <table:table-cell office:value-type="float" office:value="304088" calcext:value-type="float">
            <text:p>3040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7380" calcext:value-type="float">
            <text:p>177380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19928" calcext:value-type="float">
            <text:p>3199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7606" calcext:value-type="float">
            <text:p>177606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6296" calcext:value-type="float">
            <text:p>3362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7840" calcext:value-type="float">
            <text:p>177840</text:p>
          </table:table-cell>
          <table:table-cell office:value-type="float" office:value="94.1" calcext:value-type="float">
            <text:p>94.1</text:p>
          </table:table-cell>
          <table:table-cell office:value-type="float" office:value="1.1" calcext:value-type="float">
            <text:p>1.1</text:p>
          </table:table-cell>
          <table:table-cell office:value-type="float" office:value="353192" calcext:value-type="float">
            <text:p>3531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8073" calcext:value-type="float">
            <text:p>178073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69560" calcext:value-type="float">
            <text:p>3695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8308" calcext:value-type="float">
            <text:p>178308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85400" calcext:value-type="float">
            <text:p>3854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8532" calcext:value-type="float">
            <text:p>178532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402296" calcext:value-type="float">
            <text:p>4022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8758" calcext:value-type="float">
            <text:p>178758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18664" calcext:value-type="float">
            <text:p>4186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8982" calcext:value-type="float">
            <text:p>178982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34504" calcext:value-type="float">
            <text:p>4345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9211" calcext:value-type="float">
            <text:p>179211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51400" calcext:value-type="float">
            <text:p>4514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9435" calcext:value-type="float">
            <text:p>179435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66712" calcext:value-type="float">
            <text:p>4667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9666" calcext:value-type="float">
            <text:p>179666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83608" calcext:value-type="float">
            <text:p>4836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79895" calcext:value-type="float">
            <text:p>179895</text:p>
          </table:table-cell>
          <table:table-cell office:value-type="float" office:value="94.4" calcext:value-type="float">
            <text:p>94.4</text:p>
          </table:table-cell>
          <table:table-cell office:value-type="float" office:value="1.5" calcext:value-type="float">
            <text:p>1.5</text:p>
          </table:table-cell>
          <table:table-cell office:value-type="float" office:value="498920" calcext:value-type="float">
            <text:p>4989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0121" calcext:value-type="float">
            <text:p>180121</text:p>
          </table:table-cell>
          <table:table-cell office:value-type="float" office:value="94.4" calcext:value-type="float">
            <text:p>94.4</text:p>
          </table:table-cell>
          <table:table-cell office:value-type="float" office:value="1.6" calcext:value-type="float">
            <text:p>1.6</text:p>
          </table:table-cell>
          <table:table-cell office:value-type="float" office:value="515816" calcext:value-type="float">
            <text:p>5158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0358" calcext:value-type="float">
            <text:p>180358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8296" calcext:value-type="float">
            <text:p>8182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0585" calcext:value-type="float">
            <text:p>180585</text:p>
          </table:table-cell>
          <table:table-cell office:value-type="float" office:value="94.4" calcext:value-type="float">
            <text:p>94.4</text:p>
          </table:table-cell>
          <table:table-cell office:value-type="float" office:value="2.3" calcext:value-type="float">
            <text:p>2.3</text:p>
          </table:table-cell>
          <table:table-cell office:value-type="float" office:value="771032" calcext:value-type="float">
            <text:p>7710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0810" calcext:value-type="float">
            <text:p>18081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632" calcext:value-type="float">
            <text:p>805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1046" calcext:value-type="float">
            <text:p>181046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632" calcext:value-type="float">
            <text:p>805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1271" calcext:value-type="float">
            <text:p>181271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05632" calcext:value-type="float">
            <text:p>805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1499" calcext:value-type="float">
            <text:p>18149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632" calcext:value-type="float">
            <text:p>805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1724" calcext:value-type="float">
            <text:p>181724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632" calcext:value-type="float">
            <text:p>805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1955" calcext:value-type="float">
            <text:p>181955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632" calcext:value-type="float">
            <text:p>805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2184" calcext:value-type="float">
            <text:p>182184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05632" calcext:value-type="float">
            <text:p>805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2413" calcext:value-type="float">
            <text:p>182413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632" calcext:value-type="float">
            <text:p>805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2635" calcext:value-type="float">
            <text:p>182635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632" calcext:value-type="float">
            <text:p>805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2859" calcext:value-type="float">
            <text:p>18285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632" calcext:value-type="float">
            <text:p>805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3086" calcext:value-type="float">
            <text:p>183086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632" calcext:value-type="float">
            <text:p>805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3319" calcext:value-type="float">
            <text:p>18331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632" calcext:value-type="float">
            <text:p>805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3550" calcext:value-type="float">
            <text:p>18355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632" calcext:value-type="float">
            <text:p>805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3775" calcext:value-type="float">
            <text:p>183775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05632" calcext:value-type="float">
            <text:p>805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4000" calcext:value-type="float">
            <text:p>18400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632" calcext:value-type="float">
            <text:p>805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4226" calcext:value-type="float">
            <text:p>184226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4459" calcext:value-type="float">
            <text:p>184459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4685" calcext:value-type="float">
            <text:p>184685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87504" calcext:value-type="float">
            <text:p>8875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4919" calcext:value-type="float">
            <text:p>184919</text:p>
          </table:table-cell>
          <table:table-cell office:value-type="float" office:value="94.1" calcext:value-type="float">
            <text:p>94.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5146" calcext:value-type="float">
            <text:p>185146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5370" calcext:value-type="float">
            <text:p>185370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5603" calcext:value-type="float">
            <text:p>185603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5830" calcext:value-type="float">
            <text:p>185830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6063" calcext:value-type="float">
            <text:p>186063</text:p>
          </table:table-cell>
          <table:table-cell office:value-type="float" office:value="94.4" calcext:value-type="float">
            <text:p>94.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6294" calcext:value-type="float">
            <text:p>186294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6520" calcext:value-type="float">
            <text:p>186520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6750" calcext:value-type="float">
            <text:p>186750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6980" calcext:value-type="float">
            <text:p>186980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7208" calcext:value-type="float">
            <text:p>187208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7438" calcext:value-type="float">
            <text:p>187438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7667" calcext:value-type="float">
            <text:p>187667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7894" calcext:value-type="float">
            <text:p>187894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8124" calcext:value-type="float">
            <text:p>188124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8356" calcext:value-type="float">
            <text:p>188356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8582" calcext:value-type="float">
            <text:p>188582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8812" calcext:value-type="float">
            <text:p>188812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9038" calcext:value-type="float">
            <text:p>189038</text:p>
          </table:table-cell>
          <table:table-cell office:value-type="float" office:value="94.1" calcext:value-type="float">
            <text:p>94.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9271" calcext:value-type="float">
            <text:p>189271</text:p>
          </table:table-cell>
          <table:table-cell office:value-type="float" office:value="94.4" calcext:value-type="float">
            <text:p>94.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9504" calcext:value-type="float">
            <text:p>189504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9722" calcext:value-type="float">
            <text:p>189722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89946" calcext:value-type="float">
            <text:p>189946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0175" calcext:value-type="float">
            <text:p>190175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0400" calcext:value-type="float">
            <text:p>190400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0630" calcext:value-type="float">
            <text:p>190630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0863" calcext:value-type="float">
            <text:p>190863</text:p>
          </table:table-cell>
          <table:table-cell office:value-type="float" office:value="94.4" calcext:value-type="float">
            <text:p>94.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1097" calcext:value-type="float">
            <text:p>191097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1318" calcext:value-type="float">
            <text:p>191318</text:p>
          </table:table-cell>
          <table:table-cell office:value-type="float" office:value="94.1" calcext:value-type="float">
            <text:p>94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1538" calcext:value-type="float">
            <text:p>191538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1768" calcext:value-type="float">
            <text:p>191768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1994" calcext:value-type="float">
            <text:p>191994</text:p>
          </table:table-cell>
          <table:table-cell office:value-type="float" office:value="94.4" calcext:value-type="float">
            <text:p>9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2222" calcext:value-type="float">
            <text:p>19222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1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2455" calcext:value-type="float">
            <text:p>192455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2677" calcext:value-type="float">
            <text:p>192677</text:p>
          </table:table-cell>
          <table:table-cell office:value-type="float" office:value="94.1" calcext:value-type="float">
            <text:p>94.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2909" calcext:value-type="float">
            <text:p>192909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3134" calcext:value-type="float">
            <text:p>193134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3363" calcext:value-type="float">
            <text:p>193363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3590" calcext:value-type="float">
            <text:p>193590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3819" calcext:value-type="float">
            <text:p>193819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4042" calcext:value-type="float">
            <text:p>194042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4268" calcext:value-type="float">
            <text:p>194268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4494" calcext:value-type="float">
            <text:p>194494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4716" calcext:value-type="float">
            <text:p>194716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4941" calcext:value-type="float">
            <text:p>194941</text:p>
          </table:table-cell>
          <table:table-cell office:value-type="float" office:value="94.4" calcext:value-type="float">
            <text:p>94.4</text:p>
          </table:table-cell>
          <table:table-cell office:value-type="float" office:value="0.7" calcext:value-type="float">
            <text:p>0.7</text:p>
          </table:table-cell>
          <table:table-cell office:value-type="float" office:value="229940" calcext:value-type="float">
            <text:p>2299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5169" calcext:value-type="float">
            <text:p>195169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29940" calcext:value-type="float">
            <text:p>2299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5398" calcext:value-type="float">
            <text:p>195398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35748" calcext:value-type="float">
            <text:p>2357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5623" calcext:value-type="float">
            <text:p>195623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51588" calcext:value-type="float">
            <text:p>2515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5846" calcext:value-type="float">
            <text:p>195846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67428" calcext:value-type="float">
            <text:p>2674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6072" calcext:value-type="float">
            <text:p>196072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83796" calcext:value-type="float">
            <text:p>2837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6297" calcext:value-type="float">
            <text:p>196297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99108" calcext:value-type="float">
            <text:p>2991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6521" calcext:value-type="float">
            <text:p>19652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16004" calcext:value-type="float">
            <text:p>31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6752" calcext:value-type="float">
            <text:p>196752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1316" calcext:value-type="float">
            <text:p>331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6978" calcext:value-type="float">
            <text:p>196978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47156" calcext:value-type="float">
            <text:p>3471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7202" calcext:value-type="float">
            <text:p>197202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63524" calcext:value-type="float">
            <text:p>363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7428" calcext:value-type="float">
            <text:p>197428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79628" calcext:value-type="float">
            <text:p>3796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7656" calcext:value-type="float">
            <text:p>197656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95996" calcext:value-type="float">
            <text:p>3959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7881" calcext:value-type="float">
            <text:p>197881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11836" calcext:value-type="float">
            <text:p>4118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8106" calcext:value-type="float">
            <text:p>198106</text:p>
          </table:table-cell>
          <table:table-cell office:value-type="float" office:value="94.1" calcext:value-type="float">
            <text:p>94.1</text:p>
          </table:table-cell>
          <table:table-cell office:value-type="float" office:value="1.3" calcext:value-type="float">
            <text:p>1.3</text:p>
          </table:table-cell>
          <table:table-cell office:value-type="float" office:value="428204" calcext:value-type="float">
            <text:p>4282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8326" calcext:value-type="float">
            <text:p>198326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43516" calcext:value-type="float">
            <text:p>4435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8554" calcext:value-type="float">
            <text:p>198554</text:p>
          </table:table-cell>
          <table:table-cell office:value-type="float" office:value="94.4" calcext:value-type="float">
            <text:p>94.4</text:p>
          </table:table-cell>
          <table:table-cell office:value-type="float" office:value="1.4" calcext:value-type="float">
            <text:p>1.4</text:p>
          </table:table-cell>
          <table:table-cell office:value-type="float" office:value="460412" calcext:value-type="float">
            <text:p>4604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8784" calcext:value-type="float">
            <text:p>198784</text:p>
          </table:table-cell>
          <table:table-cell office:value-type="float" office:value="94.4" calcext:value-type="float">
            <text:p>94.4</text:p>
          </table:table-cell>
          <table:table-cell office:value-type="float" office:value="1.5" calcext:value-type="float">
            <text:p>1.5</text:p>
          </table:table-cell>
          <table:table-cell office:value-type="float" office:value="476252" calcext:value-type="float">
            <text:p>4762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9013" calcext:value-type="float">
            <text:p>199013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92620" calcext:value-type="float">
            <text:p>4926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9242" calcext:value-type="float">
            <text:p>199242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590016" calcext:value-type="float">
            <text:p>590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9475" calcext:value-type="float">
            <text:p>199475</text:p>
          </table:table-cell>
          <table:table-cell office:value-type="float" office:value="88.9" calcext:value-type="float">
            <text:p>88.9</text:p>
          </table:table-cell>
          <table:table-cell office:value-type="float" office:value="2.2" calcext:value-type="float">
            <text:p>2.2</text:p>
          </table:table-cell>
          <table:table-cell office:value-type="float" office:value="732152" calcext:value-type="float">
            <text:p>732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9706" calcext:value-type="float">
            <text:p>199706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89216" calcext:value-type="float">
            <text:p>689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199935" calcext:value-type="float">
            <text:p>199935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05376" calcext:value-type="float">
            <text:p>805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0166" calcext:value-type="float">
            <text:p>200166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376" calcext:value-type="float">
            <text:p>805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0394" calcext:value-type="float">
            <text:p>200394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05376" calcext:value-type="float">
            <text:p>805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0619" calcext:value-type="float">
            <text:p>20061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376" calcext:value-type="float">
            <text:p>805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0849" calcext:value-type="float">
            <text:p>20084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376" calcext:value-type="float">
            <text:p>805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1080" calcext:value-type="float">
            <text:p>20108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376" calcext:value-type="float">
            <text:p>805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1310" calcext:value-type="float">
            <text:p>20131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376" calcext:value-type="float">
            <text:p>805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1536" calcext:value-type="float">
            <text:p>201536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376" calcext:value-type="float">
            <text:p>805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1766" calcext:value-type="float">
            <text:p>201766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376" calcext:value-type="float">
            <text:p>805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1999" calcext:value-type="float">
            <text:p>20199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376" calcext:value-type="float">
            <text:p>805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2225" calcext:value-type="float">
            <text:p>202225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376" calcext:value-type="float">
            <text:p>805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2444" calcext:value-type="float">
            <text:p>202444</text:p>
          </table:table-cell>
          <table:table-cell office:value-type="float" office:value="94.4" calcext:value-type="float">
            <text:p>94.4</text:p>
          </table:table-cell>
          <table:table-cell office:value-type="float" office:value="2.5" calcext:value-type="float">
            <text:p>2.5</text:p>
          </table:table-cell>
          <table:table-cell office:value-type="float" office:value="805376" calcext:value-type="float">
            <text:p>805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2672" calcext:value-type="float">
            <text:p>202672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376" calcext:value-type="float">
            <text:p>805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2899" calcext:value-type="float">
            <text:p>20289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5376" calcext:value-type="float">
            <text:p>805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3125" calcext:value-type="float">
            <text:p>203125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3564" calcext:value-type="float">
            <text:p>8435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3347" calcext:value-type="float">
            <text:p>203347</text:p>
          </table:table-cell>
          <table:table-cell office:value-type="float" office:value="94.1" calcext:value-type="float">
            <text:p>94.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3571" calcext:value-type="float">
            <text:p>203571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3799" calcext:value-type="float">
            <text:p>203799</text:p>
          </table:table-cell>
          <table:table-cell office:value-type="float" office:value="94.1" calcext:value-type="float">
            <text:p>94.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4024" calcext:value-type="float">
            <text:p>204024</text:p>
          </table:table-cell>
          <table:table-cell office:value-type="float" office:value="94.4" calcext:value-type="float">
            <text:p>94.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4250" calcext:value-type="float">
            <text:p>204250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69872" calcext:value-type="float">
            <text:p>9698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4481" calcext:value-type="float">
            <text:p>204481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4712" calcext:value-type="float">
            <text:p>204712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4941" calcext:value-type="float">
            <text:p>204941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5165" calcext:value-type="float">
            <text:p>205165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5392" calcext:value-type="float">
            <text:p>205392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5623" calcext:value-type="float">
            <text:p>205623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5854" calcext:value-type="float">
            <text:p>205854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6085" calcext:value-type="float">
            <text:p>206085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6317" calcext:value-type="float">
            <text:p>206317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6548" calcext:value-type="float">
            <text:p>206548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6776" calcext:value-type="float">
            <text:p>206776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6999" calcext:value-type="float">
            <text:p>206999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7232" calcext:value-type="float">
            <text:p>207232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7462" calcext:value-type="float">
            <text:p>207462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7690" calcext:value-type="float">
            <text:p>207690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7919" calcext:value-type="float">
            <text:p>207919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8145" calcext:value-type="float">
            <text:p>208145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8375" calcext:value-type="float">
            <text:p>208375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8602" calcext:value-type="float">
            <text:p>208602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8831" calcext:value-type="float">
            <text:p>208831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9058" calcext:value-type="float">
            <text:p>209058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9287" calcext:value-type="float">
            <text:p>209287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9517" calcext:value-type="float">
            <text:p>209517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9740" calcext:value-type="float">
            <text:p>209740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09974" calcext:value-type="float">
            <text:p>209974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0199" calcext:value-type="float">
            <text:p>210199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0422" calcext:value-type="float">
            <text:p>210422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0653" calcext:value-type="float">
            <text:p>210653</text:p>
          </table:table-cell>
          <table:table-cell office:value-type="float" office:value="88.9" calcext:value-type="float">
            <text:p>88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0880" calcext:value-type="float">
            <text:p>210880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1107" calcext:value-type="float">
            <text:p>211107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1339" calcext:value-type="float">
            <text:p>211339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1568" calcext:value-type="float">
            <text:p>211568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1798" calcext:value-type="float">
            <text:p>211798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2030" calcext:value-type="float">
            <text:p>212030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2257" calcext:value-type="float">
            <text:p>212257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2482" calcext:value-type="float">
            <text:p>212482</text:p>
          </table:table-cell>
          <table:table-cell office:value-type="float" office:value="94.4" calcext:value-type="float">
            <text:p>94.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2712" calcext:value-type="float">
            <text:p>212712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2938" calcext:value-type="float">
            <text:p>212938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3161" calcext:value-type="float">
            <text:p>213161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3390" calcext:value-type="float">
            <text:p>213390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3619" calcext:value-type="float">
            <text:p>213619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3849" calcext:value-type="float">
            <text:p>213849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4072" calcext:value-type="float">
            <text:p>214072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4302" calcext:value-type="float">
            <text:p>214302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4527" calcext:value-type="float">
            <text:p>214527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31876" calcext:value-type="float">
            <text:p>9318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4756" calcext:value-type="float">
            <text:p>21475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4986" calcext:value-type="float">
            <text:p>214986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5216" calcext:value-type="float">
            <text:p>215216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5443" calcext:value-type="float">
            <text:p>215443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0772" calcext:value-type="float">
            <text:p>8307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5667" calcext:value-type="float">
            <text:p>215667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0772" calcext:value-type="float">
            <text:p>8307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5892" calcext:value-type="float">
            <text:p>215892</text:p>
          </table:table-cell>
          <table:table-cell office:value-type="float" office:value="94.4" calcext:value-type="float">
            <text:p>94.4</text:p>
          </table:table-cell>
          <table:table-cell office:value-type="float" office:value="2.6" calcext:value-type="float">
            <text:p>2.6</text:p>
          </table:table-cell>
          <table:table-cell office:value-type="float" office:value="864824" calcext:value-type="float">
            <text:p>8648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6121" calcext:value-type="float">
            <text:p>216121</text:p>
          </table:table-cell>
          <table:table-cell office:value-type="float" office:value="94.1" calcext:value-type="float">
            <text:p>94.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6355" calcext:value-type="float">
            <text:p>216355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6585" calcext:value-type="float">
            <text:p>216585</text:p>
          </table:table-cell>
          <table:table-cell office:value-type="float" office:value="94.4" calcext:value-type="float">
            <text:p>94.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6819" calcext:value-type="float">
            <text:p>216819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7046" calcext:value-type="float">
            <text:p>217046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7273" calcext:value-type="float">
            <text:p>217273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7500" calcext:value-type="float">
            <text:p>217500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7730" calcext:value-type="float">
            <text:p>217730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7960" calcext:value-type="float">
            <text:p>217960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8188" calcext:value-type="float">
            <text:p>218188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8415" calcext:value-type="float">
            <text:p>218415</text:p>
          </table:table-cell>
          <table:table-cell office:value-type="float" office:value="94.4" calcext:value-type="float">
            <text:p>94.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8642" calcext:value-type="float">
            <text:p>218642</text:p>
          </table:table-cell>
          <table:table-cell office:value-type="float" office:value="94.4" calcext:value-type="float">
            <text:p>94.4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8874" calcext:value-type="float">
            <text:p>218874</text:p>
          </table:table-cell>
          <table:table-cell office:value-type="float" office:value="94.4" calcext:value-type="float">
            <text:p>94.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9101" calcext:value-type="float">
            <text:p>219101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9329" calcext:value-type="float">
            <text:p>219329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9564" calcext:value-type="float">
            <text:p>219564</text:p>
          </table:table-cell>
          <table:table-cell office:value-type="float" office:value="94.1" calcext:value-type="float">
            <text:p>94.1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19784" calcext:value-type="float">
            <text:p>219784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0013" calcext:value-type="float">
            <text:p>220013</text:p>
          </table:table-cell>
          <table:table-cell office:value-type="float" office:value="94.4" calcext:value-type="float">
            <text:p>94.4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0245" calcext:value-type="float">
            <text:p>220245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0478" calcext:value-type="float">
            <text:p>220478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0703" calcext:value-type="float">
            <text:p>220703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0930" calcext:value-type="float">
            <text:p>220930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1161" calcext:value-type="float">
            <text:p>221161</text:p>
          </table:table-cell>
          <table:table-cell office:value-type="float" office:value="94.4" calcext:value-type="float">
            <text:p>94.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1399" calcext:value-type="float">
            <text:p>221399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1630" calcext:value-type="float">
            <text:p>221630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1859" calcext:value-type="float">
            <text:p>221859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2088" calcext:value-type="float">
            <text:p>222088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2315" calcext:value-type="float">
            <text:p>222315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2542" calcext:value-type="float">
            <text:p>222542</text:p>
          </table:table-cell>
          <table:table-cell office:value-type="float" office:value="94.4" calcext:value-type="float">
            <text:p>94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2775" calcext:value-type="float">
            <text:p>222775</text:p>
          </table:table-cell>
          <table:table-cell office:value-type="float" office:value="94.4" calcext:value-type="float">
            <text:p>94.4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3004" calcext:value-type="float">
            <text:p>223004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3228" calcext:value-type="float">
            <text:p>223228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3457" calcext:value-type="float">
            <text:p>223457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3683" calcext:value-type="float">
            <text:p>223683</text:p>
          </table:table-cell>
          <table:table-cell office:value-type="float" office:value="94.4" calcext:value-type="float">
            <text:p>94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3918" calcext:value-type="float">
            <text:p>223918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4145" calcext:value-type="float">
            <text:p>224145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4371" calcext:value-type="float">
            <text:p>224371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4598" calcext:value-type="float">
            <text:p>224598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4831" calcext:value-type="float">
            <text:p>224831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5058" calcext:value-type="float">
            <text:p>225058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5288" calcext:value-type="float">
            <text:p>225288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5520" calcext:value-type="float">
            <text:p>225520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5750" calcext:value-type="float">
            <text:p>225750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5984" calcext:value-type="float">
            <text:p>225984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6212" calcext:value-type="float">
            <text:p>226212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6443" calcext:value-type="float">
            <text:p>226443</text:p>
          </table:table-cell>
          <table:table-cell office:value-type="float" office:value="94.4" calcext:value-type="float">
            <text:p>94.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6676" calcext:value-type="float">
            <text:p>226676</text:p>
          </table:table-cell>
          <table:table-cell office:value-type="float" office:value="47.1" calcext:value-type="float">
            <text:p>47.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6908" calcext:value-type="float">
            <text:p>226908</text:p>
          </table:table-cell>
          <table:table-cell office:value-type="float" office:value="76.5" calcext:value-type="float">
            <text:p>76.5</text:p>
          </table:table-cell>
          <table:table-cell office:value-type="float" office:value="0.9" calcext:value-type="float">
            <text:p>0.9</text:p>
          </table:table-cell>
          <table:table-cell office:value-type="float" office:value="285304" calcext:value-type="float">
            <text:p>2853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7136" calcext:value-type="float">
            <text:p>227136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85304" calcext:value-type="float">
            <text:p>2853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7366" calcext:value-type="float">
            <text:p>227366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85304" calcext:value-type="float">
            <text:p>2853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7594" calcext:value-type="float">
            <text:p>227594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02196" calcext:value-type="float">
            <text:p>3021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7825" calcext:value-type="float">
            <text:p>227825</text:p>
          </table:table-cell>
          <table:table-cell office:value-type="float" office:value="94.4" calcext:value-type="float">
            <text:p>94.4</text:p>
          </table:table-cell>
          <table:table-cell office:value-type="float" office:value="1" calcext:value-type="float">
            <text:p>1</text:p>
          </table:table-cell>
          <table:table-cell office:value-type="float" office:value="319092" calcext:value-type="float">
            <text:p>3190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8056" calcext:value-type="float">
            <text:p>228056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4404" calcext:value-type="float">
            <text:p>334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8285" calcext:value-type="float">
            <text:p>228285</text:p>
          </table:table-cell>
          <table:table-cell office:value-type="float" office:value="94.4" calcext:value-type="float">
            <text:p>94.4</text:p>
          </table:table-cell>
          <table:table-cell office:value-type="float" office:value="1.1" calcext:value-type="float">
            <text:p>1.1</text:p>
          </table:table-cell>
          <table:table-cell office:value-type="float" office:value="351036" calcext:value-type="float">
            <text:p>3510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8513" calcext:value-type="float">
            <text:p>228513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66876" calcext:value-type="float">
            <text:p>3668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8737" calcext:value-type="float">
            <text:p>228737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82188" calcext:value-type="float">
            <text:p>3821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8963" calcext:value-type="float">
            <text:p>228963</text:p>
          </table:table-cell>
          <table:table-cell office:value-type="float" office:value="94.4" calcext:value-type="float">
            <text:p>94.4</text:p>
          </table:table-cell>
          <table:table-cell office:value-type="float" office:value="1.2" calcext:value-type="float">
            <text:p>1.2</text:p>
          </table:table-cell>
          <table:table-cell office:value-type="float" office:value="398556" calcext:value-type="float">
            <text:p>3985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9190" calcext:value-type="float">
            <text:p>229190</text:p>
          </table:table-cell>
          <table:table-cell office:value-type="float" office:value="94.4" calcext:value-type="float">
            <text:p>94.4</text:p>
          </table:table-cell>
          <table:table-cell office:value-type="float" office:value="1.3" calcext:value-type="float">
            <text:p>1.3</text:p>
          </table:table-cell>
          <table:table-cell office:value-type="float" office:value="414396" calcext:value-type="float">
            <text:p>414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9422" calcext:value-type="float">
            <text:p>229422</text:p>
          </table:table-cell>
          <table:table-cell office:value-type="float" office:value="94.4" calcext:value-type="float">
            <text:p>94.4</text:p>
          </table:table-cell>
          <table:table-cell office:value-type="float" office:value="1.3" calcext:value-type="float">
            <text:p>1.3</text:p>
          </table:table-cell>
          <table:table-cell office:value-type="float" office:value="431292" calcext:value-type="float">
            <text:p>4312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9654" calcext:value-type="float">
            <text:p>229654</text:p>
          </table:table-cell>
          <table:table-cell office:value-type="float" office:value="94.4" calcext:value-type="float">
            <text:p>94.4</text:p>
          </table:table-cell>
          <table:table-cell office:value-type="float" office:value="1.4" calcext:value-type="float">
            <text:p>1.4</text:p>
          </table:table-cell>
          <table:table-cell office:value-type="float" office:value="448188" calcext:value-type="float">
            <text:p>4481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29884" calcext:value-type="float">
            <text:p>229884</text:p>
          </table:table-cell>
          <table:table-cell office:value-type="float" office:value="94.4" calcext:value-type="float">
            <text:p>94.4</text:p>
          </table:table-cell>
          <table:table-cell office:value-type="float" office:value="1.4" calcext:value-type="float">
            <text:p>1.4</text:p>
          </table:table-cell>
          <table:table-cell office:value-type="float" office:value="463500" calcext:value-type="float">
            <text:p>463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0112" calcext:value-type="float">
            <text:p>230112</text:p>
          </table:table-cell>
          <table:table-cell office:value-type="float" office:value="94.1" calcext:value-type="float">
            <text:p>94.1</text:p>
          </table:table-cell>
          <table:table-cell office:value-type="float" office:value="1.5" calcext:value-type="float">
            <text:p>1.5</text:p>
          </table:table-cell>
          <table:table-cell office:value-type="float" office:value="480396" calcext:value-type="float">
            <text:p>48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0339" calcext:value-type="float">
            <text:p>230339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95708" calcext:value-type="float">
            <text:p>4957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0567" calcext:value-type="float">
            <text:p>230567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99272" calcext:value-type="float">
            <text:p>4992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0794" calcext:value-type="float">
            <text:p>230794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99272" calcext:value-type="float">
            <text:p>4992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1022" calcext:value-type="float">
            <text:p>231022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99272" calcext:value-type="float">
            <text:p>4992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1250" calcext:value-type="float">
            <text:p>231250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590088" calcext:value-type="float">
            <text:p>5900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1480" calcext:value-type="float">
            <text:p>23148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0380" calcext:value-type="float">
            <text:p>8303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1713" calcext:value-type="float">
            <text:p>231713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43488" calcext:value-type="float">
            <text:p>7434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1945" calcext:value-type="float">
            <text:p>231945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4408" calcext:value-type="float">
            <text:p>784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2177" calcext:value-type="float">
            <text:p>232177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4408" calcext:value-type="float">
            <text:p>784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2404" calcext:value-type="float">
            <text:p>232404</text:p>
          </table:table-cell>
          <table:table-cell office:value-type="float" office:value="94.4" calcext:value-type="float">
            <text:p>94.4</text:p>
          </table:table-cell>
          <table:table-cell office:value-type="float" office:value="2.4" calcext:value-type="float">
            <text:p>2.4</text:p>
          </table:table-cell>
          <table:table-cell office:value-type="float" office:value="784408" calcext:value-type="float">
            <text:p>784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2635" calcext:value-type="float">
            <text:p>232635</text:p>
          </table:table-cell>
          <table:table-cell office:value-type="float" office:value="94.4" calcext:value-type="float">
            <text:p>94.4</text:p>
          </table:table-cell>
          <table:table-cell office:value-type="float" office:value="2.4" calcext:value-type="float">
            <text:p>2.4</text:p>
          </table:table-cell>
          <table:table-cell office:value-type="float" office:value="784408" calcext:value-type="float">
            <text:p>784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2864" calcext:value-type="float">
            <text:p>232864</text:p>
          </table:table-cell>
          <table:table-cell office:value-type="float" office:value="94.4" calcext:value-type="float">
            <text:p>94.4</text:p>
          </table:table-cell>
          <table:table-cell office:value-type="float" office:value="2.4" calcext:value-type="float">
            <text:p>2.4</text:p>
          </table:table-cell>
          <table:table-cell office:value-type="float" office:value="784408" calcext:value-type="float">
            <text:p>784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3092" calcext:value-type="float">
            <text:p>233092</text:p>
          </table:table-cell>
          <table:table-cell office:value-type="float" office:value="94.4" calcext:value-type="float">
            <text:p>94.4</text:p>
          </table:table-cell>
          <table:table-cell office:value-type="float" office:value="2.4" calcext:value-type="float">
            <text:p>2.4</text:p>
          </table:table-cell>
          <table:table-cell office:value-type="float" office:value="784408" calcext:value-type="float">
            <text:p>784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3325" calcext:value-type="float">
            <text:p>233325</text:p>
          </table:table-cell>
          <table:table-cell office:value-type="float" office:value="94.4" calcext:value-type="float">
            <text:p>94.4</text:p>
          </table:table-cell>
          <table:table-cell office:value-type="float" office:value="2.4" calcext:value-type="float">
            <text:p>2.4</text:p>
          </table:table-cell>
          <table:table-cell office:value-type="float" office:value="784408" calcext:value-type="float">
            <text:p>784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3552" calcext:value-type="float">
            <text:p>233552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4408" calcext:value-type="float">
            <text:p>784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3779" calcext:value-type="float">
            <text:p>233779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4408" calcext:value-type="float">
            <text:p>784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4006" calcext:value-type="float">
            <text:p>234006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4408" calcext:value-type="float">
            <text:p>784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4233" calcext:value-type="float">
            <text:p>234233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4408" calcext:value-type="float">
            <text:p>784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4456" calcext:value-type="float">
            <text:p>234456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4408" calcext:value-type="float">
            <text:p>784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4679" calcext:value-type="float">
            <text:p>234679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4408" calcext:value-type="float">
            <text:p>784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4908" calcext:value-type="float">
            <text:p>234908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4408" calcext:value-type="float">
            <text:p>784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5136" calcext:value-type="float">
            <text:p>235136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4408" calcext:value-type="float">
            <text:p>784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5361" calcext:value-type="float">
            <text:p>235361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5585" calcext:value-type="float">
            <text:p>235585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5808" calcext:value-type="float">
            <text:p>235808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6036" calcext:value-type="float">
            <text:p>236036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6263" calcext:value-type="float">
            <text:p>236263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98612" calcext:value-type="float">
            <text:p>8986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6488" calcext:value-type="float">
            <text:p>236488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6711" calcext:value-type="float">
            <text:p>236711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6937" calcext:value-type="float">
            <text:p>236937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7168" calcext:value-type="float">
            <text:p>237168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7398" calcext:value-type="float">
            <text:p>237398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7626" calcext:value-type="float">
            <text:p>237626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7857" calcext:value-type="float">
            <text:p>237857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8082" calcext:value-type="float">
            <text:p>238082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8311" calcext:value-type="float">
            <text:p>238311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8532" calcext:value-type="float">
            <text:p>238532</text:p>
          </table:table-cell>
          <table:table-cell office:value-type="float" office:value="88.9" calcext:value-type="float">
            <text:p>88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8764" calcext:value-type="float">
            <text:p>238764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8989" calcext:value-type="float">
            <text:p>238989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9217" calcext:value-type="float">
            <text:p>239217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9452" calcext:value-type="float">
            <text:p>239452</text:p>
          </table:table-cell>
          <table:table-cell office:value-type="float" office:value="94.4" calcext:value-type="float">
            <text:p>94.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9683" calcext:value-type="float">
            <text:p>239683</text:p>
          </table:table-cell>
          <table:table-cell office:value-type="float" office:value="94.4" calcext:value-type="float">
            <text:p>94.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39912" calcext:value-type="float">
            <text:p>239912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0138" calcext:value-type="float">
            <text:p>240138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0365" calcext:value-type="float">
            <text:p>240365</text:p>
          </table:table-cell>
          <table:table-cell office:value-type="float" office:value="94.4" calcext:value-type="float">
            <text:p>94.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0597" calcext:value-type="float">
            <text:p>240597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0828" calcext:value-type="float">
            <text:p>240828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1057" calcext:value-type="float">
            <text:p>241057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1280" calcext:value-type="float">
            <text:p>241280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1512" calcext:value-type="float">
            <text:p>241512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1740" calcext:value-type="float">
            <text:p>241740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1965" calcext:value-type="float">
            <text:p>241965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2194" calcext:value-type="float">
            <text:p>242194</text:p>
          </table:table-cell>
          <table:table-cell office:value-type="float" office:value="94.4" calcext:value-type="float">
            <text:p>9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2420" calcext:value-type="float">
            <text:p>242420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2646" calcext:value-type="float">
            <text:p>242646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2876" calcext:value-type="float">
            <text:p>242876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3104" calcext:value-type="float">
            <text:p>243104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3330" calcext:value-type="float">
            <text:p>243330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3556" calcext:value-type="float">
            <text:p>243556</text:p>
          </table:table-cell>
          <table:table-cell office:value-type="float" office:value="94.4" calcext:value-type="float">
            <text:p>94.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3779" calcext:value-type="float">
            <text:p>243779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4008" calcext:value-type="float">
            <text:p>244008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4236" calcext:value-type="float">
            <text:p>244236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4469" calcext:value-type="float">
            <text:p>244469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4698" calcext:value-type="float">
            <text:p>244698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4925" calcext:value-type="float">
            <text:p>244925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5155" calcext:value-type="float">
            <text:p>245155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5379" calcext:value-type="float">
            <text:p>245379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5609" calcext:value-type="float">
            <text:p>245609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5837" calcext:value-type="float">
            <text:p>245837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6066" calcext:value-type="float">
            <text:p>246066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6298" calcext:value-type="float">
            <text:p>246298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6525" calcext:value-type="float">
            <text:p>246525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12096" calcext:value-type="float">
            <text:p>9120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6749" calcext:value-type="float">
            <text:p>246749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87044" calcext:value-type="float">
            <text:p>9870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6977" calcext:value-type="float">
            <text:p>246977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7213" calcext:value-type="float">
            <text:p>247213</text:p>
          </table:table-cell>
          <table:table-cell office:value-type="float" office:value="94.4" calcext:value-type="float">
            <text:p>94.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7440" calcext:value-type="float">
            <text:p>247440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4592" calcext:value-type="float">
            <text:p>7845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7668" calcext:value-type="float">
            <text:p>247668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4592" calcext:value-type="float">
            <text:p>7845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7895" calcext:value-type="float">
            <text:p>247895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5508" calcext:value-type="float">
            <text:p>8255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8123" calcext:value-type="float">
            <text:p>248123</text:p>
          </table:table-cell>
          <table:table-cell office:value-type="float" office:value="94.4" calcext:value-type="float">
            <text:p>94.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8350" calcext:value-type="float">
            <text:p>248350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8583" calcext:value-type="float">
            <text:p>248583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8818" calcext:value-type="float">
            <text:p>248818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9046" calcext:value-type="float">
            <text:p>249046</text:p>
          </table:table-cell>
          <table:table-cell office:value-type="float" office:value="94.1" calcext:value-type="float">
            <text:p>94.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9273" calcext:value-type="float">
            <text:p>249273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9501" calcext:value-type="float">
            <text:p>249501</text:p>
          </table:table-cell>
          <table:table-cell office:value-type="float" office:value="94.1" calcext:value-type="float">
            <text:p>94.1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9725" calcext:value-type="float">
            <text:p>249725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49959" calcext:value-type="float">
            <text:p>249959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0187" calcext:value-type="float">
            <text:p>250187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0415" calcext:value-type="float">
            <text:p>250415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0640" calcext:value-type="float">
            <text:p>250640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0866" calcext:value-type="float">
            <text:p>250866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1090" calcext:value-type="float">
            <text:p>251090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1314" calcext:value-type="float">
            <text:p>251314</text:p>
          </table:table-cell>
          <table:table-cell office:value-type="float" office:value="94.4" calcext:value-type="float">
            <text:p>9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1544" calcext:value-type="float">
            <text:p>251544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1772" calcext:value-type="float">
            <text:p>251772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2001" calcext:value-type="float">
            <text:p>252001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2229" calcext:value-type="float">
            <text:p>252229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2461" calcext:value-type="float">
            <text:p>252461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2692" calcext:value-type="float">
            <text:p>252692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2916" calcext:value-type="float">
            <text:p>252916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3147" calcext:value-type="float">
            <text:p>253147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3379" calcext:value-type="float">
            <text:p>253379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3605" calcext:value-type="float">
            <text:p>253605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3832" calcext:value-type="float">
            <text:p>253832</text:p>
          </table:table-cell>
          <table:table-cell office:value-type="float" office:value="94.4" calcext:value-type="float">
            <text:p>94.4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4058" calcext:value-type="float">
            <text:p>254058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4285" calcext:value-type="float">
            <text:p>254285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4510" calcext:value-type="float">
            <text:p>254510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4743" calcext:value-type="float">
            <text:p>254743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4970" calcext:value-type="float">
            <text:p>254970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5199" calcext:value-type="float">
            <text:p>255199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5427" calcext:value-type="float">
            <text:p>255427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5658" calcext:value-type="float">
            <text:p>255658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5888" calcext:value-type="float">
            <text:p>255888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6120" calcext:value-type="float">
            <text:p>256120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6349" calcext:value-type="float">
            <text:p>256349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6584" calcext:value-type="float">
            <text:p>256584</text:p>
          </table:table-cell>
          <table:table-cell office:value-type="float" office:value="94.4" calcext:value-type="float">
            <text:p>94.4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6811" calcext:value-type="float">
            <text:p>256811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7033" calcext:value-type="float">
            <text:p>257033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7260" calcext:value-type="float">
            <text:p>257260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7489" calcext:value-type="float">
            <text:p>257489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7722" calcext:value-type="float">
            <text:p>257722</text:p>
          </table:table-cell>
          <table:table-cell office:value-type="float" office:value="94.4" calcext:value-type="float">
            <text:p>94.4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7953" calcext:value-type="float">
            <text:p>257953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8177" calcext:value-type="float">
            <text:p>258177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8405" calcext:value-type="float">
            <text:p>258405</text:p>
          </table:table-cell>
          <table:table-cell office:value-type="float" office:value="94.4" calcext:value-type="float">
            <text:p>94.4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8635" calcext:value-type="float">
            <text:p>258635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8863" calcext:value-type="float">
            <text:p>258863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9092" calcext:value-type="float">
            <text:p>259092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9323" calcext:value-type="float">
            <text:p>259323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9550" calcext:value-type="float">
            <text:p>259550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59778" calcext:value-type="float">
            <text:p>259778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0010" calcext:value-type="float">
            <text:p>260010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0240" calcext:value-type="float">
            <text:p>260240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0467" calcext:value-type="float">
            <text:p>260467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0694" calcext:value-type="float">
            <text:p>260694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0924" calcext:value-type="float">
            <text:p>260924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1150" calcext:value-type="float">
            <text:p>261150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1371" calcext:value-type="float">
            <text:p>261371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1597" calcext:value-type="float">
            <text:p>261597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1824" calcext:value-type="float">
            <text:p>261824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2051" calcext:value-type="float">
            <text:p>262051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2285" calcext:value-type="float">
            <text:p>262285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2510" calcext:value-type="float">
            <text:p>262510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2733" calcext:value-type="float">
            <text:p>262733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2957" calcext:value-type="float">
            <text:p>262957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3183" calcext:value-type="float">
            <text:p>263183</text:p>
          </table:table-cell>
          <table:table-cell office:value-type="float" office:value="94.4" calcext:value-type="float">
            <text:p>94.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3410" calcext:value-type="float">
            <text:p>263410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3633" calcext:value-type="float">
            <text:p>263633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3855" calcext:value-type="float">
            <text:p>263855</text:p>
          </table:table-cell>
          <table:table-cell office:value-type="float" office:value="94.4" calcext:value-type="float">
            <text:p>94.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4084" calcext:value-type="float">
            <text:p>264084</text:p>
          </table:table-cell>
          <table:table-cell office:value-type="float" office:value="94.4" calcext:value-type="float">
            <text:p>94.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4312" calcext:value-type="float">
            <text:p>264312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4539" calcext:value-type="float">
            <text:p>264539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4766" calcext:value-type="float">
            <text:p>264766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4993" calcext:value-type="float">
            <text:p>264993</text:p>
          </table:table-cell>
          <table:table-cell office:value-type="float" office:value="94.4" calcext:value-type="float">
            <text:p>94.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5224" calcext:value-type="float">
            <text:p>265224</text:p>
          </table:table-cell>
          <table:table-cell office:value-type="float" office:value="94.4" calcext:value-type="float">
            <text:p>94.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5455" calcext:value-type="float">
            <text:p>265455</text:p>
          </table:table-cell>
          <table:table-cell office:value-type="float" office:value="94.4" calcext:value-type="float">
            <text:p>94.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5681" calcext:value-type="float">
            <text:p>265681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5907" calcext:value-type="float">
            <text:p>265907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6137" calcext:value-type="float">
            <text:p>266137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6362" calcext:value-type="float">
            <text:p>266362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6587" calcext:value-type="float">
            <text:p>266587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6814" calcext:value-type="float">
            <text:p>266814</text:p>
          </table:table-cell>
          <table:table-cell office:value-type="float" office:value="94.4" calcext:value-type="float">
            <text:p>94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7044" calcext:value-type="float">
            <text:p>267044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7267" calcext:value-type="float">
            <text:p>267267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7493" calcext:value-type="float">
            <text:p>267493</text:p>
          </table:table-cell>
          <table:table-cell office:value-type="float" office:value="94.4" calcext:value-type="float">
            <text:p>94.4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7722" calcext:value-type="float">
            <text:p>267722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7948" calcext:value-type="float">
            <text:p>267948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8177" calcext:value-type="float">
            <text:p>268177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8416" calcext:value-type="float">
            <text:p>268416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8642" calcext:value-type="float">
            <text:p>268642</text:p>
          </table:table-cell>
          <table:table-cell office:value-type="float" office:value="94.4" calcext:value-type="float">
            <text:p>94.4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8872" calcext:value-type="float">
            <text:p>268872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9100" calcext:value-type="float">
            <text:p>269100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9331" calcext:value-type="float">
            <text:p>269331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9558" calcext:value-type="float">
            <text:p>269558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69785" calcext:value-type="float">
            <text:p>269785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0012" calcext:value-type="float">
            <text:p>270012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0244" calcext:value-type="float">
            <text:p>270244</text:p>
          </table:table-cell>
          <table:table-cell office:value-type="float" office:value="94.4" calcext:value-type="float">
            <text:p>94.4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0475" calcext:value-type="float">
            <text:p>270475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0704" calcext:value-type="float">
            <text:p>270704</text:p>
          </table:table-cell>
          <table:table-cell office:value-type="float" office:value="94.4" calcext:value-type="float">
            <text:p>94.4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0935" calcext:value-type="float">
            <text:p>270935</text:p>
          </table:table-cell>
          <table:table-cell office:value-type="float" office:value="94.4" calcext:value-type="float">
            <text:p>94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1165" calcext:value-type="float">
            <text:p>271165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1390" calcext:value-type="float">
            <text:p>271390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1623" calcext:value-type="float">
            <text:p>271623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1851" calcext:value-type="float">
            <text:p>271851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2075" calcext:value-type="float">
            <text:p>272075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2307" calcext:value-type="float">
            <text:p>272307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2538" calcext:value-type="float">
            <text:p>272538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2768" calcext:value-type="float">
            <text:p>272768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2994" calcext:value-type="float">
            <text:p>272994</text:p>
          </table:table-cell>
          <table:table-cell office:value-type="float" office:value="94.4" calcext:value-type="float">
            <text:p>94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3222" calcext:value-type="float">
            <text:p>273222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3452" calcext:value-type="float">
            <text:p>273452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3680" calcext:value-type="float">
            <text:p>273680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3910" calcext:value-type="float">
            <text:p>273910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4137" calcext:value-type="float">
            <text:p>274137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4361" calcext:value-type="float">
            <text:p>274361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4589" calcext:value-type="float">
            <text:p>274589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4818" calcext:value-type="float">
            <text:p>274818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5047" calcext:value-type="float">
            <text:p>275047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5269" calcext:value-type="float">
            <text:p>275269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5502" calcext:value-type="float">
            <text:p>275502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5734" calcext:value-type="float">
            <text:p>275734</text:p>
          </table:table-cell>
          <table:table-cell office:value-type="float" office:value="94.4" calcext:value-type="float">
            <text:p>94.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5967" calcext:value-type="float">
            <text:p>275967</text:p>
          </table:table-cell>
          <table:table-cell office:value-type="float" office:value="94.1" calcext:value-type="float">
            <text:p>94.1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6197" calcext:value-type="float">
            <text:p>276197</text:p>
          </table:table-cell>
          <table:table-cell office:value-type="float" office:value="99.9" calcext:value-type="float">
            <text:p>99.9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6422" calcext:value-type="float">
            <text:p>276422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6643" calcext:value-type="float">
            <text:p>276643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6868" calcext:value-type="float">
            <text:p>276868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7092" calcext:value-type="float">
            <text:p>277092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7321" calcext:value-type="float">
            <text:p>277321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7548" calcext:value-type="float">
            <text:p>277548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7779" calcext:value-type="float">
            <text:p>277779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8006" calcext:value-type="float">
            <text:p>278006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8229" calcext:value-type="float">
            <text:p>278229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8461" calcext:value-type="float">
            <text:p>278461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8696" calcext:value-type="float">
            <text:p>278696</text:p>
          </table:table-cell>
          <table:table-cell office:value-type="float" office:value="94.1" calcext:value-type="float">
            <text:p>94.1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8924" calcext:value-type="float">
            <text:p>278924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9153" calcext:value-type="float">
            <text:p>279153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9373" calcext:value-type="float">
            <text:p>279373</text:p>
          </table:table-cell>
          <table:table-cell office:value-type="float" office:value="94.4" calcext:value-type="float">
            <text:p>94.4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9604" calcext:value-type="float">
            <text:p>279604</text:p>
          </table:table-cell>
          <table:table-cell office:value-type="float" office:value="94.4" calcext:value-type="float">
            <text:p>94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79836" calcext:value-type="float">
            <text:p>279836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0067" calcext:value-type="float">
            <text:p>280067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0296" calcext:value-type="float">
            <text:p>280296</text:p>
          </table:table-cell>
          <table:table-cell office:value-type="float" office:value="94.4" calcext:value-type="float">
            <text:p>94.4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0529" calcext:value-type="float">
            <text:p>280529</text:p>
          </table:table-cell>
          <table:table-cell office:value-type="float" office:value="94.4" calcext:value-type="float">
            <text:p>94.4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0759" calcext:value-type="float">
            <text:p>280759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0990" calcext:value-type="float">
            <text:p>280990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1218" calcext:value-type="float">
            <text:p>281218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1449" calcext:value-type="float">
            <text:p>281449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1678" calcext:value-type="float">
            <text:p>281678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1912" calcext:value-type="float">
            <text:p>281912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2138" calcext:value-type="float">
            <text:p>282138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2376" calcext:value-type="float">
            <text:p>282376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2605" calcext:value-type="float">
            <text:p>282605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2833" calcext:value-type="float">
            <text:p>282833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3057" calcext:value-type="float">
            <text:p>283057</text:p>
          </table:table-cell>
          <table:table-cell office:value-type="float" office:value="99.9" calcext:value-type="float">
            <text:p>99.9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3289" calcext:value-type="float">
            <text:p>283289</text:p>
          </table:table-cell>
          <table:table-cell office:value-type="float" office:value="99.9" calcext:value-type="float">
            <text:p>99.9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3526" calcext:value-type="float">
            <text:p>283526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3758" calcext:value-type="float">
            <text:p>283758</text:p>
          </table:table-cell>
          <table:table-cell office:value-type="float" office:value="5.9" calcext:value-type="float">
            <text:p>5.9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3988" calcext:value-type="float">
            <text:p>283988</text:p>
          </table:table-cell>
          <table:table-cell office:value-type="float" office:value="94.1" calcext:value-type="float">
            <text:p>94.1</text:p>
          </table:table-cell>
          <table:table-cell office:value-type="float" office:value="1.9" calcext:value-type="float">
            <text:p>1.9</text:p>
          </table:table-cell>
          <table:table-cell office:value-type="float" office:value="625832" calcext:value-type="float">
            <text:p>6258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4213" calcext:value-type="float">
            <text:p>284213</text:p>
          </table:table-cell>
          <table:table-cell office:value-type="float" office:value="94.4" calcext:value-type="float">
            <text:p>94.4</text:p>
          </table:table-cell>
          <table:table-cell office:value-type="float" office:value="1.9" calcext:value-type="float">
            <text:p>1.9</text:p>
          </table:table-cell>
          <table:table-cell office:value-type="float" office:value="625832" calcext:value-type="float">
            <text:p>6258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4450" calcext:value-type="float">
            <text:p>284450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27680" calcext:value-type="float">
            <text:p>6276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4682" calcext:value-type="float">
            <text:p>284682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6392" calcext:value-type="float">
            <text:p>6363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4908" calcext:value-type="float">
            <text:p>284908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47744" calcext:value-type="float">
            <text:p>647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5136" calcext:value-type="float">
            <text:p>285136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59096" calcext:value-type="float">
            <text:p>6590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5371" calcext:value-type="float">
            <text:p>285371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70184" calcext:value-type="float">
            <text:p>6701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5600" calcext:value-type="float">
            <text:p>285600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81536" calcext:value-type="float">
            <text:p>681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5827" calcext:value-type="float">
            <text:p>285827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2888" calcext:value-type="float">
            <text:p>6928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6058" calcext:value-type="float">
            <text:p>286058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703976" calcext:value-type="float">
            <text:p>7039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6287" calcext:value-type="float">
            <text:p>286287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15328" calcext:value-type="float">
            <text:p>715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6523" calcext:value-type="float">
            <text:p>286523</text:p>
          </table:table-cell>
          <table:table-cell office:value-type="float" office:value="94.4" calcext:value-type="float">
            <text:p>94.4</text:p>
          </table:table-cell>
          <table:table-cell office:value-type="float" office:value="2.2" calcext:value-type="float">
            <text:p>2.2</text:p>
          </table:table-cell>
          <table:table-cell office:value-type="float" office:value="727208" calcext:value-type="float">
            <text:p>7272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6754" calcext:value-type="float">
            <text:p>286754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38824" calcext:value-type="float">
            <text:p>7388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6983" calcext:value-type="float">
            <text:p>286983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49648" calcext:value-type="float">
            <text:p>7496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7212" calcext:value-type="float">
            <text:p>287212</text:p>
          </table:table-cell>
          <table:table-cell office:value-type="float" office:value="94.4" calcext:value-type="float">
            <text:p>94.4</text:p>
          </table:table-cell>
          <table:table-cell office:value-type="float" office:value="2.3" calcext:value-type="float">
            <text:p>2.3</text:p>
          </table:table-cell>
          <table:table-cell office:value-type="float" office:value="761000" calcext:value-type="float">
            <text:p>761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7441" calcext:value-type="float">
            <text:p>287441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72088" calcext:value-type="float">
            <text:p>7720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7669" calcext:value-type="float">
            <text:p>287669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2912" calcext:value-type="float">
            <text:p>7829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7896" calcext:value-type="float">
            <text:p>287896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94792" calcext:value-type="float">
            <text:p>7947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8130" calcext:value-type="float">
            <text:p>288130</text:p>
          </table:table-cell>
          <table:table-cell office:value-type="float" office:value="94.4" calcext:value-type="float">
            <text:p>94.4</text:p>
          </table:table-cell>
          <table:table-cell office:value-type="float" office:value="2.7" calcext:value-type="float">
            <text:p>2.7</text:p>
          </table:table-cell>
          <table:table-cell office:value-type="float" office:value="888220" calcext:value-type="float">
            <text:p>8882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8360" calcext:value-type="float">
            <text:p>28836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8590" calcext:value-type="float">
            <text:p>28859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8820" calcext:value-type="float">
            <text:p>28882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9049" calcext:value-type="float">
            <text:p>28904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9278" calcext:value-type="float">
            <text:p>28927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9508" calcext:value-type="float">
            <text:p>28950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9736" calcext:value-type="float">
            <text:p>28973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89965" calcext:value-type="float">
            <text:p>289965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0192" calcext:value-type="float">
            <text:p>29019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0421" calcext:value-type="float">
            <text:p>29042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0644" calcext:value-type="float">
            <text:p>290644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0873" calcext:value-type="float">
            <text:p>290873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1097" calcext:value-type="float">
            <text:p>291097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1330" calcext:value-type="float">
            <text:p>291330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1558" calcext:value-type="float">
            <text:p>291558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1783" calcext:value-type="float">
            <text:p>291783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2016" calcext:value-type="float">
            <text:p>292016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2242" calcext:value-type="float">
            <text:p>292242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2469" calcext:value-type="float">
            <text:p>292469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2696" calcext:value-type="float">
            <text:p>292696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2930" calcext:value-type="float">
            <text:p>292930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3159" calcext:value-type="float">
            <text:p>293159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3391" calcext:value-type="float">
            <text:p>293391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3621" calcext:value-type="float">
            <text:p>293621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3851" calcext:value-type="float">
            <text:p>293851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4077" calcext:value-type="float">
            <text:p>294077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4309" calcext:value-type="float">
            <text:p>294309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4538" calcext:value-type="float">
            <text:p>294538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4768" calcext:value-type="float">
            <text:p>294768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4994" calcext:value-type="float">
            <text:p>294994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5217" calcext:value-type="float">
            <text:p>295217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5448" calcext:value-type="float">
            <text:p>295448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5677" calcext:value-type="float">
            <text:p>295677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5907" calcext:value-type="float">
            <text:p>295907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6131" calcext:value-type="float">
            <text:p>296131</text:p>
          </table:table-cell>
          <table:table-cell office:value-type="float" office:value="94.4" calcext:value-type="float">
            <text:p>94.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6361" calcext:value-type="float">
            <text:p>296361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6590" calcext:value-type="float">
            <text:p>296590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6820" calcext:value-type="float">
            <text:p>296820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7049" calcext:value-type="float">
            <text:p>297049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7275" calcext:value-type="float">
            <text:p>297275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7508" calcext:value-type="float">
            <text:p>297508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7733" calcext:value-type="float">
            <text:p>297733</text:p>
          </table:table-cell>
          <table:table-cell office:value-type="float" office:value="94.4" calcext:value-type="float">
            <text:p>94.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7964" calcext:value-type="float">
            <text:p>297964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8189" calcext:value-type="float">
            <text:p>298189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8414" calcext:value-type="float">
            <text:p>298414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8635" calcext:value-type="float">
            <text:p>298635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8863" calcext:value-type="float">
            <text:p>29886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2,9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9088" calcext:value-type="float">
            <text:p>29908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2,9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9315" calcext:value-type="float">
            <text:p>299315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2,9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9542" calcext:value-type="float">
            <text:p>299542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9767" calcext:value-type="float">
            <text:p>299767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299996" calcext:value-type="float">
            <text:p>299996</text:p>
          </table:table-cell>
          <table:table-cell office:value-type="float" office:value="94.4" calcext:value-type="float">
            <text:p>94.4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0227" calcext:value-type="float">
            <text:p>300227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0456" calcext:value-type="float">
            <text:p>300456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0674" calcext:value-type="float">
            <text:p>300674</text:p>
          </table:table-cell>
          <table:table-cell office:value-type="float" office:value="94.4" calcext:value-type="float">
            <text:p>94.4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0900" calcext:value-type="float">
            <text:p>300900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1128" calcext:value-type="float">
            <text:p>301128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1360" calcext:value-type="float">
            <text:p>301360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1586" calcext:value-type="float">
            <text:p>301586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1816" calcext:value-type="float">
            <text:p>301816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2048" calcext:value-type="float">
            <text:p>302048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2275" calcext:value-type="float">
            <text:p>302275</text:p>
          </table:table-cell>
          <table:table-cell office:value-type="float" office:value="94.4" calcext:value-type="float">
            <text:p>94.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2505" calcext:value-type="float">
            <text:p>302505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2735" calcext:value-type="float">
            <text:p>302735</text:p>
          </table:table-cell>
          <table:table-cell office:value-type="float" office:value="94.4" calcext:value-type="float">
            <text:p>94.4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2966" calcext:value-type="float">
            <text:p>302966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3202" calcext:value-type="float">
            <text:p>303202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3430" calcext:value-type="float">
            <text:p>303430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3659" calcext:value-type="float">
            <text:p>303659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3888" calcext:value-type="float">
            <text:p>303888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4117" calcext:value-type="float">
            <text:p>304117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4341" calcext:value-type="float">
            <text:p>304341</text:p>
          </table:table-cell>
          <table:table-cell office:value-type="float" office:value="94.1" calcext:value-type="float">
            <text:p>94.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4568" calcext:value-type="float">
            <text:p>304568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4796" calcext:value-type="float">
            <text:p>304796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5025" calcext:value-type="float">
            <text:p>305025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5260" calcext:value-type="float">
            <text:p>305260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5490" calcext:value-type="float">
            <text:p>305490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5720" calcext:value-type="float">
            <text:p>305720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5949" calcext:value-type="float">
            <text:p>305949</text:p>
          </table:table-cell>
          <table:table-cell office:value-type="float" office:value="94.1" calcext:value-type="float">
            <text:p>94.1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6177" calcext:value-type="float">
            <text:p>306177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6410" calcext:value-type="float">
            <text:p>306410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6639" calcext:value-type="float">
            <text:p>306639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6864" calcext:value-type="float">
            <text:p>306864</text:p>
          </table:table-cell>
          <table:table-cell office:value-type="float" office:value="94.4" calcext:value-type="float">
            <text:p>94.4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7092" calcext:value-type="float">
            <text:p>307092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7320" calcext:value-type="float">
            <text:p>307320</text:p>
          </table:table-cell>
          <table:table-cell office:value-type="float" office:value="94.4" calcext:value-type="float">
            <text:p>94.4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7554" calcext:value-type="float">
            <text:p>307554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7774" calcext:value-type="float">
            <text:p>307774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8005" calcext:value-type="float">
            <text:p>308005</text:p>
          </table:table-cell>
          <table:table-cell office:value-type="float" office:value="94.4" calcext:value-type="float">
            <text:p>94.4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8233" calcext:value-type="float">
            <text:p>308233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8462" calcext:value-type="float">
            <text:p>308462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8691" calcext:value-type="float">
            <text:p>308691</text:p>
          </table:table-cell>
          <table:table-cell office:value-type="float" office:value="94.1" calcext:value-type="float">
            <text:p>94.1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8920" calcext:value-type="float">
            <text:p>308920</text:p>
          </table:table-cell>
          <table:table-cell office:value-type="float" office:value="11.8" calcext:value-type="float">
            <text:p>11.8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9149" calcext:value-type="float">
            <text:p>309149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25044" calcext:value-type="float">
            <text:p>6250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9378" calcext:value-type="float">
            <text:p>309378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25044" calcext:value-type="float">
            <text:p>6250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9606" calcext:value-type="float">
            <text:p>309606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28212" calcext:value-type="float">
            <text:p>6282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09836" calcext:value-type="float">
            <text:p>309836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9036" calcext:value-type="float">
            <text:p>6390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0062" calcext:value-type="float">
            <text:p>310062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50124" calcext:value-type="float">
            <text:p>650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0290" calcext:value-type="float">
            <text:p>310290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61212" calcext:value-type="float">
            <text:p>6612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0520" calcext:value-type="float">
            <text:p>310520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72564" calcext:value-type="float">
            <text:p>6725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0749" calcext:value-type="float">
            <text:p>310749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83388" calcext:value-type="float">
            <text:p>6833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0982" calcext:value-type="float">
            <text:p>310982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4476" calcext:value-type="float">
            <text:p>6944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1213" calcext:value-type="float">
            <text:p>311213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705300" calcext:value-type="float">
            <text:p>705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1434" calcext:value-type="float">
            <text:p>311434</text:p>
          </table:table-cell>
          <table:table-cell office:value-type="float" office:value="94.4" calcext:value-type="float">
            <text:p>94.4</text:p>
          </table:table-cell>
          <table:table-cell office:value-type="float" office:value="2.2" calcext:value-type="float">
            <text:p>2.2</text:p>
          </table:table-cell>
          <table:table-cell office:value-type="float" office:value="716652" calcext:value-type="float">
            <text:p>7166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1661" calcext:value-type="float">
            <text:p>311661</text:p>
          </table:table-cell>
          <table:table-cell office:value-type="float" office:value="94.4" calcext:value-type="float">
            <text:p>94.4</text:p>
          </table:table-cell>
          <table:table-cell office:value-type="float" office:value="2.2" calcext:value-type="float">
            <text:p>2.2</text:p>
          </table:table-cell>
          <table:table-cell office:value-type="float" office:value="727740" calcext:value-type="float">
            <text:p>7277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1891" calcext:value-type="float">
            <text:p>311891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39092" calcext:value-type="float">
            <text:p>7390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2118" calcext:value-type="float">
            <text:p>312118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50444" calcext:value-type="float">
            <text:p>7504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2346" calcext:value-type="float">
            <text:p>312346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532" calcext:value-type="float">
            <text:p>7615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2574" calcext:value-type="float">
            <text:p>312574</text:p>
          </table:table-cell>
          <table:table-cell office:value-type="float" office:value="94.4" calcext:value-type="float">
            <text:p>94.4</text:p>
          </table:table-cell>
          <table:table-cell office:value-type="float" office:value="2.4" calcext:value-type="float">
            <text:p>2.4</text:p>
          </table:table-cell>
          <table:table-cell office:value-type="float" office:value="772884" calcext:value-type="float">
            <text:p>7728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2807" calcext:value-type="float">
            <text:p>312807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4236" calcext:value-type="float">
            <text:p>7842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3037" calcext:value-type="float">
            <text:p>313037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95324" calcext:value-type="float">
            <text:p>795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3259" calcext:value-type="float">
            <text:p>313259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03668" calcext:value-type="float">
            <text:p>9036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3487" calcext:value-type="float">
            <text:p>313487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53788" calcext:value-type="float">
            <text:p>9537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3716" calcext:value-type="float">
            <text:p>31371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3944" calcext:value-type="float">
            <text:p>31394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4175" calcext:value-type="float">
            <text:p>314175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4401" calcext:value-type="float">
            <text:p>31440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4632" calcext:value-type="float">
            <text:p>31463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4861" calcext:value-type="float">
            <text:p>31486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5087" calcext:value-type="float">
            <text:p>315087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5315" calcext:value-type="float">
            <text:p>315315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5545" calcext:value-type="float">
            <text:p>31554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5785" calcext:value-type="float">
            <text:p>31578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9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6012" calcext:value-type="float">
            <text:p>316012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6239" calcext:value-type="float">
            <text:p>316239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6462" calcext:value-type="float">
            <text:p>316462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6693" calcext:value-type="float">
            <text:p>316693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6923" calcext:value-type="float">
            <text:p>316923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7147" calcext:value-type="float">
            <text:p>317147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7373" calcext:value-type="float">
            <text:p>317373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7599" calcext:value-type="float">
            <text:p>317599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7826" calcext:value-type="float">
            <text:p>317826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8054" calcext:value-type="float">
            <text:p>318054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8280" calcext:value-type="float">
            <text:p>318280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8508" calcext:value-type="float">
            <text:p>318508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8737" calcext:value-type="float">
            <text:p>318737</text:p>
          </table:table-cell>
          <table:table-cell office:value-type="float" office:value="94.1" calcext:value-type="float">
            <text:p>94.1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8968" calcext:value-type="float">
            <text:p>318968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9196" calcext:value-type="float">
            <text:p>319196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9424" calcext:value-type="float">
            <text:p>319424</text:p>
          </table:table-cell>
          <table:table-cell office:value-type="float" office:value="88.9" calcext:value-type="float">
            <text:p>88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9650" calcext:value-type="float">
            <text:p>319650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19878" calcext:value-type="float">
            <text:p>319878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0104" calcext:value-type="float">
            <text:p>320104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0340" calcext:value-type="float">
            <text:p>320340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0560" calcext:value-type="float">
            <text:p>320560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0789" calcext:value-type="float">
            <text:p>320789</text:p>
          </table:table-cell>
          <table:table-cell office:value-type="float" office:value="94.1" calcext:value-type="float">
            <text:p>94.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1015" calcext:value-type="float">
            <text:p>321015</text:p>
          </table:table-cell>
          <table:table-cell office:value-type="float" office:value="94.4" calcext:value-type="float">
            <text:p>94.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1242" calcext:value-type="float">
            <text:p>321242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1468" calcext:value-type="float">
            <text:p>321468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1692" calcext:value-type="float">
            <text:p>321692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1921" calcext:value-type="float">
            <text:p>321921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2154" calcext:value-type="float">
            <text:p>322154</text:p>
          </table:table-cell>
          <table:table-cell office:value-type="float" office:value="94.4" calcext:value-type="float">
            <text:p>94.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2380" calcext:value-type="float">
            <text:p>322380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2609" calcext:value-type="float">
            <text:p>322609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2836" calcext:value-type="float">
            <text:p>322836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3062" calcext:value-type="float">
            <text:p>323062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3289" calcext:value-type="float">
            <text:p>32328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2,1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3517" calcext:value-type="float">
            <text:p>323517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3745" calcext:value-type="float">
            <text:p>323745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3972" calcext:value-type="float">
            <text:p>32397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2,1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4208" calcext:value-type="float">
            <text:p>32420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2,1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4440" calcext:value-type="float">
            <text:p>32444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2,1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4664" calcext:value-type="float">
            <text:p>324664</text:p>
          </table:table-cell>
          <table:table-cell office:value-type="float" office:value="94.4" calcext:value-type="float">
            <text:p>94.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4893" calcext:value-type="float">
            <text:p>324893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5117" calcext:value-type="float">
            <text:p>325117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5339" calcext:value-type="float">
            <text:p>325339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5569" calcext:value-type="float">
            <text:p>325569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5799" calcext:value-type="float">
            <text:p>325799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6030" calcext:value-type="float">
            <text:p>326030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6260" calcext:value-type="float">
            <text:p>326260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6494" calcext:value-type="float">
            <text:p>326494</text:p>
          </table:table-cell>
          <table:table-cell office:value-type="float" office:value="94.4" calcext:value-type="float">
            <text:p>94.4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6724" calcext:value-type="float">
            <text:p>326724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6950" calcext:value-type="float">
            <text:p>326950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7175" calcext:value-type="float">
            <text:p>327175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7406" calcext:value-type="float">
            <text:p>327406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7632" calcext:value-type="float">
            <text:p>327632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7860" calcext:value-type="float">
            <text:p>327860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8084" calcext:value-type="float">
            <text:p>328084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8314" calcext:value-type="float">
            <text:p>328314</text:p>
          </table:table-cell>
          <table:table-cell office:value-type="float" office:value="94.4" calcext:value-type="float">
            <text:p>94.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8543" calcext:value-type="float">
            <text:p>328543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8773" calcext:value-type="float">
            <text:p>328773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9003" calcext:value-type="float">
            <text:p>329003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9238" calcext:value-type="float">
            <text:p>329238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9468" calcext:value-type="float">
            <text:p>329468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9697" calcext:value-type="float">
            <text:p>329697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29923" calcext:value-type="float">
            <text:p>329923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0151" calcext:value-type="float">
            <text:p>330151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0381" calcext:value-type="float">
            <text:p>330381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0612" calcext:value-type="float">
            <text:p>330612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0838" calcext:value-type="float">
            <text:p>330838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1064" calcext:value-type="float">
            <text:p>331064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1285" calcext:value-type="float">
            <text:p>331285</text:p>
          </table:table-cell>
          <table:table-cell office:value-type="float" office:value="94.4" calcext:value-type="float">
            <text:p>94.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1518" calcext:value-type="float">
            <text:p>331518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1752" calcext:value-type="float">
            <text:p>331752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1980" calcext:value-type="float">
            <text:p>331980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2209" calcext:value-type="float">
            <text:p>332209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2434" calcext:value-type="float">
            <text:p>332434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2668" calcext:value-type="float">
            <text:p>332668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2899" calcext:value-type="float">
            <text:p>332899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43328" calcext:value-type="float">
            <text:p>643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3133" calcext:value-type="float">
            <text:p>333133</text:p>
          </table:table-cell>
          <table:table-cell office:value-type="float" office:value="94.4" calcext:value-type="float">
            <text:p>94.4</text:p>
          </table:table-cell>
          <table:table-cell office:value-type="float" office:value="2" calcext:value-type="float">
            <text:p>2</text:p>
          </table:table-cell>
          <table:table-cell office:value-type="float" office:value="643328" calcext:value-type="float">
            <text:p>643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3358" calcext:value-type="float">
            <text:p>333358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49132" calcext:value-type="float">
            <text:p>6491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3581" calcext:value-type="float">
            <text:p>333581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64444" calcext:value-type="float">
            <text:p>6644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3804" calcext:value-type="float">
            <text:p>333804</text:p>
          </table:table-cell>
          <table:table-cell office:value-type="float" office:value="94.1" calcext:value-type="float">
            <text:p>94.1</text:p>
          </table:table-cell>
          <table:table-cell office:value-type="float" office:value="2.1" calcext:value-type="float">
            <text:p>2.1</text:p>
          </table:table-cell>
          <table:table-cell office:value-type="float" office:value="678700" calcext:value-type="float">
            <text:p>6787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4030" calcext:value-type="float">
            <text:p>334030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4012" calcext:value-type="float">
            <text:p>6940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4260" calcext:value-type="float">
            <text:p>334260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09060" calcext:value-type="float">
            <text:p>7090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4484" calcext:value-type="float">
            <text:p>334484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4372" calcext:value-type="float">
            <text:p>724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4709" calcext:value-type="float">
            <text:p>334709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39684" calcext:value-type="float">
            <text:p>7396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4941" calcext:value-type="float">
            <text:p>334941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54996" calcext:value-type="float">
            <text:p>7549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5162" calcext:value-type="float">
            <text:p>335162</text:p>
          </table:table-cell>
          <table:table-cell office:value-type="float" office:value="94.4" calcext:value-type="float">
            <text:p>94.4</text:p>
          </table:table-cell>
          <table:table-cell office:value-type="float" office:value="2.3" calcext:value-type="float">
            <text:p>2.3</text:p>
          </table:table-cell>
          <table:table-cell office:value-type="float" office:value="768988" calcext:value-type="float">
            <text:p>768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5397" calcext:value-type="float">
            <text:p>335397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3244" calcext:value-type="float">
            <text:p>7832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5622" calcext:value-type="float">
            <text:p>335622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98028" calcext:value-type="float">
            <text:p>7980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5850" calcext:value-type="float">
            <text:p>33585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13340" calcext:value-type="float">
            <text:p>8133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6073" calcext:value-type="float">
            <text:p>336073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8652" calcext:value-type="float">
            <text:p>8286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6305" calcext:value-type="float">
            <text:p>336305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4228" calcext:value-type="float">
            <text:p>8442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6532" calcext:value-type="float">
            <text:p>336532</text:p>
          </table:table-cell>
          <table:table-cell office:value-type="float" office:value="94.4" calcext:value-type="float">
            <text:p>94.4</text:p>
          </table:table-cell>
          <table:table-cell office:value-type="float" office:value="2.6" calcext:value-type="float">
            <text:p>2.6</text:p>
          </table:table-cell>
          <table:table-cell office:value-type="float" office:value="859540" calcext:value-type="float">
            <text:p>8595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6760" calcext:value-type="float">
            <text:p>336760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73796" calcext:value-type="float">
            <text:p>8737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6987" calcext:value-type="float">
            <text:p>336987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89636" calcext:value-type="float">
            <text:p>889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7218" calcext:value-type="float">
            <text:p>337218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05476" calcext:value-type="float">
            <text:p>9054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7452" calcext:value-type="float">
            <text:p>337452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84692" calcext:value-type="float">
            <text:p>9846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7680" calcext:value-type="float">
            <text:p>337680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7907" calcext:value-type="float">
            <text:p>337907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7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8136" calcext:value-type="float">
            <text:p>338136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8366" calcext:value-type="float">
            <text:p>338366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8598" calcext:value-type="float">
            <text:p>338598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8827" calcext:value-type="float">
            <text:p>338827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9056" calcext:value-type="float">
            <text:p>339056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9285" calcext:value-type="float">
            <text:p>339285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9518" calcext:value-type="float">
            <text:p>339518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9750" calcext:value-type="float">
            <text:p>339750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39972" calcext:value-type="float">
            <text:p>339972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0206" calcext:value-type="float">
            <text:p>340206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0437" calcext:value-type="float">
            <text:p>340437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0666" calcext:value-type="float">
            <text:p>340666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0891" calcext:value-type="float">
            <text:p>340891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1125" calcext:value-type="float">
            <text:p>341125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1356" calcext:value-type="float">
            <text:p>341356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1581" calcext:value-type="float">
            <text:p>341581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1816" calcext:value-type="float">
            <text:p>341816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2043" calcext:value-type="float">
            <text:p>342043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2270" calcext:value-type="float">
            <text:p>342270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2499" calcext:value-type="float">
            <text:p>342499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2728" calcext:value-type="float">
            <text:p>342728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2954" calcext:value-type="float">
            <text:p>342954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3183" calcext:value-type="float">
            <text:p>343183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3411" calcext:value-type="float">
            <text:p>343411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3640" calcext:value-type="float">
            <text:p>343640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3867" calcext:value-type="float">
            <text:p>343867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4097" calcext:value-type="float">
            <text:p>344097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4326" calcext:value-type="float">
            <text:p>344326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4557" calcext:value-type="float">
            <text:p>344557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4785" calcext:value-type="float">
            <text:p>344785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5009" calcext:value-type="float">
            <text:p>345009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5238" calcext:value-type="float">
            <text:p>345238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5468" calcext:value-type="float">
            <text:p>345468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5694" calcext:value-type="float">
            <text:p>345694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5927" calcext:value-type="float">
            <text:p>345927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6157" calcext:value-type="float">
            <text:p>346157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6387" calcext:value-type="float">
            <text:p>346387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6618" calcext:value-type="float">
            <text:p>346618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6847" calcext:value-type="float">
            <text:p>346847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7074" calcext:value-type="float">
            <text:p>347074</text:p>
          </table:table-cell>
          <table:table-cell office:value-type="float" office:value="94.4" calcext:value-type="float">
            <text:p>94.4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7306" calcext:value-type="float">
            <text:p>347306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7545" calcext:value-type="float">
            <text:p>347545</text:p>
          </table:table-cell>
          <table:table-cell office:value-type="float" office:value="94.4" calcext:value-type="float">
            <text:p>94.4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7776" calcext:value-type="float">
            <text:p>347776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8001" calcext:value-type="float">
            <text:p>348001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8232" calcext:value-type="float">
            <text:p>348232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8462" calcext:value-type="float">
            <text:p>348462</text:p>
          </table:table-cell>
          <table:table-cell office:value-type="float" office:value="94.4" calcext:value-type="float">
            <text:p>94.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8694" calcext:value-type="float">
            <text:p>348694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8924" calcext:value-type="float">
            <text:p>348924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9152" calcext:value-type="float">
            <text:p>349152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9380" calcext:value-type="float">
            <text:p>349380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9609" calcext:value-type="float">
            <text:p>349609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49839" calcext:value-type="float">
            <text:p>349839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0068" calcext:value-type="float">
            <text:p>350068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0294" calcext:value-type="float">
            <text:p>350294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0525" calcext:value-type="float">
            <text:p>350525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0759" calcext:value-type="float">
            <text:p>350759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0986" calcext:value-type="float">
            <text:p>350986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1216" calcext:value-type="float">
            <text:p>351216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1445" calcext:value-type="float">
            <text:p>351445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1673" calcext:value-type="float">
            <text:p>351673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1898" calcext:value-type="float">
            <text:p>351898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2129" calcext:value-type="float">
            <text:p>352129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2359" calcext:value-type="float">
            <text:p>352359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2588" calcext:value-type="float">
            <text:p>352588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2814" calcext:value-type="float">
            <text:p>352814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3043" calcext:value-type="float">
            <text:p>353043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3273" calcext:value-type="float">
            <text:p>353273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3497" calcext:value-type="float">
            <text:p>353497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3725" calcext:value-type="float">
            <text:p>353725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3950" calcext:value-type="float">
            <text:p>353950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4184" calcext:value-type="float">
            <text:p>354184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4413" calcext:value-type="float">
            <text:p>354413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4638" calcext:value-type="float">
            <text:p>354638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4868" calcext:value-type="float">
            <text:p>354868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5095" calcext:value-type="float">
            <text:p>355095</text:p>
          </table:table-cell>
          <table:table-cell office:value-type="float" office:value="94.4" calcext:value-type="float">
            <text:p>94.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5324" calcext:value-type="float">
            <text:p>355324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5556" calcext:value-type="float">
            <text:p>355556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5786" calcext:value-type="float">
            <text:p>355786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6013" calcext:value-type="float">
            <text:p>356013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6246" calcext:value-type="float">
            <text:p>356246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6469" calcext:value-type="float">
            <text:p>356469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6700" calcext:value-type="float">
            <text:p>356700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6927" calcext:value-type="float">
            <text:p>356927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7156" calcext:value-type="float">
            <text:p>357156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7384" calcext:value-type="float">
            <text:p>357384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7608" calcext:value-type="float">
            <text:p>357608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7840" calcext:value-type="float">
            <text:p>357840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8066" calcext:value-type="float">
            <text:p>358066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8300" calcext:value-type="float">
            <text:p>358300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8525" calcext:value-type="float">
            <text:p>358525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8754" calcext:value-type="float">
            <text:p>358754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8984" calcext:value-type="float">
            <text:p>358984</text:p>
          </table:table-cell>
          <table:table-cell office:value-type="float" office:value="94.4" calcext:value-type="float">
            <text:p>94.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9215" calcext:value-type="float">
            <text:p>359215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9442" calcext:value-type="float">
            <text:p>359442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9676" calcext:value-type="float">
            <text:p>359676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59909" calcext:value-type="float">
            <text:p>359909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0137" calcext:value-type="float">
            <text:p>360137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0365" calcext:value-type="float">
            <text:p>360365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0597" calcext:value-type="float">
            <text:p>360597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0827" calcext:value-type="float">
            <text:p>360827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1056" calcext:value-type="float">
            <text:p>361056</text:p>
          </table:table-cell>
          <table:table-cell office:value-type="float" office:value="94.1" calcext:value-type="float">
            <text:p>94.1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1286" calcext:value-type="float">
            <text:p>361286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1516" calcext:value-type="float">
            <text:p>361516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1745" calcext:value-type="float">
            <text:p>361745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1970" calcext:value-type="float">
            <text:p>361970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2203" calcext:value-type="float">
            <text:p>362203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2435" calcext:value-type="float">
            <text:p>362435</text:p>
          </table:table-cell>
          <table:table-cell office:value-type="float" office:value="94.4" calcext:value-type="float">
            <text:p>94.4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2669" calcext:value-type="float">
            <text:p>362669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2906" calcext:value-type="float">
            <text:p>362906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3136" calcext:value-type="float">
            <text:p>363136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3371" calcext:value-type="float">
            <text:p>363371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3595" calcext:value-type="float">
            <text:p>363595</text:p>
          </table:table-cell>
          <table:table-cell office:value-type="float" office:value="94.4" calcext:value-type="float">
            <text:p>94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3822" calcext:value-type="float">
            <text:p>363822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4049" calcext:value-type="float">
            <text:p>364049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4280" calcext:value-type="float">
            <text:p>364280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4509" calcext:value-type="float">
            <text:p>364509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4737" calcext:value-type="float">
            <text:p>364737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4966" calcext:value-type="float">
            <text:p>364966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5196" calcext:value-type="float">
            <text:p>365196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5433" calcext:value-type="float">
            <text:p>365433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5667" calcext:value-type="float">
            <text:p>365667</text:p>
          </table:table-cell>
          <table:table-cell office:value-type="float" office:value="94.1" calcext:value-type="float">
            <text:p>94.1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5894" calcext:value-type="float">
            <text:p>365894</text:p>
          </table:table-cell>
          <table:table-cell office:value-type="float" office:value="70.6" calcext:value-type="float">
            <text:p>70.6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6121" calcext:value-type="float">
            <text:p>366121</text:p>
          </table:table-cell>
          <table:table-cell office:value-type="float" office:value="47.1" calcext:value-type="float">
            <text:p>47.1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6347" calcext:value-type="float">
            <text:p>366347</text:p>
          </table:table-cell>
          <table:table-cell office:value-type="float" office:value="83.3" calcext:value-type="float">
            <text:p>83.3</text:p>
          </table:table-cell>
          <table:table-cell office:value-type="float" office:value="0.6" calcext:value-type="float">
            <text:p>0.6</text:p>
          </table:table-cell>
          <table:table-cell office:value-type="float" office:value="191616" calcext:value-type="float">
            <text:p>1916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6588" calcext:value-type="float">
            <text:p>366588</text:p>
          </table:table-cell>
          <table:table-cell office:value-type="float" office:value="88.2" calcext:value-type="float">
            <text:p>88.2</text:p>
          </table:table-cell>
          <table:table-cell office:value-type="float" office:value="0.6" calcext:value-type="float">
            <text:p>0.6</text:p>
          </table:table-cell>
          <table:table-cell office:value-type="float" office:value="191108" calcext:value-type="float">
            <text:p>1911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6821" calcext:value-type="float">
            <text:p>366821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190596" calcext:value-type="float">
            <text:p>1905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7047" calcext:value-type="float">
            <text:p>367047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194272" calcext:value-type="float">
            <text:p>194272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7279" calcext:value-type="float">
            <text:p>367279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6176" calcext:value-type="float">
            <text:p>2061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7509" calcext:value-type="float">
            <text:p>367509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6176" calcext:value-type="float">
            <text:p>2061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7735" calcext:value-type="float">
            <text:p>367735</text:p>
          </table:table-cell>
          <table:table-cell office:value-type="float" office:value="88.9" calcext:value-type="float">
            <text:p>88.9</text:p>
          </table:table-cell>
          <table:table-cell office:value-type="float" office:value="0.6" calcext:value-type="float">
            <text:p>0.6</text:p>
          </table:table-cell>
          <table:table-cell office:value-type="float" office:value="206808" calcext:value-type="float">
            <text:p>2068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7965" calcext:value-type="float">
            <text:p>367965</text:p>
          </table:table-cell>
          <table:table-cell office:value-type="float" office:value="94.1" calcext:value-type="float">
            <text:p>94.1</text:p>
          </table:table-cell>
          <table:table-cell office:value-type="float" office:value="0.6" calcext:value-type="float">
            <text:p>0.6</text:p>
          </table:table-cell>
          <table:table-cell office:value-type="float" office:value="206552" calcext:value-type="float">
            <text:p>2065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3499916" calcext:value-type="float">
            <text:p>3499916</text:p>
          </table:table-cell>
          <table:table-cell office:value-type="float" office:value="368189" calcext:value-type="float">
            <text:p>368189</text:p>
          </table:table-cell>
          <table:table-cell office:value-type="float" office:value="88.2" calcext:value-type="float">
            <text:p>88.2</text:p>
          </table:table-cell>
          <table:table-cell office:value-type="float" office:value="0.6" calcext:value-type="float">
            <text:p>0.6</text:p>
          </table:table-cell>
          <table:table-cell office:value-type="float" office:value="206552" calcext:value-type="float">
            <text:p>2065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419" calcext:value-type="float">
            <text:p>36841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 style:data-style-name="N2" text:time-value="23:30:58.841770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9T23:35:10.829275779</dc:date>
    <meta:editing-duration>PT6H39M58S</meta:editing-duration>
    <meta:editing-cycles>3</meta:editing-cycles>
    <meta:generator>LibreOffice/6.4.7.2$Linux_X86_64 LibreOffice_project/40$Build-2</meta:generator>
    <meta:document-statistic meta:table-count="1" meta:cell-count="113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902cm" svg:height="9cm" xlink:href=".." xlink:type="simple" chart:class="chart:line" chart:style-name="ch1">
        <chart:legend chart:legend-position="end" svg:x="16.891cm" svg:y="3.952cm" style:legend-expansion="high" chart:style-name="ch2"/>
        <chart:plot-area chart:style-name="ch3" table:cell-range-address="'bench-morph-nmbs-1'.B2:'bench-morph-nmbs-1'.D1613 'bench-morph-nmbs-1'.C1:'bench-morph-nmbs-1'.D1" chart:data-source-has-labels="both" svg:x="0.398cm" svg:y="0.18cm" svg:width="16.095cm" svg:height="8.64cm">
          <chartooo:coordinate-region svg:x="1.205cm" svg:y="0.18cm" svg:width="15.288cm" svg:height="7.829cm"/>
          <chart:axis chart:dimension="x" chart:name="primary-x" chart:style-name="ch4" chartooo:axis-type="auto">
            <chartooo:date-scale/>
            <chart:categories table:cell-range-address="'bench-morph-nmbs-1'.B2:'bench-morph-nmbs-1'.B16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ench-morph-nmbs-1'.C2:'bench-morph-nmbs-1'.C1613" chart:label-cell-address="'bench-morph-nmbs-1'.C1:'bench-morph-nmbs-1'.C1" chart:class="chart:line">
            <chart:data-point chart:repeated="1612"/>
          </chart:series>
          <chart:series chart:style-name="ch8" chart:values-cell-range-address="'bench-morph-nmbs-1'.D2:'bench-morph-nmbs-1'.D1613" chart:label-cell-address="'bench-morph-nmbs-1'.D1:'bench-morph-nmbs-1'.D1" chart:class="chart:line">
            <chart:data-point chart:repeated="16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%</text:p>
                <draw:g>
                  <svg:desc>'bench-morph-nmbs-1'.C1:'bench-morph-nmbs-1'.C1</svg:desc>
                </draw:g>
              </table:table-cell>
              <table:table-cell office:value-type="string">
                <text:p>Memory %</text:p>
                <draw:g>
                  <svg:desc>'bench-morph-nmbs-1'.D1:'bench-morph-nmbs-1'.D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bench-morph-nmbs-1'.B2:'bench-morph-nmbs-1'.B1613</svg:desc>
                </draw:g>
              </table:table-cell>
              <table:table-cell office:value-type="float" office:value="94.1">
                <text:p>94.1</text:p>
                <draw:g>
                  <svg:desc>'bench-morph-nmbs-1'.C2:'bench-morph-nmbs-1'.C1613</svg:desc>
                </draw:g>
              </table:table-cell>
              <table:table-cell office:value-type="float" office:value="0.2">
                <text:p>0.2</text:p>
                <draw:g>
                  <svg:desc>'bench-morph-nmbs-1'.D2:'bench-morph-nmbs-1'.D1613</svg:desc>
                </draw:g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99.9">
                <text:p>99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99.9">
                <text:p>99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99.9">
                <text:p>99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99.9">
                <text:p>99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125">
                <text:p>1125</text:p>
              </table:table-cell>
              <table:table-cell office:value-type="float" office:value="94.4">
                <text:p>94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354">
                <text:p>1354</text:p>
              </table:table-cell>
              <table:table-cell office:value-type="float" office:value="88.9">
                <text:p>88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585">
                <text:p>1585</text:p>
              </table:table-cell>
              <table:table-cell office:value-type="float" office:value="94.4">
                <text:p>94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815">
                <text:p>1815</text:p>
              </table:table-cell>
              <table:table-cell office:value-type="float" office:value="99.9">
                <text:p>99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41">
                <text:p>2041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272">
                <text:p>2272</text:p>
              </table:table-cell>
              <table:table-cell office:value-type="float" office:value="94.4">
                <text:p>94.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2502">
                <text:p>2502</text:p>
              </table:table-cell>
              <table:table-cell office:value-type="float" office:value="94.4">
                <text:p>94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2731">
                <text:p>2731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59">
                <text:p>2959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90">
                <text:p>3190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18">
                <text:p>3418</text:p>
              </table:table-cell>
              <table:table-cell office:value-type="float" office:value="99.9">
                <text:p>99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3648">
                <text:p>3648</text:p>
              </table:table-cell>
              <table:table-cell office:value-type="float" office:value="99.9">
                <text:p>99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3875">
                <text:p>3875</text:p>
              </table:table-cell>
              <table:table-cell office:value-type="float" office:value="94.4">
                <text:p>94.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102">
                <text:p>4102</text:p>
              </table:table-cell>
              <table:table-cell office:value-type="float" office:value="99.9">
                <text:p>99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343">
                <text:p>4343</text:p>
              </table:table-cell>
              <table:table-cell office:value-type="float" office:value="5.9">
                <text:p>5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568">
                <text:p>4568</text:p>
              </table:table-cell>
              <table:table-cell office:value-type="float" office:value="99.9">
                <text:p>99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794">
                <text:p>4794</text:p>
              </table:table-cell>
              <table:table-cell office:value-type="float" office:value="94.4">
                <text:p>94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021">
                <text:p>5021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244">
                <text:p>5244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469">
                <text:p>5469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03">
                <text:p>5703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32">
                <text:p>5932</text:p>
              </table:table-cell>
              <table:table-cell office:value-type="float" office:value="99.9">
                <text:p>99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6162">
                <text:p>6162</text:p>
              </table:table-cell>
              <table:table-cell office:value-type="float" office:value="94.4">
                <text:p>94.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395">
                <text:p>6395</text:p>
              </table:table-cell>
              <table:table-cell office:value-type="float" office:value="82.4">
                <text:p>82.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629">
                <text:p>6629</text:p>
              </table:table-cell>
              <table:table-cell office:value-type="float" office:value="52.9">
                <text:p>52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6857">
                <text:p>6857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087">
                <text:p>7087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316">
                <text:p>7316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548">
                <text:p>7548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779">
                <text:p>7779</text:p>
              </table:table-cell>
              <table:table-cell office:value-type="float" office:value="99.9">
                <text:p>9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8006">
                <text:p>8006</text:p>
              </table:table-cell>
              <table:table-cell office:value-type="float" office:value="99.9">
                <text:p>9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8233">
                <text:p>8233</text:p>
              </table:table-cell>
              <table:table-cell office:value-type="float" office:value="94.4">
                <text:p>94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8465">
                <text:p>8465</text:p>
              </table:table-cell>
              <table:table-cell office:value-type="float" office:value="99.9">
                <text:p>99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8689">
                <text:p>8689</text:p>
              </table:table-cell>
              <table:table-cell office:value-type="float" office:value="99.9">
                <text:p>99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8910">
                <text:p>8910</text:p>
              </table:table-cell>
              <table:table-cell office:value-type="float" office:value="99.9">
                <text:p>99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9141">
                <text:p>9141</text:p>
              </table:table-cell>
              <table:table-cell office:value-type="float" office:value="99.9">
                <text:p>99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372">
                <text:p>9372</text:p>
              </table:table-cell>
              <table:table-cell office:value-type="float" office:value="94.4">
                <text:p>94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9602">
                <text:p>9602</text:p>
              </table:table-cell>
              <table:table-cell office:value-type="float" office:value="94.4">
                <text:p>94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9833">
                <text:p>9833</text:p>
              </table:table-cell>
              <table:table-cell office:value-type="float" office:value="99.9">
                <text:p>99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0060">
                <text:p>10060</text:p>
              </table:table-cell>
              <table:table-cell office:value-type="float" office:value="23.5">
                <text:p>23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0290">
                <text:p>10290</text:p>
              </table:table-cell>
              <table:table-cell office:value-type="float" office:value="94.1">
                <text:p>94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520">
                <text:p>10520</text:p>
              </table:table-cell>
              <table:table-cell office:value-type="float" office:value="99.9">
                <text:p>99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746">
                <text:p>10746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977">
                <text:p>10977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1213">
                <text:p>11213</text:p>
              </table:table-cell>
              <table:table-cell office:value-type="float" office:value="88.9">
                <text:p>88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442">
                <text:p>11442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69">
                <text:p>11669</text:p>
              </table:table-cell>
              <table:table-cell office:value-type="float" office:value="99.9">
                <text:p>99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1894">
                <text:p>11894</text:p>
              </table:table-cell>
              <table:table-cell office:value-type="float" office:value="99.9">
                <text:p>99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2127">
                <text:p>12127</text:p>
              </table:table-cell>
              <table:table-cell office:value-type="float" office:value="99.9">
                <text:p>99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2354">
                <text:p>12354</text:p>
              </table:table-cell>
              <table:table-cell office:value-type="float" office:value="94.4">
                <text:p>94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2585">
                <text:p>12585</text:p>
              </table:table-cell>
              <table:table-cell office:value-type="float" office:value="11.8">
                <text:p>11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2813">
                <text:p>12813</text:p>
              </table:table-cell>
              <table:table-cell office:value-type="float" office:value="94.4">
                <text:p>94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042">
                <text:p>13042</text:p>
              </table:table-cell>
              <table:table-cell office:value-type="float" office:value="94.4">
                <text:p>94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3275">
                <text:p>13275</text:p>
              </table:table-cell>
              <table:table-cell office:value-type="float" office:value="72.2">
                <text:p>72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509">
                <text:p>13509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3740">
                <text:p>13740</text:p>
              </table:table-cell>
              <table:table-cell office:value-type="float" office:value="99.9">
                <text:p>99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3968">
                <text:p>13968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430">
                <text:p>14430</text:p>
              </table:table-cell>
              <table:table-cell office:value-type="float" office:value="99.9">
                <text:p>9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4664">
                <text:p>14664</text:p>
              </table:table-cell>
              <table:table-cell office:value-type="float" office:value="99.9">
                <text:p>99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4891">
                <text:p>14891</text:p>
              </table:table-cell>
              <table:table-cell office:value-type="float" office:value="99.9">
                <text:p>99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5118">
                <text:p>15118</text:p>
              </table:table-cell>
              <table:table-cell office:value-type="float" office:value="99.9">
                <text:p>99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5347">
                <text:p>15347</text:p>
              </table:table-cell>
              <table:table-cell office:value-type="float" office:value="99.9">
                <text:p>99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5571">
                <text:p>15571</text:p>
              </table:table-cell>
              <table:table-cell office:value-type="float" office:value="99.9">
                <text:p>99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5802">
                <text:p>15802</text:p>
              </table:table-cell>
              <table:table-cell office:value-type="float" office:value="99.9">
                <text:p>99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6032">
                <text:p>16032</text:p>
              </table:table-cell>
              <table:table-cell office:value-type="float" office:value="99.9">
                <text:p>99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6258">
                <text:p>16258</text:p>
              </table:table-cell>
              <table:table-cell office:value-type="float" office:value="99.9">
                <text:p>99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6485">
                <text:p>16485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6707">
                <text:p>16707</text:p>
              </table:table-cell>
              <table:table-cell office:value-type="float" office:value="99.9">
                <text:p>99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6936">
                <text:p>16936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7158">
                <text:p>17158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7387">
                <text:p>17387</text:p>
              </table:table-cell>
              <table:table-cell office:value-type="float" office:value="99.9">
                <text:p>99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7617">
                <text:p>17617</text:p>
              </table:table-cell>
              <table:table-cell office:value-type="float" office:value="99.9">
                <text:p>99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7842">
                <text:p>17842</text:p>
              </table:table-cell>
              <table:table-cell office:value-type="float" office:value="99.9">
                <text:p>99.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18067">
                <text:p>18067</text:p>
              </table:table-cell>
              <table:table-cell office:value-type="float" office:value="99.9">
                <text:p>99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291">
                <text:p>18291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8520">
                <text:p>18520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8746">
                <text:p>18746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8971">
                <text:p>18971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197">
                <text:p>19197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9430">
                <text:p>19430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9662">
                <text:p>19662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9892">
                <text:p>19892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0126">
                <text:p>20126</text:p>
              </table:table-cell>
              <table:table-cell office:value-type="float" office:value="94.4">
                <text:p>94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0359">
                <text:p>20359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0585">
                <text:p>20585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0811">
                <text:p>20811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1041">
                <text:p>21041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1264">
                <text:p>21264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1491">
                <text:p>21491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1721">
                <text:p>21721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1951">
                <text:p>21951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2178">
                <text:p>22178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2404">
                <text:p>22404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2634">
                <text:p>22634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2866">
                <text:p>22866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3097">
                <text:p>23097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3325">
                <text:p>23325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3553">
                <text:p>23553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3782">
                <text:p>23782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4014">
                <text:p>24014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4247">
                <text:p>24247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478">
                <text:p>24478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4711">
                <text:p>24711</text:p>
              </table:table-cell>
              <table:table-cell office:value-type="float" office:value="94.4">
                <text:p>94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4945">
                <text:p>24945</text:p>
              </table:table-cell>
              <table:table-cell office:value-type="float" office:value="94.4">
                <text:p>94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5174">
                <text:p>25174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5404">
                <text:p>25404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5631">
                <text:p>25631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5856">
                <text:p>25856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6086">
                <text:p>26086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6316">
                <text:p>26316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6544">
                <text:p>26544</text:p>
              </table:table-cell>
              <table:table-cell office:value-type="float" office:value="94.4">
                <text:p>94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6774">
                <text:p>26774</text:p>
              </table:table-cell>
              <table:table-cell office:value-type="float" office:value="94.4">
                <text:p>94.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006">
                <text:p>27006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7237">
                <text:p>27237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7461">
                <text:p>27461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7692">
                <text:p>27692</text:p>
              </table:table-cell>
              <table:table-cell office:value-type="float" office:value="94.4">
                <text:p>94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7928">
                <text:p>27928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28157">
                <text:p>28157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8393">
                <text:p>28393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28617">
                <text:p>28617</text:p>
              </table:table-cell>
              <table:table-cell office:value-type="float" office:value="99.9">
                <text:p>99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8848">
                <text:p>28848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9080">
                <text:p>29080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9310">
                <text:p>29310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9538">
                <text:p>29538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9767">
                <text:p>29767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996">
                <text:p>29996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30226">
                <text:p>30226</text:p>
              </table:table-cell>
              <table:table-cell office:value-type="float" office:value="94.4">
                <text:p>94.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30453">
                <text:p>30453</text:p>
              </table:table-cell>
              <table:table-cell office:value-type="float" office:value="94.4">
                <text:p>94.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0683">
                <text:p>30683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0912">
                <text:p>30912</text:p>
              </table:table-cell>
              <table:table-cell office:value-type="float" office:value="99.9">
                <text:p>99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1138">
                <text:p>31138</text:p>
              </table:table-cell>
              <table:table-cell office:value-type="float" office:value="99.9">
                <text:p>99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31368">
                <text:p>31368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598">
                <text:p>31598</text:p>
              </table:table-cell>
              <table:table-cell office:value-type="float" office:value="99.9">
                <text:p>99.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31827">
                <text:p>31827</text:p>
              </table:table-cell>
              <table:table-cell office:value-type="float" office:value="99.9">
                <text:p>99.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32052">
                <text:p>32052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32281">
                <text:p>32281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2516">
                <text:p>32516</text:p>
              </table:table-cell>
              <table:table-cell office:value-type="float" office:value="99.9">
                <text:p>99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32746">
                <text:p>32746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2975">
                <text:p>32975</text:p>
              </table:table-cell>
              <table:table-cell office:value-type="float" office:value="94.4">
                <text:p>94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3201">
                <text:p>33201</text:p>
              </table:table-cell>
              <table:table-cell office:value-type="float" office:value="94.4">
                <text:p>94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3427">
                <text:p>33427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3653">
                <text:p>33653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3879">
                <text:p>33879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4107">
                <text:p>34107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4333">
                <text:p>34333</text:p>
              </table:table-cell>
              <table:table-cell office:value-type="float" office:value="94.4">
                <text:p>94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4565">
                <text:p>34565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4797">
                <text:p>34797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5025">
                <text:p>35025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5250">
                <text:p>35250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5473">
                <text:p>35473</text:p>
              </table:table-cell>
              <table:table-cell office:value-type="float" office:value="94.4">
                <text:p>94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5701">
                <text:p>35701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5924">
                <text:p>35924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6152">
                <text:p>36152</text:p>
              </table:table-cell>
              <table:table-cell office:value-type="float" office:value="94.4">
                <text:p>94.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6384">
                <text:p>36384</text:p>
              </table:table-cell>
              <table:table-cell office:value-type="float" office:value="94.4">
                <text:p>94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36612">
                <text:p>36612</text:p>
              </table:table-cell>
              <table:table-cell office:value-type="float" office:value="99.9">
                <text:p>99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36845">
                <text:p>36845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7078">
                <text:p>37078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7311">
                <text:p>37311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7532">
                <text:p>37532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7759">
                <text:p>37759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7985">
                <text:p>37985</text:p>
              </table:table-cell>
              <table:table-cell office:value-type="float" office:value="94.4">
                <text:p>94.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38212">
                <text:p>38212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8674">
                <text:p>38674</text:p>
              </table:table-cell>
              <table:table-cell office:value-type="float" office:value="94.4">
                <text:p>94.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38902">
                <text:p>38902</text:p>
              </table:table-cell>
              <table:table-cell office:value-type="float" office:value="99.9">
                <text:p>99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130">
                <text:p>39130</text:p>
              </table:table-cell>
              <table:table-cell office:value-type="float" office:value="99.9">
                <text:p>99.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9354">
                <text:p>39354</text:p>
              </table:table-cell>
              <table:table-cell office:value-type="float" office:value="99.9">
                <text:p>99.9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39577">
                <text:p>39577</text:p>
              </table:table-cell>
              <table:table-cell office:value-type="float" office:value="99.9">
                <text:p>99.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39802">
                <text:p>39802</text:p>
              </table:table-cell>
              <table:table-cell office:value-type="float" office:value="99.9">
                <text:p>99.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0031">
                <text:p>40031</text:p>
              </table:table-cell>
              <table:table-cell office:value-type="float" office:value="94.4">
                <text:p>94.4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40254">
                <text:p>40254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94.4">
                <text:p>94.4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40711">
                <text:p>40711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0942">
                <text:p>40942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1172">
                <text:p>41172</text:p>
              </table:table-cell>
              <table:table-cell office:value-type="float" office:value="94.4">
                <text:p>94.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1402">
                <text:p>41402</text:p>
              </table:table-cell>
              <table:table-cell office:value-type="float" office:value="94.4">
                <text:p>94.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1636">
                <text:p>41636</text:p>
              </table:table-cell>
              <table:table-cell office:value-type="float" office:value="99.9">
                <text:p>99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1865">
                <text:p>41865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42092">
                <text:p>42092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318">
                <text:p>42318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2766">
                <text:p>42766</text:p>
              </table:table-cell>
              <table:table-cell office:value-type="float" office:value="99.9">
                <text:p>99.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3217">
                <text:p>43217</text:p>
              </table:table-cell>
              <table:table-cell office:value-type="float" office:value="99.9">
                <text:p>99.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43444">
                <text:p>43444</text:p>
              </table:table-cell>
              <table:table-cell office:value-type="float" office:value="94.4">
                <text:p>94.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99.9">
                <text:p>99.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94.4">
                <text:p>94.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99.9">
                <text:p>99.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94.4">
                <text:p>94.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94.4">
                <text:p>94.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44825">
                <text:p>44825</text:p>
              </table:table-cell>
              <table:table-cell office:value-type="float" office:value="99.9">
                <text:p>99.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45053">
                <text:p>45053</text:p>
              </table:table-cell>
              <table:table-cell office:value-type="float" office:value="99.9">
                <text:p>99.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45283">
                <text:p>45283</text:p>
              </table:table-cell>
              <table:table-cell office:value-type="float" office:value="94.4">
                <text:p>94.4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972">
                <text:p>45972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6197">
                <text:p>46197</text:p>
              </table:table-cell>
              <table:table-cell office:value-type="float" office:value="99.9">
                <text:p>99.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46431">
                <text:p>46431</text:p>
              </table:table-cell>
              <table:table-cell office:value-type="float" office:value="99.9">
                <text:p>99.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46661">
                <text:p>46661</text:p>
              </table:table-cell>
              <table:table-cell office:value-type="float" office:value="99.9">
                <text:p>99.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46884">
                <text:p>46884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47107">
                <text:p>47107</text:p>
              </table:table-cell>
              <table:table-cell office:value-type="float" office:value="99.9">
                <text:p>99.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47336">
                <text:p>47336</text:p>
              </table:table-cell>
              <table:table-cell office:value-type="float" office:value="99.9">
                <text:p>99.9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47562">
                <text:p>47562</text:p>
              </table:table-cell>
              <table:table-cell office:value-type="float" office:value="94.4">
                <text:p>94.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7790">
                <text:p>47790</text:p>
              </table:table-cell>
              <table:table-cell office:value-type="float" office:value="99.9">
                <text:p>99.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48018">
                <text:p>48018</text:p>
              </table:table-cell>
              <table:table-cell office:value-type="float" office:value="99.9">
                <text:p>99.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48249">
                <text:p>48249</text:p>
              </table:table-cell>
              <table:table-cell office:value-type="float" office:value="99.9">
                <text:p>99.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48479">
                <text:p>48479</text:p>
              </table:table-cell>
              <table:table-cell office:value-type="float" office:value="99.9">
                <text:p>99.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48707">
                <text:p>48707</text:p>
              </table:table-cell>
              <table:table-cell office:value-type="float" office:value="99.9">
                <text:p>99.9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48938">
                <text:p>48938</text:p>
              </table:table-cell>
              <table:table-cell office:value-type="float" office:value="99.9">
                <text:p>99.9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49169">
                <text:p>49169</text:p>
              </table:table-cell>
              <table:table-cell office:value-type="float" office:value="99.9">
                <text:p>99.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49401">
                <text:p>49401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49634">
                <text:p>49634</text:p>
              </table:table-cell>
              <table:table-cell office:value-type="float" office:value="94.4">
                <text:p>94.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49864">
                <text:p>49864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50092">
                <text:p>50092</text:p>
              </table:table-cell>
              <table:table-cell office:value-type="float" office:value="99.9">
                <text:p>99.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50321">
                <text:p>50321</text:p>
              </table:table-cell>
              <table:table-cell office:value-type="float" office:value="99.9">
                <text:p>99.9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50549">
                <text:p>50549</text:p>
              </table:table-cell>
              <table:table-cell office:value-type="float" office:value="99.9">
                <text:p>99.9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50776">
                <text:p>50776</text:p>
              </table:table-cell>
              <table:table-cell office:value-type="float" office:value="99.9">
                <text:p>99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1006">
                <text:p>51006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51239">
                <text:p>51239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51467">
                <text:p>51467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51692">
                <text:p>51692</text:p>
              </table:table-cell>
              <table:table-cell office:value-type="float" office:value="94.4">
                <text:p>94.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51923">
                <text:p>51923</text:p>
              </table:table-cell>
              <table:table-cell office:value-type="float" office:value="94.4">
                <text:p>94.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52153">
                <text:p>52153</text:p>
              </table:table-cell>
              <table:table-cell office:value-type="float" office:value="99.9">
                <text:p>99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52378">
                <text:p>52378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2610">
                <text:p>52610</text:p>
              </table:table-cell>
              <table:table-cell office:value-type="float" office:value="99.9">
                <text:p>99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2837">
                <text:p>52837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53063">
                <text:p>53063</text:p>
              </table:table-cell>
              <table:table-cell office:value-type="float" office:value="94.4">
                <text:p>94.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53294">
                <text:p>53294</text:p>
              </table:table-cell>
              <table:table-cell office:value-type="float" office:value="99.9">
                <text:p>99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522">
                <text:p>53522</text:p>
              </table:table-cell>
              <table:table-cell office:value-type="float" office:value="94.4">
                <text:p>94.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752">
                <text:p>53752</text:p>
              </table:table-cell>
              <table:table-cell office:value-type="float" office:value="99.9">
                <text:p>99.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53977">
                <text:p>53977</text:p>
              </table:table-cell>
              <table:table-cell office:value-type="float" office:value="99.9">
                <text:p>99.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54207">
                <text:p>54207</text:p>
              </table:table-cell>
              <table:table-cell office:value-type="float" office:value="99.9">
                <text:p>99.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54436">
                <text:p>54436</text:p>
              </table:table-cell>
              <table:table-cell office:value-type="float" office:value="99.9">
                <text:p>99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4663">
                <text:p>54663</text:p>
              </table:table-cell>
              <table:table-cell office:value-type="float" office:value="88.9">
                <text:p>88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4894">
                <text:p>54894</text:p>
              </table:table-cell>
              <table:table-cell office:value-type="float" office:value="99.9">
                <text:p>99.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55121">
                <text:p>55121</text:p>
              </table:table-cell>
              <table:table-cell office:value-type="float" office:value="99.9">
                <text:p>99.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55350">
                <text:p>55350</text:p>
              </table:table-cell>
              <table:table-cell office:value-type="float" office:value="99.9">
                <text:p>99.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5580">
                <text:p>55580</text:p>
              </table:table-cell>
              <table:table-cell office:value-type="float" office:value="99.9">
                <text:p>99.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5808">
                <text:p>55808</text:p>
              </table:table-cell>
              <table:table-cell office:value-type="float" office:value="99.9">
                <text:p>99.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6034">
                <text:p>56034</text:p>
              </table:table-cell>
              <table:table-cell office:value-type="float" office:value="94.4">
                <text:p>94.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6265">
                <text:p>56265</text:p>
              </table:table-cell>
              <table:table-cell office:value-type="float" office:value="99.9">
                <text:p>99.9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56497">
                <text:p>56497</text:p>
              </table:table-cell>
              <table:table-cell office:value-type="float" office:value="99.9">
                <text:p>99.9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56725">
                <text:p>56725</text:p>
              </table:table-cell>
              <table:table-cell office:value-type="float" office:value="88.9">
                <text:p>88.9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56953">
                <text:p>56953</text:p>
              </table:table-cell>
              <table:table-cell office:value-type="float" office:value="99.9">
                <text:p>99.9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57178">
                <text:p>57178</text:p>
              </table:table-cell>
              <table:table-cell office:value-type="float" office:value="99.9">
                <text:p>99.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57403">
                <text:p>57403</text:p>
              </table:table-cell>
              <table:table-cell office:value-type="float" office:value="99.9">
                <text:p>99.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57633">
                <text:p>57633</text:p>
              </table:table-cell>
              <table:table-cell office:value-type="float" office:value="99.9">
                <text:p>99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57863">
                <text:p>57863</text:p>
              </table:table-cell>
              <table:table-cell office:value-type="float" office:value="99.9">
                <text:p>99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58094">
                <text:p>58094</text:p>
              </table:table-cell>
              <table:table-cell office:value-type="float" office:value="99.9">
                <text:p>99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8317">
                <text:p>58317</text:p>
              </table:table-cell>
              <table:table-cell office:value-type="float" office:value="99.9">
                <text:p>99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8543">
                <text:p>58543</text:p>
              </table:table-cell>
              <table:table-cell office:value-type="float" office:value="99.9">
                <text:p>99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8771">
                <text:p>58771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58999">
                <text:p>58999</text:p>
              </table:table-cell>
              <table:table-cell office:value-type="float" office:value="99.9">
                <text:p>99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59228">
                <text:p>59228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59457">
                <text:p>59457</text:p>
              </table:table-cell>
              <table:table-cell office:value-type="float" office:value="99.9">
                <text:p>99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59685">
                <text:p>59685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59908">
                <text:p>59908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60135">
                <text:p>60135</text:p>
              </table:table-cell>
              <table:table-cell office:value-type="float" office:value="94.4">
                <text:p>94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60367">
                <text:p>60367</text:p>
              </table:table-cell>
              <table:table-cell office:value-type="float" office:value="99.9">
                <text:p>99.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60590">
                <text:p>60590</text:p>
              </table:table-cell>
              <table:table-cell office:value-type="float" office:value="99.9">
                <text:p>99.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60820">
                <text:p>60820</text:p>
              </table:table-cell>
              <table:table-cell office:value-type="float" office:value="99.9">
                <text:p>99.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61048">
                <text:p>61048</text:p>
              </table:table-cell>
              <table:table-cell office:value-type="float" office:value="99.9">
                <text:p>99.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61277">
                <text:p>61277</text:p>
              </table:table-cell>
              <table:table-cell office:value-type="float" office:value="99.9">
                <text:p>99.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61508">
                <text:p>61508</text:p>
              </table:table-cell>
              <table:table-cell office:value-type="float" office:value="99.9">
                <text:p>99.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61737">
                <text:p>61737</text:p>
              </table:table-cell>
              <table:table-cell office:value-type="float" office:value="99.9">
                <text:p>99.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61970">
                <text:p>61970</text:p>
              </table:table-cell>
              <table:table-cell office:value-type="float" office:value="99.9">
                <text:p>99.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62199">
                <text:p>62199</text:p>
              </table:table-cell>
              <table:table-cell office:value-type="float" office:value="99.9">
                <text:p>99.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62429">
                <text:p>62429</text:p>
              </table:table-cell>
              <table:table-cell office:value-type="float" office:value="99.9">
                <text:p>99.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62655">
                <text:p>62655</text:p>
              </table:table-cell>
              <table:table-cell office:value-type="float" office:value="94.4">
                <text:p>94.4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62884">
                <text:p>62884</text:p>
              </table:table-cell>
              <table:table-cell office:value-type="float" office:value="94.4">
                <text:p>94.4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63117">
                <text:p>63117</text:p>
              </table:table-cell>
              <table:table-cell office:value-type="float" office:value="94.1">
                <text:p>94.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3347">
                <text:p>63347</text:p>
              </table:table-cell>
              <table:table-cell office:value-type="float" office:value="99.9">
                <text:p>99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3574">
                <text:p>63574</text:p>
              </table:table-cell>
              <table:table-cell office:value-type="float" office:value="94.4">
                <text:p>94.4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63804">
                <text:p>63804</text:p>
              </table:table-cell>
              <table:table-cell office:value-type="float" office:value="99.9">
                <text:p>99.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64028">
                <text:p>64028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64259">
                <text:p>64259</text:p>
              </table:table-cell>
              <table:table-cell office:value-type="float" office:value="99.9">
                <text:p>99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64486">
                <text:p>64486</text:p>
              </table:table-cell>
              <table:table-cell office:value-type="float" office:value="99.9">
                <text:p>99.9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64712">
                <text:p>64712</text:p>
              </table:table-cell>
              <table:table-cell office:value-type="float" office:value="99.9">
                <text:p>99.9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64939">
                <text:p>64939</text:p>
              </table:table-cell>
              <table:table-cell office:value-type="float" office:value="99.9">
                <text:p>99.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65168">
                <text:p>65168</text:p>
              </table:table-cell>
              <table:table-cell office:value-type="float" office:value="99.9">
                <text:p>99.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65394">
                <text:p>65394</text:p>
              </table:table-cell>
              <table:table-cell office:value-type="float" office:value="94.4">
                <text:p>94.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65623">
                <text:p>65623</text:p>
              </table:table-cell>
              <table:table-cell office:value-type="float" office:value="94.4">
                <text:p>94.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65852">
                <text:p>65852</text:p>
              </table:table-cell>
              <table:table-cell office:value-type="float" office:value="99.9">
                <text:p>99.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66077">
                <text:p>66077</text:p>
              </table:table-cell>
              <table:table-cell office:value-type="float" office:value="94.1">
                <text:p>94.1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66294">
                <text:p>66294</text:p>
              </table:table-cell>
              <table:table-cell office:value-type="float" office:value="99.9">
                <text:p>99.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66524">
                <text:p>66524</text:p>
              </table:table-cell>
              <table:table-cell office:value-type="float" office:value="99.9">
                <text:p>99.9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66754">
                <text:p>66754</text:p>
              </table:table-cell>
              <table:table-cell office:value-type="float" office:value="99.9">
                <text:p>99.9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66980">
                <text:p>66980</text:p>
              </table:table-cell>
              <table:table-cell office:value-type="float" office:value="99.9">
                <text:p>99.9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67209">
                <text:p>67209</text:p>
              </table:table-cell>
              <table:table-cell office:value-type="float" office:value="99.9">
                <text:p>99.9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67438">
                <text:p>67438</text:p>
              </table:table-cell>
              <table:table-cell office:value-type="float" office:value="99.9">
                <text:p>99.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67668">
                <text:p>67668</text:p>
              </table:table-cell>
              <table:table-cell office:value-type="float" office:value="99.9">
                <text:p>99.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67895">
                <text:p>67895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8123">
                <text:p>68123</text:p>
              </table:table-cell>
              <table:table-cell office:value-type="float" office:value="99.9">
                <text:p>99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8357">
                <text:p>68357</text:p>
              </table:table-cell>
              <table:table-cell office:value-type="float" office:value="99.9">
                <text:p>99.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68578">
                <text:p>68578</text:p>
              </table:table-cell>
              <table:table-cell office:value-type="float" office:value="99.9">
                <text:p>99.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68810">
                <text:p>68810</text:p>
              </table:table-cell>
              <table:table-cell office:value-type="float" office:value="99.9">
                <text:p>99.9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69030">
                <text:p>69030</text:p>
              </table:table-cell>
              <table:table-cell office:value-type="float" office:value="99.9">
                <text:p>99.9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69261">
                <text:p>69261</text:p>
              </table:table-cell>
              <table:table-cell office:value-type="float" office:value="99.9">
                <text:p>99.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69492">
                <text:p>69492</text:p>
              </table:table-cell>
              <table:table-cell office:value-type="float" office:value="94.4">
                <text:p>94.4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69724">
                <text:p>69724</text:p>
              </table:table-cell>
              <table:table-cell office:value-type="float" office:value="99.9">
                <text:p>99.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69950">
                <text:p>69950</text:p>
              </table:table-cell>
              <table:table-cell office:value-type="float" office:value="99.9">
                <text:p>99.9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70179">
                <text:p>70179</text:p>
              </table:table-cell>
              <table:table-cell office:value-type="float" office:value="99.9">
                <text:p>99.9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70406">
                <text:p>70406</text:p>
              </table:table-cell>
              <table:table-cell office:value-type="float" office:value="99.9">
                <text:p>99.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70636">
                <text:p>70636</text:p>
              </table:table-cell>
              <table:table-cell office:value-type="float" office:value="99.9">
                <text:p>99.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70867">
                <text:p>70867</text:p>
              </table:table-cell>
              <table:table-cell office:value-type="float" office:value="99.9">
                <text:p>99.9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71096">
                <text:p>71096</text:p>
              </table:table-cell>
              <table:table-cell office:value-type="float" office:value="94.1">
                <text:p>94.1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71325">
                <text:p>71325</text:p>
              </table:table-cell>
              <table:table-cell office:value-type="float" office:value="99.9">
                <text:p>99.9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71549">
                <text:p>71549</text:p>
              </table:table-cell>
              <table:table-cell office:value-type="float" office:value="99.9">
                <text:p>99.9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71779">
                <text:p>71779</text:p>
              </table:table-cell>
              <table:table-cell office:value-type="float" office:value="99.9">
                <text:p>99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72006">
                <text:p>72006</text:p>
              </table:table-cell>
              <table:table-cell office:value-type="float" office:value="99.9">
                <text:p>99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72232">
                <text:p>72232</text:p>
              </table:table-cell>
              <table:table-cell office:value-type="float" office:value="94.4">
                <text:p>94.4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72461">
                <text:p>72461</text:p>
              </table:table-cell>
              <table:table-cell office:value-type="float" office:value="99.9">
                <text:p>99.9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72688">
                <text:p>72688</text:p>
              </table:table-cell>
              <table:table-cell office:value-type="float" office:value="99.9">
                <text:p>99.9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72924">
                <text:p>72924</text:p>
              </table:table-cell>
              <table:table-cell office:value-type="float" office:value="94.4">
                <text:p>94.4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73156">
                <text:p>73156</text:p>
              </table:table-cell>
              <table:table-cell office:value-type="float" office:value="99.9">
                <text:p>99.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73389">
                <text:p>73389</text:p>
              </table:table-cell>
              <table:table-cell office:value-type="float" office:value="99.9">
                <text:p>99.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73625">
                <text:p>73625</text:p>
              </table:table-cell>
              <table:table-cell office:value-type="float" office:value="88.9">
                <text:p>88.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73854">
                <text:p>73854</text:p>
              </table:table-cell>
              <table:table-cell office:value-type="float" office:value="99.9">
                <text:p>99.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74085">
                <text:p>74085</text:p>
              </table:table-cell>
              <table:table-cell office:value-type="float" office:value="94.4">
                <text:p>94.4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74315">
                <text:p>74315</text:p>
              </table:table-cell>
              <table:table-cell office:value-type="float" office:value="99.9">
                <text:p>99.9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74545">
                <text:p>74545</text:p>
              </table:table-cell>
              <table:table-cell office:value-type="float" office:value="99.9">
                <text:p>99.9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74774">
                <text:p>74774</text:p>
              </table:table-cell>
              <table:table-cell office:value-type="float" office:value="99.9">
                <text:p>99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5002">
                <text:p>75002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5232">
                <text:p>75232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5460">
                <text:p>75460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5684">
                <text:p>75684</text:p>
              </table:table-cell>
              <table:table-cell office:value-type="float" office:value="94.4">
                <text:p>94.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5912">
                <text:p>75912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6135">
                <text:p>76135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6361">
                <text:p>76361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6587">
                <text:p>76587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6816">
                <text:p>76816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7040">
                <text:p>77040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7266">
                <text:p>77266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7494">
                <text:p>77494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7719">
                <text:p>77719</text:p>
              </table:table-cell>
              <table:table-cell office:value-type="float" office:value="99.9">
                <text:p>99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7951">
                <text:p>77951</text:p>
              </table:table-cell>
              <table:table-cell office:value-type="float" office:value="99.9">
                <text:p>99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78186">
                <text:p>78186</text:p>
              </table:table-cell>
              <table:table-cell office:value-type="float" office:value="99.9">
                <text:p>99.9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78414">
                <text:p>78414</text:p>
              </table:table-cell>
              <table:table-cell office:value-type="float" office:value="99.9">
                <text:p>99.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8641">
                <text:p>78641</text:p>
              </table:table-cell>
              <table:table-cell office:value-type="float" office:value="99.9">
                <text:p>99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8870">
                <text:p>78870</text:p>
              </table:table-cell>
              <table:table-cell office:value-type="float" office:value="99.9">
                <text:p>99.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79101">
                <text:p>79101</text:p>
              </table:table-cell>
              <table:table-cell office:value-type="float" office:value="99.9">
                <text:p>99.9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79330">
                <text:p>79330</text:p>
              </table:table-cell>
              <table:table-cell office:value-type="float" office:value="99.9">
                <text:p>99.9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float" office:value="79556">
                <text:p>79556</text:p>
              </table:table-cell>
              <table:table-cell office:value-type="float" office:value="99.9">
                <text:p>99.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79788">
                <text:p>79788</text:p>
              </table:table-cell>
              <table:table-cell office:value-type="float" office:value="99.9">
                <text:p>99.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80019">
                <text:p>80019</text:p>
              </table:table-cell>
              <table:table-cell office:value-type="float" office:value="99.9">
                <text:p>99.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80249">
                <text:p>80249</text:p>
              </table:table-cell>
              <table:table-cell office:value-type="float" office:value="99.9">
                <text:p>99.9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80475">
                <text:p>80475</text:p>
              </table:table-cell>
              <table:table-cell office:value-type="float" office:value="94.4">
                <text:p>94.4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80705">
                <text:p>80705</text:p>
              </table:table-cell>
              <table:table-cell office:value-type="float" office:value="88.9">
                <text:p>88.9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80933">
                <text:p>80933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1166">
                <text:p>81166</text:p>
              </table:table-cell>
              <table:table-cell office:value-type="float" office:value="99.9">
                <text:p>99.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81399">
                <text:p>81399</text:p>
              </table:table-cell>
              <table:table-cell office:value-type="float" office:value="99.9">
                <text:p>99.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1630">
                <text:p>81630</text:p>
              </table:table-cell>
              <table:table-cell office:value-type="float" office:value="99.9">
                <text:p>99.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81859">
                <text:p>81859</text:p>
              </table:table-cell>
              <table:table-cell office:value-type="float" office:value="99.9">
                <text:p>99.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82085">
                <text:p>82085</text:p>
              </table:table-cell>
              <table:table-cell office:value-type="float" office:value="99.9">
                <text:p>99.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2307">
                <text:p>82307</text:p>
              </table:table-cell>
              <table:table-cell office:value-type="float" office:value="99.9">
                <text:p>99.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2534">
                <text:p>82534</text:p>
              </table:table-cell>
              <table:table-cell office:value-type="float" office:value="99.9">
                <text:p>99.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2754">
                <text:p>82754</text:p>
              </table:table-cell>
              <table:table-cell office:value-type="float" office:value="99.9">
                <text:p>99.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2980">
                <text:p>82980</text:p>
              </table:table-cell>
              <table:table-cell office:value-type="float" office:value="99.9">
                <text:p>99.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3207">
                <text:p>83207</text:p>
              </table:table-cell>
              <table:table-cell office:value-type="float" office:value="99.9">
                <text:p>99.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3432">
                <text:p>83432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83663">
                <text:p>83663</text:p>
              </table:table-cell>
              <table:table-cell office:value-type="float" office:value="99.9">
                <text:p>99.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3895">
                <text:p>83895</text:p>
              </table:table-cell>
              <table:table-cell office:value-type="float" office:value="94.4">
                <text:p>94.4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4125">
                <text:p>84125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84360">
                <text:p>84360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84588">
                <text:p>84588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84813">
                <text:p>84813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85038">
                <text:p>85038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85265">
                <text:p>85265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85496">
                <text:p>85496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85726">
                <text:p>85726</text:p>
              </table:table-cell>
              <table:table-cell office:value-type="float" office:value="99.9">
                <text:p>99.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85957">
                <text:p>85957</text:p>
              </table:table-cell>
              <table:table-cell office:value-type="float" office:value="99.9">
                <text:p>99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86182">
                <text:p>86182</text:p>
              </table:table-cell>
              <table:table-cell office:value-type="float" office:value="99.9">
                <text:p>99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86405">
                <text:p>86405</text:p>
              </table:table-cell>
              <table:table-cell office:value-type="float" office:value="99.9">
                <text:p>99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86628">
                <text:p>86628</text:p>
              </table:table-cell>
              <table:table-cell office:value-type="float" office:value="99.9">
                <text:p>99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86855">
                <text:p>86855</text:p>
              </table:table-cell>
              <table:table-cell office:value-type="float" office:value="99.9">
                <text:p>99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87082">
                <text:p>87082</text:p>
              </table:table-cell>
              <table:table-cell office:value-type="float" office:value="94.4">
                <text:p>94.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87309">
                <text:p>87309</text:p>
              </table:table-cell>
              <table:table-cell office:value-type="float" office:value="99.9">
                <text:p>99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87537">
                <text:p>87537</text:p>
              </table:table-cell>
              <table:table-cell office:value-type="float" office:value="99.9">
                <text:p>99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87761">
                <text:p>87761</text:p>
              </table:table-cell>
              <table:table-cell office:value-type="float" office:value="94.4">
                <text:p>94.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87997">
                <text:p>87997</text:p>
              </table:table-cell>
              <table:table-cell office:value-type="float" office:value="99.9">
                <text:p>99.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8226">
                <text:p>88226</text:p>
              </table:table-cell>
              <table:table-cell office:value-type="float" office:value="99.9">
                <text:p>99.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8456">
                <text:p>88456</text:p>
              </table:table-cell>
              <table:table-cell office:value-type="float" office:value="99.9">
                <text:p>99.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8685">
                <text:p>88685</text:p>
              </table:table-cell>
              <table:table-cell office:value-type="float" office:value="99.9">
                <text:p>99.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8908">
                <text:p>88908</text:p>
              </table:table-cell>
              <table:table-cell office:value-type="float" office:value="99.9">
                <text:p>99.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9135">
                <text:p>89135</text:p>
              </table:table-cell>
              <table:table-cell office:value-type="float" office:value="99.9">
                <text:p>99.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9366">
                <text:p>89366</text:p>
              </table:table-cell>
              <table:table-cell office:value-type="float" office:value="99.9">
                <text:p>99.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9599">
                <text:p>89599</text:p>
              </table:table-cell>
              <table:table-cell office:value-type="float" office:value="99.9">
                <text:p>99.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9830">
                <text:p>89830</text:p>
              </table:table-cell>
              <table:table-cell office:value-type="float" office:value="99.9">
                <text:p>99.9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90056">
                <text:p>90056</text:p>
              </table:table-cell>
              <table:table-cell office:value-type="float" office:value="99.9">
                <text:p>99.9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90287">
                <text:p>90287</text:p>
              </table:table-cell>
              <table:table-cell office:value-type="float" office:value="99.9">
                <text:p>99.9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90519">
                <text:p>90519</text:p>
              </table:table-cell>
              <table:table-cell office:value-type="float" office:value="99.9">
                <text:p>99.9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90743">
                <text:p>90743</text:p>
              </table:table-cell>
              <table:table-cell office:value-type="float" office:value="99.9">
                <text:p>99.9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90972">
                <text:p>90972</text:p>
              </table:table-cell>
              <table:table-cell office:value-type="float" office:value="99.9">
                <text:p>99.9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91203">
                <text:p>91203</text:p>
              </table:table-cell>
              <table:table-cell office:value-type="float" office:value="94.4">
                <text:p>94.4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91432">
                <text:p>91432</text:p>
              </table:table-cell>
              <table:table-cell office:value-type="float" office:value="99.9">
                <text:p>99.9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91662">
                <text:p>91662</text:p>
              </table:table-cell>
              <table:table-cell office:value-type="float" office:value="99.9">
                <text:p>99.9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91886">
                <text:p>91886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92114">
                <text:p>92114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92344">
                <text:p>92344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92571">
                <text:p>92571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92800">
                <text:p>92800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93024">
                <text:p>93024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93253">
                <text:p>93253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93485">
                <text:p>93485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93719">
                <text:p>93719</text:p>
              </table:table-cell>
              <table:table-cell office:value-type="float" office:value="99.9">
                <text:p>99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93945">
                <text:p>93945</text:p>
              </table:table-cell>
              <table:table-cell office:value-type="float" office:value="99.9">
                <text:p>99.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94174">
                <text:p>94174</text:p>
              </table:table-cell>
              <table:table-cell office:value-type="float" office:value="99.9">
                <text:p>99.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94402">
                <text:p>94402</text:p>
              </table:table-cell>
              <table:table-cell office:value-type="float" office:value="99.9">
                <text:p>99.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94631">
                <text:p>94631</text:p>
              </table:table-cell>
              <table:table-cell office:value-type="float" office:value="99.9">
                <text:p>99.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94857">
                <text:p>94857</text:p>
              </table:table-cell>
              <table:table-cell office:value-type="float" office:value="99.9">
                <text:p>99.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95078">
                <text:p>95078</text:p>
              </table:table-cell>
              <table:table-cell office:value-type="float" office:value="99.9">
                <text:p>99.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95307">
                <text:p>95307</text:p>
              </table:table-cell>
              <table:table-cell office:value-type="float" office:value="99.9">
                <text:p>99.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95536">
                <text:p>95536</text:p>
              </table:table-cell>
              <table:table-cell office:value-type="float" office:value="99.9">
                <text:p>99.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95766">
                <text:p>95766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5995">
                <text:p>95995</text:p>
              </table:table-cell>
              <table:table-cell office:value-type="float" office:value="94.4">
                <text:p>94.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6225">
                <text:p>96225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6472">
                <text:p>96472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6705">
                <text:p>96705</text:p>
              </table:table-cell>
              <table:table-cell office:value-type="float" office:value="94.4">
                <text:p>94.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6934">
                <text:p>96934</text:p>
              </table:table-cell>
              <table:table-cell office:value-type="float" office:value="94.4">
                <text:p>94.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7165">
                <text:p>97165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7399">
                <text:p>97399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7629">
                <text:p>97629</text:p>
              </table:table-cell>
              <table:table-cell office:value-type="float" office:value="99.9">
                <text:p>9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7860">
                <text:p>97860</text:p>
              </table:table-cell>
              <table:table-cell office:value-type="float" office:value="99.9">
                <text:p>99.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98087">
                <text:p>98087</text:p>
              </table:table-cell>
              <table:table-cell office:value-type="float" office:value="99.9">
                <text:p>99.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98314">
                <text:p>98314</text:p>
              </table:table-cell>
              <table:table-cell office:value-type="float" office:value="94.4">
                <text:p>94.4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98544">
                <text:p>98544</text:p>
              </table:table-cell>
              <table:table-cell office:value-type="float" office:value="99.9">
                <text:p>99.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98768">
                <text:p>98768</text:p>
              </table:table-cell>
              <table:table-cell office:value-type="float" office:value="99.9">
                <text:p>99.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98992">
                <text:p>98992</text:p>
              </table:table-cell>
              <table:table-cell office:value-type="float" office:value="94.4">
                <text:p>94.4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99220">
                <text:p>99220</text:p>
              </table:table-cell>
              <table:table-cell office:value-type="float" office:value="99.9">
                <text:p>99.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99449">
                <text:p>99449</text:p>
              </table:table-cell>
              <table:table-cell office:value-type="float" office:value="99.9">
                <text:p>99.9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99677">
                <text:p>99677</text:p>
              </table:table-cell>
              <table:table-cell office:value-type="float" office:value="99.9">
                <text:p>99.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99911">
                <text:p>99911</text:p>
              </table:table-cell>
              <table:table-cell office:value-type="float" office:value="94.4">
                <text:p>94.4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100143">
                <text:p>100143</text:p>
              </table:table-cell>
              <table:table-cell office:value-type="float" office:value="99.9">
                <text:p>99.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00375">
                <text:p>100375</text:p>
              </table:table-cell>
              <table:table-cell office:value-type="float" office:value="99.9">
                <text:p>99.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0606">
                <text:p>100606</text:p>
              </table:table-cell>
              <table:table-cell office:value-type="float" office:value="99.9">
                <text:p>99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float" office:value="100834">
                <text:p>100834</text:p>
              </table:table-cell>
              <table:table-cell office:value-type="float" office:value="99.9">
                <text:p>99.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101061">
                <text:p>101061</text:p>
              </table:table-cell>
              <table:table-cell office:value-type="float" office:value="99.9">
                <text:p>99.9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float" office:value="101287">
                <text:p>101287</text:p>
              </table:table-cell>
              <table:table-cell office:value-type="float" office:value="99.9">
                <text:p>99.9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01520">
                <text:p>101520</text:p>
              </table:table-cell>
              <table:table-cell office:value-type="float" office:value="99.9">
                <text:p>99.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1748">
                <text:p>101748</text:p>
              </table:table-cell>
              <table:table-cell office:value-type="float" office:value="99.9">
                <text:p>99.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01975">
                <text:p>101975</text:p>
              </table:table-cell>
              <table:table-cell office:value-type="float" office:value="99.9">
                <text:p>99.9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102206">
                <text:p>102206</text:p>
              </table:table-cell>
              <table:table-cell office:value-type="float" office:value="99.9">
                <text:p>99.9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102434">
                <text:p>102434</text:p>
              </table:table-cell>
              <table:table-cell office:value-type="float" office:value="94.4">
                <text:p>94.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2662">
                <text:p>102662</text:p>
              </table:table-cell>
              <table:table-cell office:value-type="float" office:value="99.9">
                <text:p>99.9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float" office:value="102888">
                <text:p>102888</text:p>
              </table:table-cell>
              <table:table-cell office:value-type="float" office:value="99.9">
                <text:p>99.9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103117">
                <text:p>103117</text:p>
              </table:table-cell>
              <table:table-cell office:value-type="float" office:value="99.9">
                <text:p>99.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3347">
                <text:p>103347</text:p>
              </table:table-cell>
              <table:table-cell office:value-type="float" office:value="99.9">
                <text:p>99.9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float" office:value="103577">
                <text:p>103577</text:p>
              </table:table-cell>
              <table:table-cell office:value-type="float" office:value="99.9">
                <text:p>99.9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103813">
                <text:p>103813</text:p>
              </table:table-cell>
              <table:table-cell office:value-type="float" office:value="99.9">
                <text:p>99.9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104042">
                <text:p>104042</text:p>
              </table:table-cell>
              <table:table-cell office:value-type="float" office:value="99.9">
                <text:p>99.9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104271">
                <text:p>104271</text:p>
              </table:table-cell>
              <table:table-cell office:value-type="float" office:value="99.9">
                <text:p>99.9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float" office:value="104498">
                <text:p>104498</text:p>
              </table:table-cell>
              <table:table-cell office:value-type="float" office:value="99.9">
                <text:p>99.9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104723">
                <text:p>104723</text:p>
              </table:table-cell>
              <table:table-cell office:value-type="float" office:value="99.9">
                <text:p>99.9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float" office:value="104949">
                <text:p>104949</text:p>
              </table:table-cell>
              <table:table-cell office:value-type="float" office:value="99.9">
                <text:p>99.9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float" office:value="105174">
                <text:p>105174</text:p>
              </table:table-cell>
              <table:table-cell office:value-type="float" office:value="94.4">
                <text:p>94.4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float" office:value="105401">
                <text:p>105401</text:p>
              </table:table-cell>
              <table:table-cell office:value-type="float" office:value="99.9">
                <text:p>99.9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float" office:value="105630">
                <text:p>105630</text:p>
              </table:table-cell>
              <table:table-cell office:value-type="float" office:value="99.9">
                <text:p>99.9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float" office:value="105860">
                <text:p>105860</text:p>
              </table:table-cell>
              <table:table-cell office:value-type="float" office:value="99.9">
                <text:p>99.9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float" office:value="106090">
                <text:p>106090</text:p>
              </table:table-cell>
              <table:table-cell office:value-type="float" office:value="99.9">
                <text:p>99.9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float" office:value="106319">
                <text:p>106319</text:p>
              </table:table-cell>
              <table:table-cell office:value-type="float" office:value="99.9">
                <text:p>99.9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float" office:value="106546">
                <text:p>106546</text:p>
              </table:table-cell>
              <table:table-cell office:value-type="float" office:value="99.9">
                <text:p>99.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06769">
                <text:p>106769</text:p>
              </table:table-cell>
              <table:table-cell office:value-type="float" office:value="99.9">
                <text:p>99.9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float" office:value="106995">
                <text:p>106995</text:p>
              </table:table-cell>
              <table:table-cell office:value-type="float" office:value="99.9">
                <text:p>99.9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float" office:value="107221">
                <text:p>107221</text:p>
              </table:table-cell>
              <table:table-cell office:value-type="float" office:value="99.9">
                <text:p>99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7451">
                <text:p>107451</text:p>
              </table:table-cell>
              <table:table-cell office:value-type="float" office:value="99.9">
                <text:p>99.9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float" office:value="107681">
                <text:p>107681</text:p>
              </table:table-cell>
              <table:table-cell office:value-type="float" office:value="99.9">
                <text:p>99.9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float" office:value="107910">
                <text:p>107910</text:p>
              </table:table-cell>
              <table:table-cell office:value-type="float" office:value="99.9">
                <text:p>99.9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float" office:value="108136">
                <text:p>108136</text:p>
              </table:table-cell>
              <table:table-cell office:value-type="float" office:value="99.9">
                <text:p>99.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08371">
                <text:p>108371</text:p>
              </table:table-cell>
              <table:table-cell office:value-type="float" office:value="99.9">
                <text:p>99.9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float" office:value="108610">
                <text:p>108610</text:p>
              </table:table-cell>
              <table:table-cell office:value-type="float" office:value="94.4">
                <text:p>94.4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float" office:value="108851">
                <text:p>108851</text:p>
              </table:table-cell>
              <table:table-cell office:value-type="float" office:value="94.4">
                <text:p>94.4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float" office:value="109089">
                <text:p>109089</text:p>
              </table:table-cell>
              <table:table-cell office:value-type="float" office:value="99.9">
                <text:p>99.9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float" office:value="109329">
                <text:p>109329</text:p>
              </table:table-cell>
              <table:table-cell office:value-type="float" office:value="99.9">
                <text:p>99.9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float" office:value="109564">
                <text:p>109564</text:p>
              </table:table-cell>
              <table:table-cell office:value-type="float" office:value="99.9">
                <text:p>99.9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109794">
                <text:p>109794</text:p>
              </table:table-cell>
              <table:table-cell office:value-type="float" office:value="99.9">
                <text:p>99.9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float" office:value="110031">
                <text:p>110031</text:p>
              </table:table-cell>
              <table:table-cell office:value-type="float" office:value="99.9">
                <text:p>99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10267">
                <text:p>110267</text:p>
              </table:table-cell>
              <table:table-cell office:value-type="float" office:value="99.9">
                <text:p>99.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110501">
                <text:p>110501</text:p>
              </table:table-cell>
              <table:table-cell office:value-type="float" office:value="94.4">
                <text:p>94.4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110735">
                <text:p>110735</text:p>
              </table:table-cell>
              <table:table-cell office:value-type="float" office:value="99.9">
                <text:p>99.9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110966">
                <text:p>110966</text:p>
              </table:table-cell>
              <table:table-cell office:value-type="float" office:value="99.9">
                <text:p>99.9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111202">
                <text:p>111202</text:p>
              </table:table-cell>
              <table:table-cell office:value-type="float" office:value="99.9">
                <text:p>99.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11433">
                <text:p>111433</text:p>
              </table:table-cell>
              <table:table-cell office:value-type="float" office:value="94.4">
                <text:p>94.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11666">
                <text:p>111666</text:p>
              </table:table-cell>
              <table:table-cell office:value-type="float" office:value="99.9">
                <text:p>99.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11891">
                <text:p>111891</text:p>
              </table:table-cell>
              <table:table-cell office:value-type="float" office:value="99.9">
                <text:p>99.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112121">
                <text:p>112121</text:p>
              </table:table-cell>
              <table:table-cell office:value-type="float" office:value="99.9">
                <text:p>99.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112347">
                <text:p>112347</text:p>
              </table:table-cell>
              <table:table-cell office:value-type="float" office:value="99.9">
                <text:p>99.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112572">
                <text:p>112572</text:p>
              </table:table-cell>
              <table:table-cell office:value-type="float" office:value="99.9">
                <text:p>99.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112797">
                <text:p>112797</text:p>
              </table:table-cell>
              <table:table-cell office:value-type="float" office:value="99.9">
                <text:p>99.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113028">
                <text:p>113028</text:p>
              </table:table-cell>
              <table:table-cell office:value-type="float" office:value="99.9">
                <text:p>99.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113261">
                <text:p>113261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3489">
                <text:p>113489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3717">
                <text:p>113717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3944">
                <text:p>113944</text:p>
              </table:table-cell>
              <table:table-cell office:value-type="float" office:value="99.9">
                <text:p>99.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14173">
                <text:p>114173</text:p>
              </table:table-cell>
              <table:table-cell office:value-type="float" office:value="99.9">
                <text:p>99.9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114406">
                <text:p>114406</text:p>
              </table:table-cell>
              <table:table-cell office:value-type="float" office:value="99.9">
                <text:p>99.9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114638">
                <text:p>114638</text:p>
              </table:table-cell>
              <table:table-cell office:value-type="float" office:value="99.9">
                <text:p>99.9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114859">
                <text:p>114859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5083">
                <text:p>115083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5317">
                <text:p>115317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5548">
                <text:p>115548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5779">
                <text:p>115779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6009">
                <text:p>116009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6239">
                <text:p>116239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6466">
                <text:p>116466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6694">
                <text:p>116694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6927">
                <text:p>116927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7159">
                <text:p>117159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7393">
                <text:p>117393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7618">
                <text:p>117618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7844">
                <text:p>117844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8076">
                <text:p>118076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8307">
                <text:p>118307</text:p>
              </table:table-cell>
              <table:table-cell office:value-type="float" office:value="94.1">
                <text:p>94.1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8535">
                <text:p>118535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8767">
                <text:p>118767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9000">
                <text:p>119000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9231">
                <text:p>119231</text:p>
              </table:table-cell>
              <table:table-cell office:value-type="float" office:value="82.4">
                <text:p>82.4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9460">
                <text:p>119460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9684">
                <text:p>119684</text:p>
              </table:table-cell>
              <table:table-cell office:value-type="float" office:value="94.4">
                <text:p>94.4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19914">
                <text:p>119914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0150">
                <text:p>120150</text:p>
              </table:table-cell>
              <table:table-cell office:value-type="float" office:value="23.5">
                <text:p>23.5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0380">
                <text:p>120380</text:p>
              </table:table-cell>
              <table:table-cell office:value-type="float" office:value="5.9">
                <text:p>5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0611">
                <text:p>120611</text:p>
              </table:table-cell>
              <table:table-cell office:value-type="float" office:value="5.9">
                <text:p>5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0833">
                <text:p>120833</text:p>
              </table:table-cell>
              <table:table-cell office:value-type="float" office:value="5.6">
                <text:p>5.6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1066">
                <text:p>121066</text:p>
              </table:table-cell>
              <table:table-cell office:value-type="float" office:value="11.8">
                <text:p>11.8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1293">
                <text:p>121293</text:p>
              </table:table-cell>
              <table:table-cell office:value-type="float" office:value="5.6">
                <text:p>5.6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1533">
                <text:p>121533</text:p>
              </table:table-cell>
              <table:table-cell office:value-type="float" office:value="5.6">
                <text:p>5.6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1768">
                <text:p>121768</text:p>
              </table:table-cell>
              <table:table-cell office:value-type="float" office:value="5.9">
                <text:p>5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2000">
                <text:p>122000</text:p>
              </table:table-cell>
              <table:table-cell office:value-type="float" office:value="11.8">
                <text:p>11.8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2233">
                <text:p>122233</text:p>
              </table:table-cell>
              <table:table-cell office:value-type="float" office:value="5.6">
                <text:p>5.6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2460">
                <text:p>122460</text:p>
              </table:table-cell>
              <table:table-cell office:value-type="float" office:value="0">
                <text:p>0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2692">
                <text:p>122692</text:p>
              </table:table-cell>
              <table:table-cell office:value-type="float" office:value="5.9">
                <text:p>5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2919">
                <text:p>122919</text:p>
              </table:table-cell>
              <table:table-cell office:value-type="float" office:value="99.9">
                <text:p>99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123149">
                <text:p>123149</text:p>
              </table:table-cell>
              <table:table-cell office:value-type="float" office:value="99.9">
                <text:p>99.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123373">
                <text:p>123373</text:p>
              </table:table-cell>
              <table:table-cell office:value-type="float" office:value="99.9">
                <text:p>99.9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23601">
                <text:p>123601</text:p>
              </table:table-cell>
              <table:table-cell office:value-type="float" office:value="94.4">
                <text:p>94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3830">
                <text:p>123830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24053">
                <text:p>124053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24278">
                <text:p>124278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24510">
                <text:p>124510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4739">
                <text:p>124739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4969">
                <text:p>124969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125197">
                <text:p>125197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125420">
                <text:p>125420</text:p>
              </table:table-cell>
              <table:table-cell office:value-type="float" office:value="99.9">
                <text:p>99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125648">
                <text:p>125648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25877">
                <text:p>125877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126107">
                <text:p>126107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26349">
                <text:p>126349</text:p>
              </table:table-cell>
              <table:table-cell office:value-type="float" office:value="94.4">
                <text:p>9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6580">
                <text:p>126580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6811">
                <text:p>126811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7038">
                <text:p>127038</text:p>
              </table:table-cell>
              <table:table-cell office:value-type="float" office:value="99.9">
                <text:p>9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27265">
                <text:p>127265</text:p>
              </table:table-cell>
              <table:table-cell office:value-type="float" office:value="94.4">
                <text:p>94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27497">
                <text:p>127497</text:p>
              </table:table-cell>
              <table:table-cell office:value-type="float" office:value="99.9">
                <text:p>99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27722">
                <text:p>127722</text:p>
              </table:table-cell>
              <table:table-cell office:value-type="float" office:value="94.4">
                <text:p>94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27950">
                <text:p>127950</text:p>
              </table:table-cell>
              <table:table-cell office:value-type="float" office:value="99.9">
                <text:p>99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28181">
                <text:p>128181</text:p>
              </table:table-cell>
              <table:table-cell office:value-type="float" office:value="94.4">
                <text:p>94.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28418">
                <text:p>128418</text:p>
              </table:table-cell>
              <table:table-cell office:value-type="float" office:value="94.1">
                <text:p>94.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28652">
                <text:p>128652</text:p>
              </table:table-cell>
              <table:table-cell office:value-type="float" office:value="99.9">
                <text:p>99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28877">
                <text:p>128877</text:p>
              </table:table-cell>
              <table:table-cell office:value-type="float" office:value="99.9">
                <text:p>99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9105">
                <text:p>129105</text:p>
              </table:table-cell>
              <table:table-cell office:value-type="float" office:value="94.4">
                <text:p>94.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29336">
                <text:p>129336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9564">
                <text:p>129564</text:p>
              </table:table-cell>
              <table:table-cell office:value-type="float" office:value="94.4">
                <text:p>94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9793">
                <text:p>129793</text:p>
              </table:table-cell>
              <table:table-cell office:value-type="float" office:value="94.4">
                <text:p>94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0023">
                <text:p>130023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0249">
                <text:p>130249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0478">
                <text:p>130478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0709">
                <text:p>130709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0942">
                <text:p>130942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1167">
                <text:p>131167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1398">
                <text:p>131398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1630">
                <text:p>131630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1863">
                <text:p>131863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2091">
                <text:p>132091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2321">
                <text:p>132321</text:p>
              </table:table-cell>
              <table:table-cell office:value-type="float" office:value="94.4">
                <text:p>94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2552">
                <text:p>132552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2777">
                <text:p>132777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3004">
                <text:p>133004</text:p>
              </table:table-cell>
              <table:table-cell office:value-type="float" office:value="94.4">
                <text:p>94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33232">
                <text:p>133232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33464">
                <text:p>133464</text:p>
              </table:table-cell>
              <table:table-cell office:value-type="float" office:value="94.4">
                <text:p>94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33691">
                <text:p>133691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33921">
                <text:p>133921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34149">
                <text:p>134149</text:p>
              </table:table-cell>
              <table:table-cell office:value-type="float" office:value="99.9">
                <text:p>99.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134377">
                <text:p>134377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34609">
                <text:p>134609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34842">
                <text:p>134842</text:p>
              </table:table-cell>
              <table:table-cell office:value-type="float" office:value="94.4">
                <text:p>94.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35070">
                <text:p>135070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5289">
                <text:p>135289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35518">
                <text:p>135518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35749">
                <text:p>135749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35973">
                <text:p>135973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36206">
                <text:p>136206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36436">
                <text:p>136436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36670">
                <text:p>136670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36898">
                <text:p>136898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37125">
                <text:p>137125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37355">
                <text:p>137355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37588">
                <text:p>137588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37813">
                <text:p>137813</text:p>
              </table:table-cell>
              <table:table-cell office:value-type="float" office:value="94.4">
                <text:p>94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38040">
                <text:p>138040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38268">
                <text:p>138268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38496">
                <text:p>138496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38724">
                <text:p>138724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38956">
                <text:p>138956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39184">
                <text:p>139184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39415">
                <text:p>139415</text:p>
              </table:table-cell>
              <table:table-cell office:value-type="float" office:value="94.4">
                <text:p>94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39645">
                <text:p>139645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39872">
                <text:p>139872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0096">
                <text:p>140096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140326">
                <text:p>140326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40554">
                <text:p>140554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40785">
                <text:p>140785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41010">
                <text:p>141010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1237">
                <text:p>141237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41469">
                <text:p>141469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41696">
                <text:p>141696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1924">
                <text:p>141924</text:p>
              </table:table-cell>
              <table:table-cell office:value-type="float" office:value="94.4">
                <text:p>94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2151">
                <text:p>142151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2377">
                <text:p>142377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2605">
                <text:p>142605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2837">
                <text:p>142837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3066">
                <text:p>143066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3295">
                <text:p>143295</text:p>
              </table:table-cell>
              <table:table-cell office:value-type="float" office:value="94.4">
                <text:p>94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3522">
                <text:p>143522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3746">
                <text:p>143746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43976">
                <text:p>143976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44209">
                <text:p>144209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44434">
                <text:p>144434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44662">
                <text:p>144662</text:p>
              </table:table-cell>
              <table:table-cell office:value-type="float" office:value="99.9">
                <text:p>99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44895">
                <text:p>144895</text:p>
              </table:table-cell>
              <table:table-cell office:value-type="float" office:value="99.9">
                <text:p>99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45121">
                <text:p>145121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45345">
                <text:p>145345</text:p>
              </table:table-cell>
              <table:table-cell office:value-type="float" office:value="94.4">
                <text:p>94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45574">
                <text:p>145574</text:p>
              </table:table-cell>
              <table:table-cell office:value-type="float" office:value="99.9">
                <text:p>9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45799">
                <text:p>145799</text:p>
              </table:table-cell>
              <table:table-cell office:value-type="float" office:value="99.9">
                <text:p>9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46029">
                <text:p>146029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6259">
                <text:p>146259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6490">
                <text:p>146490</text:p>
              </table:table-cell>
              <table:table-cell office:value-type="float" office:value="99.9">
                <text:p>9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46722">
                <text:p>146722</text:p>
              </table:table-cell>
              <table:table-cell office:value-type="float" office:value="99.9">
                <text:p>9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46950">
                <text:p>146950</text:p>
              </table:table-cell>
              <table:table-cell office:value-type="float" office:value="99.9">
                <text:p>99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47176">
                <text:p>147176</text:p>
              </table:table-cell>
              <table:table-cell office:value-type="float" office:value="99.9">
                <text:p>99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47406">
                <text:p>147406</text:p>
              </table:table-cell>
              <table:table-cell office:value-type="float" office:value="99.9">
                <text:p>99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47634">
                <text:p>147634</text:p>
              </table:table-cell>
              <table:table-cell office:value-type="float" office:value="94.4">
                <text:p>94.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47866">
                <text:p>147866</text:p>
              </table:table-cell>
              <table:table-cell office:value-type="float" office:value="99.9">
                <text:p>99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48099">
                <text:p>148099</text:p>
              </table:table-cell>
              <table:table-cell office:value-type="float" office:value="99.9">
                <text:p>99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48327">
                <text:p>148327</text:p>
              </table:table-cell>
              <table:table-cell office:value-type="float" office:value="99.9">
                <text:p>99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48560">
                <text:p>148560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48791">
                <text:p>148791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49018">
                <text:p>149018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49241">
                <text:p>149241</text:p>
              </table:table-cell>
              <table:table-cell office:value-type="float" office:value="94.4">
                <text:p>94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49473">
                <text:p>149473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49702">
                <text:p>149702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49932">
                <text:p>149932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0159">
                <text:p>150159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0389">
                <text:p>150389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0620">
                <text:p>150620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0848">
                <text:p>150848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1082">
                <text:p>151082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1309">
                <text:p>151309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1538">
                <text:p>151538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1768">
                <text:p>151768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1996">
                <text:p>151996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2224">
                <text:p>152224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2451">
                <text:p>152451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52680">
                <text:p>152680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2904">
                <text:p>152904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53136">
                <text:p>153136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53364">
                <text:p>153364</text:p>
              </table:table-cell>
              <table:table-cell office:value-type="float" office:value="99.9">
                <text:p>99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53595">
                <text:p>153595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53825">
                <text:p>153825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54056">
                <text:p>154056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54287">
                <text:p>154287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54514">
                <text:p>154514</text:p>
              </table:table-cell>
              <table:table-cell office:value-type="float" office:value="88.9">
                <text:p>88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54746">
                <text:p>154746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54969">
                <text:p>154969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5199">
                <text:p>155199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5430">
                <text:p>155430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55658">
                <text:p>155658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5883">
                <text:p>155883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56113">
                <text:p>156113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56342">
                <text:p>156342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56572">
                <text:p>156572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56804">
                <text:p>156804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57035">
                <text:p>157035</text:p>
              </table:table-cell>
              <table:table-cell office:value-type="float" office:value="94.4">
                <text:p>94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57263">
                <text:p>157263</text:p>
              </table:table-cell>
              <table:table-cell office:value-type="float" office:value="94.4">
                <text:p>94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57496">
                <text:p>157496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57723">
                <text:p>157723</text:p>
              </table:table-cell>
              <table:table-cell office:value-type="float" office:value="94.4">
                <text:p>94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57953">
                <text:p>157953</text:p>
              </table:table-cell>
              <table:table-cell office:value-type="float" office:value="88.9">
                <text:p>88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58185">
                <text:p>158185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58412">
                <text:p>158412</text:p>
              </table:table-cell>
              <table:table-cell office:value-type="float" office:value="94.1">
                <text:p>94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58642">
                <text:p>158642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58870">
                <text:p>158870</text:p>
              </table:table-cell>
              <table:table-cell office:value-type="float" office:value="94.4">
                <text:p>94.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59101">
                <text:p>159101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59329">
                <text:p>159329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9557">
                <text:p>159557</text:p>
              </table:table-cell>
              <table:table-cell office:value-type="float" office:value="99.9">
                <text:p>99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9791">
                <text:p>159791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60022">
                <text:p>160022</text:p>
              </table:table-cell>
              <table:table-cell office:value-type="float" office:value="94.4">
                <text:p>94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0250">
                <text:p>160250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0474">
                <text:p>160474</text:p>
              </table:table-cell>
              <table:table-cell office:value-type="float" office:value="94.4">
                <text:p>94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0699">
                <text:p>160699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0926">
                <text:p>160926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1155">
                <text:p>161155</text:p>
              </table:table-cell>
              <table:table-cell office:value-type="float" office:value="94.4">
                <text:p>94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1384">
                <text:p>161384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1617">
                <text:p>161617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1845">
                <text:p>161845</text:p>
              </table:table-cell>
              <table:table-cell office:value-type="float" office:value="94.4">
                <text:p>94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2075">
                <text:p>162075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2301">
                <text:p>162301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2529">
                <text:p>162529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2753">
                <text:p>162753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2976">
                <text:p>162976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3202">
                <text:p>163202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63439">
                <text:p>163439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63668">
                <text:p>163668</text:p>
              </table:table-cell>
              <table:table-cell office:value-type="float" office:value="99.9">
                <text:p>99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3896">
                <text:p>163896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64129">
                <text:p>164129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64360">
                <text:p>164360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64588">
                <text:p>164588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64816">
                <text:p>164816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65044">
                <text:p>165044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65270">
                <text:p>165270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65498">
                <text:p>165498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165723">
                <text:p>165723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5952">
                <text:p>165952</text:p>
              </table:table-cell>
              <table:table-cell office:value-type="float" office:value="99.9">
                <text:p>99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166176">
                <text:p>166176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166406">
                <text:p>166406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66636">
                <text:p>166636</text:p>
              </table:table-cell>
              <table:table-cell office:value-type="float" office:value="99.9">
                <text:p>99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66860">
                <text:p>166860</text:p>
              </table:table-cell>
              <table:table-cell office:value-type="float" office:value="99.9">
                <text:p>99.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167088">
                <text:p>167088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67314">
                <text:p>167314</text:p>
              </table:table-cell>
              <table:table-cell office:value-type="float" office:value="94.4">
                <text:p>94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67538">
                <text:p>167538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67768">
                <text:p>167768</text:p>
              </table:table-cell>
              <table:table-cell office:value-type="float" office:value="99.9">
                <text:p>99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68004">
                <text:p>168004</text:p>
              </table:table-cell>
              <table:table-cell office:value-type="float" office:value="99.9">
                <text:p>99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168230">
                <text:p>168230</text:p>
              </table:table-cell>
              <table:table-cell office:value-type="float" office:value="99.9">
                <text:p>99.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68460">
                <text:p>168460</text:p>
              </table:table-cell>
              <table:table-cell office:value-type="float" office:value="99.9">
                <text:p>99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68685">
                <text:p>168685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68911">
                <text:p>168911</text:p>
              </table:table-cell>
              <table:table-cell office:value-type="float" office:value="99.9">
                <text:p>99.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169138">
                <text:p>169138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69364">
                <text:p>169364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69596">
                <text:p>169596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69824">
                <text:p>169824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70050">
                <text:p>170050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70275">
                <text:p>170275</text:p>
              </table:table-cell>
              <table:table-cell office:value-type="float" office:value="94.4">
                <text:p>94.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170504">
                <text:p>170504</text:p>
              </table:table-cell>
              <table:table-cell office:value-type="float" office:value="99.9">
                <text:p>99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170731">
                <text:p>170731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0961">
                <text:p>170961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171192">
                <text:p>171192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171421">
                <text:p>171421</text:p>
              </table:table-cell>
              <table:table-cell office:value-type="float" office:value="94.4">
                <text:p>94.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71656">
                <text:p>171656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71883">
                <text:p>171883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72115">
                <text:p>172115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172345">
                <text:p>172345</text:p>
              </table:table-cell>
              <table:table-cell office:value-type="float" office:value="94.4">
                <text:p>94.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72583">
                <text:p>172583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72811">
                <text:p>172811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173038">
                <text:p>173038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173272">
                <text:p>173272</text:p>
              </table:table-cell>
              <table:table-cell office:value-type="float" office:value="94.4">
                <text:p>94.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73503">
                <text:p>173503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73730">
                <text:p>173730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73954">
                <text:p>173954</text:p>
              </table:table-cell>
              <table:table-cell office:value-type="float" office:value="94.4">
                <text:p>94.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74183">
                <text:p>174183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74411">
                <text:p>174411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74633">
                <text:p>174633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74861">
                <text:p>174861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75086">
                <text:p>175086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75318">
                <text:p>175318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75546">
                <text:p>175546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75782">
                <text:p>175782</text:p>
              </table:table-cell>
              <table:table-cell office:value-type="float" office:value="11.8">
                <text:p>11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76010">
                <text:p>176010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76237">
                <text:p>176237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76459">
                <text:p>176459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76686">
                <text:p>176686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76916">
                <text:p>176916</text:p>
              </table:table-cell>
              <table:table-cell office:value-type="float" office:value="99.9">
                <text:p>9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77153">
                <text:p>177153</text:p>
              </table:table-cell>
              <table:table-cell office:value-type="float" office:value="88.9">
                <text:p>88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77380">
                <text:p>177380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7606">
                <text:p>177606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7840">
                <text:p>177840</text:p>
              </table:table-cell>
              <table:table-cell office:value-type="float" office:value="94.1">
                <text:p>94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8073">
                <text:p>178073</text:p>
              </table:table-cell>
              <table:table-cell office:value-type="float" office:value="99.9">
                <text:p>9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8308">
                <text:p>178308</text:p>
              </table:table-cell>
              <table:table-cell office:value-type="float" office:value="99.9">
                <text:p>99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78532">
                <text:p>178532</text:p>
              </table:table-cell>
              <table:table-cell office:value-type="float" office:value="99.9">
                <text:p>99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78758">
                <text:p>178758</text:p>
              </table:table-cell>
              <table:table-cell office:value-type="float" office:value="99.9">
                <text:p>99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78982">
                <text:p>178982</text:p>
              </table:table-cell>
              <table:table-cell office:value-type="float" office:value="99.9">
                <text:p>99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79211">
                <text:p>179211</text:p>
              </table:table-cell>
              <table:table-cell office:value-type="float" office:value="99.9">
                <text:p>99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79435">
                <text:p>179435</text:p>
              </table:table-cell>
              <table:table-cell office:value-type="float" office:value="99.9">
                <text:p>99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79666">
                <text:p>179666</text:p>
              </table:table-cell>
              <table:table-cell office:value-type="float" office:value="99.9">
                <text:p>99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79895">
                <text:p>179895</text:p>
              </table:table-cell>
              <table:table-cell office:value-type="float" office:value="94.4">
                <text:p>94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80121">
                <text:p>180121</text:p>
              </table:table-cell>
              <table:table-cell office:value-type="float" office:value="94.4">
                <text:p>94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80358">
                <text:p>180358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0585">
                <text:p>180585</text:p>
              </table:table-cell>
              <table:table-cell office:value-type="float" office:value="94.4">
                <text:p>94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80810">
                <text:p>180810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1046">
                <text:p>181046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1271">
                <text:p>181271</text:p>
              </table:table-cell>
              <table:table-cell office:value-type="float" office:value="94.4">
                <text:p>94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1499">
                <text:p>181499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1724">
                <text:p>181724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1955">
                <text:p>181955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2184">
                <text:p>182184</text:p>
              </table:table-cell>
              <table:table-cell office:value-type="float" office:value="94.4">
                <text:p>94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2413">
                <text:p>182413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2635">
                <text:p>182635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2859">
                <text:p>182859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3086">
                <text:p>183086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3319">
                <text:p>183319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3550">
                <text:p>183550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3775">
                <text:p>183775</text:p>
              </table:table-cell>
              <table:table-cell office:value-type="float" office:value="94.4">
                <text:p>94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4000">
                <text:p>184000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4226">
                <text:p>184226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84459">
                <text:p>184459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84685">
                <text:p>184685</text:p>
              </table:table-cell>
              <table:table-cell office:value-type="float" office:value="99.9">
                <text:p>99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84919">
                <text:p>184919</text:p>
              </table:table-cell>
              <table:table-cell office:value-type="float" office:value="94.1">
                <text:p>94.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85146">
                <text:p>185146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85370">
                <text:p>185370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85603">
                <text:p>185603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85830">
                <text:p>185830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86063">
                <text:p>186063</text:p>
              </table:table-cell>
              <table:table-cell office:value-type="float" office:value="94.4">
                <text:p>94.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86294">
                <text:p>186294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6520">
                <text:p>186520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6750">
                <text:p>186750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86980">
                <text:p>186980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87208">
                <text:p>187208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87438">
                <text:p>187438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87667">
                <text:p>187667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87894">
                <text:p>187894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88124">
                <text:p>188124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88356">
                <text:p>188356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88582">
                <text:p>188582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88812">
                <text:p>188812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89038">
                <text:p>189038</text:p>
              </table:table-cell>
              <table:table-cell office:value-type="float" office:value="94.1">
                <text:p>94.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89271">
                <text:p>189271</text:p>
              </table:table-cell>
              <table:table-cell office:value-type="float" office:value="94.4">
                <text:p>94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89504">
                <text:p>189504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89722">
                <text:p>189722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89946">
                <text:p>189946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90175">
                <text:p>190175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90400">
                <text:p>190400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90630">
                <text:p>190630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90863">
                <text:p>190863</text:p>
              </table:table-cell>
              <table:table-cell office:value-type="float" office:value="94.4">
                <text:p>94.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91097">
                <text:p>191097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1318">
                <text:p>191318</text:p>
              </table:table-cell>
              <table:table-cell office:value-type="float" office:value="94.1">
                <text:p>94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1538">
                <text:p>191538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91768">
                <text:p>191768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1994">
                <text:p>191994</text:p>
              </table:table-cell>
              <table:table-cell office:value-type="float" office:value="94.4">
                <text:p>94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92222">
                <text:p>192222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92455">
                <text:p>192455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92677">
                <text:p>192677</text:p>
              </table:table-cell>
              <table:table-cell office:value-type="float" office:value="94.1">
                <text:p>94.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2909">
                <text:p>192909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3134">
                <text:p>193134</text:p>
              </table:table-cell>
              <table:table-cell office:value-type="float" office:value="94.4">
                <text:p>94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3363">
                <text:p>193363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3590">
                <text:p>193590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3819">
                <text:p>193819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4042">
                <text:p>194042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4268">
                <text:p>194268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4494">
                <text:p>194494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4716">
                <text:p>194716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94941">
                <text:p>194941</text:p>
              </table:table-cell>
              <table:table-cell office:value-type="float" office:value="94.4">
                <text:p>94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95169">
                <text:p>195169</text:p>
              </table:table-cell>
              <table:table-cell office:value-type="float" office:value="99.9">
                <text:p>99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95398">
                <text:p>195398</text:p>
              </table:table-cell>
              <table:table-cell office:value-type="float" office:value="99.9">
                <text:p>99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95623">
                <text:p>195623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95846">
                <text:p>195846</text:p>
              </table:table-cell>
              <table:table-cell office:value-type="float" office:value="99.9">
                <text:p>99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96072">
                <text:p>196072</text:p>
              </table:table-cell>
              <table:table-cell office:value-type="float" office:value="99.9">
                <text:p>9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96297">
                <text:p>196297</text:p>
              </table:table-cell>
              <table:table-cell office:value-type="float" office:value="99.9">
                <text:p>9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96521">
                <text:p>196521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752">
                <text:p>196752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978">
                <text:p>196978</text:p>
              </table:table-cell>
              <table:table-cell office:value-type="float" office:value="99.9">
                <text:p>9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97202">
                <text:p>197202</text:p>
              </table:table-cell>
              <table:table-cell office:value-type="float" office:value="99.9">
                <text:p>9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97428">
                <text:p>197428</text:p>
              </table:table-cell>
              <table:table-cell office:value-type="float" office:value="99.9">
                <text:p>99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97656">
                <text:p>197656</text:p>
              </table:table-cell>
              <table:table-cell office:value-type="float" office:value="99.9">
                <text:p>99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97881">
                <text:p>197881</text:p>
              </table:table-cell>
              <table:table-cell office:value-type="float" office:value="99.9">
                <text:p>99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98106">
                <text:p>198106</text:p>
              </table:table-cell>
              <table:table-cell office:value-type="float" office:value="94.1">
                <text:p>94.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98326">
                <text:p>198326</text:p>
              </table:table-cell>
              <table:table-cell office:value-type="float" office:value="99.9">
                <text:p>99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98554">
                <text:p>198554</text:p>
              </table:table-cell>
              <table:table-cell office:value-type="float" office:value="94.4">
                <text:p>94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98784">
                <text:p>198784</text:p>
              </table:table-cell>
              <table:table-cell office:value-type="float" office:value="94.4">
                <text:p>94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99013">
                <text:p>199013</text:p>
              </table:table-cell>
              <table:table-cell office:value-type="float" office:value="99.9">
                <text:p>99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99242">
                <text:p>199242</text:p>
              </table:table-cell>
              <table:table-cell office:value-type="float" office:value="99.9">
                <text:p>99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99475">
                <text:p>199475</text:p>
              </table:table-cell>
              <table:table-cell office:value-type="float" office:value="88.9">
                <text:p>88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99706">
                <text:p>199706</text:p>
              </table:table-cell>
              <table:table-cell office:value-type="float" office:value="99.9">
                <text:p>99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99935">
                <text:p>199935</text:p>
              </table:table-cell>
              <table:table-cell office:value-type="float" office:value="94.4">
                <text:p>94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166">
                <text:p>200166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394">
                <text:p>200394</text:p>
              </table:table-cell>
              <table:table-cell office:value-type="float" office:value="94.4">
                <text:p>94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619">
                <text:p>200619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849">
                <text:p>200849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1080">
                <text:p>201080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1310">
                <text:p>201310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1536">
                <text:p>201536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1766">
                <text:p>201766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1999">
                <text:p>201999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2225">
                <text:p>202225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2444">
                <text:p>202444</text:p>
              </table:table-cell>
              <table:table-cell office:value-type="float" office:value="94.4">
                <text:p>94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2672">
                <text:p>202672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2899">
                <text:p>202899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3125">
                <text:p>203125</text:p>
              </table:table-cell>
              <table:table-cell office:value-type="float" office:value="99.9">
                <text:p>99.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203347">
                <text:p>203347</text:p>
              </table:table-cell>
              <table:table-cell office:value-type="float" office:value="94.1">
                <text:p>94.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03571">
                <text:p>203571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03799">
                <text:p>203799</text:p>
              </table:table-cell>
              <table:table-cell office:value-type="float" office:value="94.1">
                <text:p>94.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04024">
                <text:p>204024</text:p>
              </table:table-cell>
              <table:table-cell office:value-type="float" office:value="94.4">
                <text:p>94.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04250">
                <text:p>204250</text:p>
              </table:table-cell>
              <table:table-cell office:value-type="float" office:value="99.9">
                <text:p>99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4481">
                <text:p>204481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4712">
                <text:p>204712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4941">
                <text:p>204941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05165">
                <text:p>205165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5392">
                <text:p>205392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05623">
                <text:p>205623</text:p>
              </table:table-cell>
              <table:table-cell office:value-type="float" office:value="94.4">
                <text:p>94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5854">
                <text:p>205854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06085">
                <text:p>206085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6317">
                <text:p>206317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06548">
                <text:p>206548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6776">
                <text:p>206776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06999">
                <text:p>206999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07232">
                <text:p>207232</text:p>
              </table:table-cell>
              <table:table-cell office:value-type="float" office:value="94.4">
                <text:p>94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07462">
                <text:p>207462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07690">
                <text:p>207690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07919">
                <text:p>207919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08145">
                <text:p>208145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8375">
                <text:p>208375</text:p>
              </table:table-cell>
              <table:table-cell office:value-type="float" office:value="94.4">
                <text:p>94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08602">
                <text:p>208602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08831">
                <text:p>208831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09058">
                <text:p>209058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09287">
                <text:p>209287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09517">
                <text:p>209517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09740">
                <text:p>209740</text:p>
              </table:table-cell>
              <table:table-cell office:value-type="float" office:value="94.4">
                <text:p>9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9974">
                <text:p>209974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10199">
                <text:p>210199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0422">
                <text:p>210422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0653">
                <text:p>210653</text:p>
              </table:table-cell>
              <table:table-cell office:value-type="float" office:value="88.9">
                <text:p>88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0880">
                <text:p>210880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1107">
                <text:p>211107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1339">
                <text:p>211339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1568">
                <text:p>211568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1798">
                <text:p>211798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2030">
                <text:p>212030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2257">
                <text:p>212257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2482">
                <text:p>212482</text:p>
              </table:table-cell>
              <table:table-cell office:value-type="float" office:value="94.4">
                <text:p>94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2712">
                <text:p>212712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2938">
                <text:p>212938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3161">
                <text:p>213161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3390">
                <text:p>213390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3619">
                <text:p>213619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3849">
                <text:p>213849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14072">
                <text:p>214072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14302">
                <text:p>214302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14527">
                <text:p>214527</text:p>
              </table:table-cell>
              <table:table-cell office:value-type="float" office:value="99.9">
                <text:p>99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14756">
                <text:p>214756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4986">
                <text:p>214986</text:p>
              </table:table-cell>
              <table:table-cell office:value-type="float" office:value="94.4">
                <text:p>94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15216">
                <text:p>215216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15443">
                <text:p>215443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15667">
                <text:p>215667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15892">
                <text:p>215892</text:p>
              </table:table-cell>
              <table:table-cell office:value-type="float" office:value="94.4">
                <text:p>94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216121">
                <text:p>216121</text:p>
              </table:table-cell>
              <table:table-cell office:value-type="float" office:value="94.1">
                <text:p>94.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16355">
                <text:p>216355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16585">
                <text:p>216585</text:p>
              </table:table-cell>
              <table:table-cell office:value-type="float" office:value="94.4">
                <text:p>94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16819">
                <text:p>216819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17046">
                <text:p>217046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17273">
                <text:p>217273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17500">
                <text:p>217500</text:p>
              </table:table-cell>
              <table:table-cell office:value-type="float" office:value="99.9">
                <text:p>99.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217730">
                <text:p>217730</text:p>
              </table:table-cell>
              <table:table-cell office:value-type="float" office:value="99.9">
                <text:p>99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7960">
                <text:p>217960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18188">
                <text:p>218188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18415">
                <text:p>218415</text:p>
              </table:table-cell>
              <table:table-cell office:value-type="float" office:value="94.4">
                <text:p>94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18642">
                <text:p>218642</text:p>
              </table:table-cell>
              <table:table-cell office:value-type="float" office:value="94.4">
                <text:p>94.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18874">
                <text:p>218874</text:p>
              </table:table-cell>
              <table:table-cell office:value-type="float" office:value="94.4">
                <text:p>94.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219101">
                <text:p>219101</text:p>
              </table:table-cell>
              <table:table-cell office:value-type="float" office:value="99.9">
                <text:p>99.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19329">
                <text:p>219329</text:p>
              </table:table-cell>
              <table:table-cell office:value-type="float" office:value="99.9">
                <text:p>99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19564">
                <text:p>219564</text:p>
              </table:table-cell>
              <table:table-cell office:value-type="float" office:value="94.1">
                <text:p>94.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19784">
                <text:p>219784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0013">
                <text:p>220013</text:p>
              </table:table-cell>
              <table:table-cell office:value-type="float" office:value="94.4">
                <text:p>94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20245">
                <text:p>220245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20478">
                <text:p>220478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20703">
                <text:p>220703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220930">
                <text:p>220930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221161">
                <text:p>221161</text:p>
              </table:table-cell>
              <table:table-cell office:value-type="float" office:value="94.4">
                <text:p>94.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21399">
                <text:p>221399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21630">
                <text:p>221630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21859">
                <text:p>221859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22088">
                <text:p>222088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22315">
                <text:p>222315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22542">
                <text:p>222542</text:p>
              </table:table-cell>
              <table:table-cell office:value-type="float" office:value="94.4">
                <text:p>94.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22775">
                <text:p>222775</text:p>
              </table:table-cell>
              <table:table-cell office:value-type="float" office:value="94.4">
                <text:p>94.4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223004">
                <text:p>223004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223228">
                <text:p>223228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223457">
                <text:p>223457</text:p>
              </table:table-cell>
              <table:table-cell office:value-type="float" office:value="99.9">
                <text:p>99.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23683">
                <text:p>223683</text:p>
              </table:table-cell>
              <table:table-cell office:value-type="float" office:value="94.4">
                <text:p>94.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23918">
                <text:p>223918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224145">
                <text:p>224145</text:p>
              </table:table-cell>
              <table:table-cell office:value-type="float" office:value="99.9">
                <text:p>99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24371">
                <text:p>224371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4598">
                <text:p>224598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4831">
                <text:p>224831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5058">
                <text:p>225058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5288">
                <text:p>225288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5520">
                <text:p>225520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5750">
                <text:p>225750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5984">
                <text:p>225984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6212">
                <text:p>226212</text:p>
              </table:table-cell>
              <table:table-cell office:value-type="float" office:value="99.9">
                <text:p>99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6443">
                <text:p>226443</text:p>
              </table:table-cell>
              <table:table-cell office:value-type="float" office:value="94.4">
                <text:p>94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26676">
                <text:p>226676</text:p>
              </table:table-cell>
              <table:table-cell office:value-type="float" office:value="47.1">
                <text:p>47.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26908">
                <text:p>226908</text:p>
              </table:table-cell>
              <table:table-cell office:value-type="float" office:value="76.5">
                <text:p>76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27136">
                <text:p>227136</text:p>
              </table:table-cell>
              <table:table-cell office:value-type="float" office:value="99.9">
                <text:p>9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27366">
                <text:p>227366</text:p>
              </table:table-cell>
              <table:table-cell office:value-type="float" office:value="99.9">
                <text:p>9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27594">
                <text:p>227594</text:p>
              </table:table-cell>
              <table:table-cell office:value-type="float" office:value="99.9">
                <text:p>9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27825">
                <text:p>227825</text:p>
              </table:table-cell>
              <table:table-cell office:value-type="float" office:value="94.4">
                <text:p>9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8056">
                <text:p>228056</text:p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8285">
                <text:p>228285</text:p>
              </table:table-cell>
              <table:table-cell office:value-type="float" office:value="94.4">
                <text:p>94.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228513">
                <text:p>228513</text:p>
              </table:table-cell>
              <table:table-cell office:value-type="float" office:value="99.9">
                <text:p>99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228737">
                <text:p>228737</text:p>
              </table:table-cell>
              <table:table-cell office:value-type="float" office:value="99.9">
                <text:p>99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228963">
                <text:p>228963</text:p>
              </table:table-cell>
              <table:table-cell office:value-type="float" office:value="94.4">
                <text:p>94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229190">
                <text:p>229190</text:p>
              </table:table-cell>
              <table:table-cell office:value-type="float" office:value="94.4">
                <text:p>94.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229422">
                <text:p>229422</text:p>
              </table:table-cell>
              <table:table-cell office:value-type="float" office:value="94.4">
                <text:p>94.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229654">
                <text:p>229654</text:p>
              </table:table-cell>
              <table:table-cell office:value-type="float" office:value="94.4">
                <text:p>94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229884">
                <text:p>229884</text:p>
              </table:table-cell>
              <table:table-cell office:value-type="float" office:value="94.4">
                <text:p>94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230112">
                <text:p>230112</text:p>
              </table:table-cell>
              <table:table-cell office:value-type="float" office:value="94.1">
                <text:p>94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30339">
                <text:p>230339</text:p>
              </table:table-cell>
              <table:table-cell office:value-type="float" office:value="99.9">
                <text:p>99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30567">
                <text:p>230567</text:p>
              </table:table-cell>
              <table:table-cell office:value-type="float" office:value="99.9">
                <text:p>99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30794">
                <text:p>230794</text:p>
              </table:table-cell>
              <table:table-cell office:value-type="float" office:value="99.9">
                <text:p>99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31022">
                <text:p>231022</text:p>
              </table:table-cell>
              <table:table-cell office:value-type="float" office:value="99.9">
                <text:p>99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31250">
                <text:p>231250</text:p>
              </table:table-cell>
              <table:table-cell office:value-type="float" office:value="99.9">
                <text:p>99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231480">
                <text:p>231480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31713">
                <text:p>231713</text:p>
              </table:table-cell>
              <table:table-cell office:value-type="float" office:value="99.9">
                <text:p>99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31945">
                <text:p>231945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2177">
                <text:p>232177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2404">
                <text:p>232404</text:p>
              </table:table-cell>
              <table:table-cell office:value-type="float" office:value="94.4">
                <text:p>94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2635">
                <text:p>232635</text:p>
              </table:table-cell>
              <table:table-cell office:value-type="float" office:value="94.4">
                <text:p>94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2864">
                <text:p>232864</text:p>
              </table:table-cell>
              <table:table-cell office:value-type="float" office:value="94.4">
                <text:p>94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3092">
                <text:p>233092</text:p>
              </table:table-cell>
              <table:table-cell office:value-type="float" office:value="94.4">
                <text:p>94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3325">
                <text:p>233325</text:p>
              </table:table-cell>
              <table:table-cell office:value-type="float" office:value="94.4">
                <text:p>94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3552">
                <text:p>233552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3779">
                <text:p>233779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4006">
                <text:p>234006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4233">
                <text:p>234233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4456">
                <text:p>234456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4679">
                <text:p>234679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4908">
                <text:p>234908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5136">
                <text:p>235136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35361">
                <text:p>235361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35585">
                <text:p>235585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35808">
                <text:p>235808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36036">
                <text:p>236036</text:p>
              </table:table-cell>
              <table:table-cell office:value-type="float" office:value="99.9">
                <text:p>9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36263">
                <text:p>236263</text:p>
              </table:table-cell>
              <table:table-cell office:value-type="float" office:value="99.9">
                <text:p>99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236488">
                <text:p>236488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36711">
                <text:p>236711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36937">
                <text:p>236937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37168">
                <text:p>237168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37398">
                <text:p>237398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37626">
                <text:p>237626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7857">
                <text:p>237857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8082">
                <text:p>238082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8311">
                <text:p>238311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38532">
                <text:p>238532</text:p>
              </table:table-cell>
              <table:table-cell office:value-type="float" office:value="88.9">
                <text:p>88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38764">
                <text:p>238764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38989">
                <text:p>238989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39217">
                <text:p>239217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39452">
                <text:p>239452</text:p>
              </table:table-cell>
              <table:table-cell office:value-type="float" office:value="94.4">
                <text:p>94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39683">
                <text:p>239683</text:p>
              </table:table-cell>
              <table:table-cell office:value-type="float" office:value="94.4">
                <text:p>94.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39912">
                <text:p>239912</text:p>
              </table:table-cell>
              <table:table-cell office:value-type="float" office:value="99.9">
                <text:p>99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40138">
                <text:p>240138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40365">
                <text:p>240365</text:p>
              </table:table-cell>
              <table:table-cell office:value-type="float" office:value="94.4">
                <text:p>94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40597">
                <text:p>240597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40828">
                <text:p>240828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41057">
                <text:p>241057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41280">
                <text:p>241280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41512">
                <text:p>241512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41740">
                <text:p>241740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41965">
                <text:p>241965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42194">
                <text:p>242194</text:p>
              </table:table-cell>
              <table:table-cell office:value-type="float" office:value="94.4">
                <text:p>94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42420">
                <text:p>242420</text:p>
              </table:table-cell>
              <table:table-cell office:value-type="float" office:value="99.9">
                <text:p>9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42646">
                <text:p>242646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2876">
                <text:p>242876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3104">
                <text:p>243104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3330">
                <text:p>243330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3556">
                <text:p>243556</text:p>
              </table:table-cell>
              <table:table-cell office:value-type="float" office:value="94.4">
                <text:p>94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3779">
                <text:p>243779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4008">
                <text:p>244008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4236">
                <text:p>244236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4469">
                <text:p>244469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4698">
                <text:p>244698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4925">
                <text:p>244925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5155">
                <text:p>245155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5379">
                <text:p>245379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5609">
                <text:p>245609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5837">
                <text:p>245837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6066">
                <text:p>246066</text:p>
              </table:table-cell>
              <table:table-cell office:value-type="float" office:value="99.9">
                <text:p>99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46298">
                <text:p>246298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46525">
                <text:p>246525</text:p>
              </table:table-cell>
              <table:table-cell office:value-type="float" office:value="99.9">
                <text:p>99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46749">
                <text:p>246749</text:p>
              </table:table-cell>
              <table:table-cell office:value-type="float" office:value="99.9">
                <text:p>99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46977">
                <text:p>246977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47213">
                <text:p>247213</text:p>
              </table:table-cell>
              <table:table-cell office:value-type="float" office:value="94.4">
                <text:p>94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47440">
                <text:p>247440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47668">
                <text:p>247668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47895">
                <text:p>247895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48123">
                <text:p>248123</text:p>
              </table:table-cell>
              <table:table-cell office:value-type="float" office:value="94.4">
                <text:p>94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48350">
                <text:p>248350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48583">
                <text:p>248583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48818">
                <text:p>248818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49046">
                <text:p>249046</text:p>
              </table:table-cell>
              <table:table-cell office:value-type="float" office:value="94.1">
                <text:p>94.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49273">
                <text:p>249273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49501">
                <text:p>249501</text:p>
              </table:table-cell>
              <table:table-cell office:value-type="float" office:value="94.1">
                <text:p>94.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249725">
                <text:p>249725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49959">
                <text:p>249959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50187">
                <text:p>250187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50415">
                <text:p>250415</text:p>
              </table:table-cell>
              <table:table-cell office:value-type="float" office:value="99.9">
                <text:p>99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50640">
                <text:p>250640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250866">
                <text:p>250866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1090">
                <text:p>251090</text:p>
              </table:table-cell>
              <table:table-cell office:value-type="float" office:value="99.9">
                <text:p>99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51314">
                <text:p>251314</text:p>
              </table:table-cell>
              <table:table-cell office:value-type="float" office:value="94.4">
                <text:p>94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1544">
                <text:p>251544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251772">
                <text:p>251772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52001">
                <text:p>252001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52229">
                <text:p>252229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52461">
                <text:p>252461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52692">
                <text:p>252692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52916">
                <text:p>252916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253147">
                <text:p>253147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53379">
                <text:p>253379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253605">
                <text:p>253605</text:p>
              </table:table-cell>
              <table:table-cell office:value-type="float" office:value="99.9">
                <text:p>99.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253832">
                <text:p>253832</text:p>
              </table:table-cell>
              <table:table-cell office:value-type="float" office:value="94.4">
                <text:p>94.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254058">
                <text:p>254058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54285">
                <text:p>254285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54510">
                <text:p>254510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54743">
                <text:p>254743</text:p>
              </table:table-cell>
              <table:table-cell office:value-type="float" office:value="99.9">
                <text:p>99.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254970">
                <text:p>254970</text:p>
              </table:table-cell>
              <table:table-cell office:value-type="float" office:value="99.9">
                <text:p>99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5199">
                <text:p>255199</text:p>
              </table:table-cell>
              <table:table-cell office:value-type="float" office:value="99.9">
                <text:p>99.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255427">
                <text:p>255427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55658">
                <text:p>255658</text:p>
              </table:table-cell>
              <table:table-cell office:value-type="float" office:value="99.9">
                <text:p>99.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255888">
                <text:p>255888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56120">
                <text:p>256120</text:p>
              </table:table-cell>
              <table:table-cell office:value-type="float" office:value="99.9">
                <text:p>99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256349">
                <text:p>256349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56584">
                <text:p>256584</text:p>
              </table:table-cell>
              <table:table-cell office:value-type="float" office:value="94.4">
                <text:p>94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56811">
                <text:p>256811</text:p>
              </table:table-cell>
              <table:table-cell office:value-type="float" office:value="99.9">
                <text:p>99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57033">
                <text:p>257033</text:p>
              </table:table-cell>
              <table:table-cell office:value-type="float" office:value="99.9">
                <text:p>99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57260">
                <text:p>257260</text:p>
              </table:table-cell>
              <table:table-cell office:value-type="float" office:value="99.9">
                <text:p>99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57489">
                <text:p>257489</text:p>
              </table:table-cell>
              <table:table-cell office:value-type="float" office:value="99.9">
                <text:p>99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57722">
                <text:p>257722</text:p>
              </table:table-cell>
              <table:table-cell office:value-type="float" office:value="94.4">
                <text:p>94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57953">
                <text:p>257953</text:p>
              </table:table-cell>
              <table:table-cell office:value-type="float" office:value="99.9">
                <text:p>99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58177">
                <text:p>258177</text:p>
              </table:table-cell>
              <table:table-cell office:value-type="float" office:value="99.9">
                <text:p>99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58405">
                <text:p>258405</text:p>
              </table:table-cell>
              <table:table-cell office:value-type="float" office:value="94.4">
                <text:p>94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58635">
                <text:p>258635</text:p>
              </table:table-cell>
              <table:table-cell office:value-type="float" office:value="99.9">
                <text:p>99.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258863">
                <text:p>258863</text:p>
              </table:table-cell>
              <table:table-cell office:value-type="float" office:value="99.9">
                <text:p>99.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259092">
                <text:p>259092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59323">
                <text:p>259323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59550">
                <text:p>259550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59778">
                <text:p>259778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60010">
                <text:p>260010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60240">
                <text:p>260240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60467">
                <text:p>260467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60694">
                <text:p>260694</text:p>
              </table:table-cell>
              <table:table-cell office:value-type="float" office:value="99.9">
                <text:p>99.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260924">
                <text:p>260924</text:p>
              </table:table-cell>
              <table:table-cell office:value-type="float" office:value="99.9">
                <text:p>99.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261150">
                <text:p>261150</text:p>
              </table:table-cell>
              <table:table-cell office:value-type="float" office:value="99.9">
                <text:p>99.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261371">
                <text:p>261371</text:p>
              </table:table-cell>
              <table:table-cell office:value-type="float" office:value="99.9">
                <text:p>99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61597">
                <text:p>261597</text:p>
              </table:table-cell>
              <table:table-cell office:value-type="float" office:value="99.9">
                <text:p>99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61824">
                <text:p>261824</text:p>
              </table:table-cell>
              <table:table-cell office:value-type="float" office:value="99.9">
                <text:p>99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62051">
                <text:p>262051</text:p>
              </table:table-cell>
              <table:table-cell office:value-type="float" office:value="99.9">
                <text:p>99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262285">
                <text:p>262285</text:p>
              </table:table-cell>
              <table:table-cell office:value-type="float" office:value="99.9">
                <text:p>99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262510">
                <text:p>262510</text:p>
              </table:table-cell>
              <table:table-cell office:value-type="float" office:value="99.9">
                <text:p>99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262733">
                <text:p>262733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62957">
                <text:p>262957</text:p>
              </table:table-cell>
              <table:table-cell office:value-type="float" office:value="99.9">
                <text:p>99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63183">
                <text:p>263183</text:p>
              </table:table-cell>
              <table:table-cell office:value-type="float" office:value="94.4">
                <text:p>94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63410">
                <text:p>263410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3633">
                <text:p>263633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3855">
                <text:p>263855</text:p>
              </table:table-cell>
              <table:table-cell office:value-type="float" office:value="94.4">
                <text:p>94.4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4084">
                <text:p>264084</text:p>
              </table:table-cell>
              <table:table-cell office:value-type="float" office:value="94.4">
                <text:p>94.4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4312">
                <text:p>264312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4539">
                <text:p>264539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4766">
                <text:p>264766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4993">
                <text:p>264993</text:p>
              </table:table-cell>
              <table:table-cell office:value-type="float" office:value="94.4">
                <text:p>94.4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5224">
                <text:p>265224</text:p>
              </table:table-cell>
              <table:table-cell office:value-type="float" office:value="94.4">
                <text:p>94.4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5455">
                <text:p>265455</text:p>
              </table:table-cell>
              <table:table-cell office:value-type="float" office:value="94.4">
                <text:p>94.4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5681">
                <text:p>265681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65907">
                <text:p>265907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66137">
                <text:p>266137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66362">
                <text:p>266362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66587">
                <text:p>266587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6814">
                <text:p>266814</text:p>
              </table:table-cell>
              <table:table-cell office:value-type="float" office:value="94.4">
                <text:p>94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7044">
                <text:p>267044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67267">
                <text:p>267267</text:p>
              </table:table-cell>
              <table:table-cell office:value-type="float" office:value="99.9">
                <text:p>99.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267493">
                <text:p>267493</text:p>
              </table:table-cell>
              <table:table-cell office:value-type="float" office:value="94.4">
                <text:p>94.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67722">
                <text:p>267722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67948">
                <text:p>267948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68177">
                <text:p>268177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68416">
                <text:p>268416</text:p>
              </table:table-cell>
              <table:table-cell office:value-type="float" office:value="99.9">
                <text:p>99.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68642">
                <text:p>268642</text:p>
              </table:table-cell>
              <table:table-cell office:value-type="float" office:value="94.4">
                <text:p>94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68872">
                <text:p>268872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9100">
                <text:p>269100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69331">
                <text:p>269331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69558">
                <text:p>269558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9785">
                <text:p>269785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70012">
                <text:p>270012</text:p>
              </table:table-cell>
              <table:table-cell office:value-type="float" office:value="99.9">
                <text:p>99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70244">
                <text:p>270244</text:p>
              </table:table-cell>
              <table:table-cell office:value-type="float" office:value="94.4">
                <text:p>94.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70475">
                <text:p>270475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70704">
                <text:p>270704</text:p>
              </table:table-cell>
              <table:table-cell office:value-type="float" office:value="94.4">
                <text:p>94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70935">
                <text:p>270935</text:p>
              </table:table-cell>
              <table:table-cell office:value-type="float" office:value="94.4">
                <text:p>94.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1165">
                <text:p>271165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1390">
                <text:p>271390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1623">
                <text:p>271623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1851">
                <text:p>271851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2075">
                <text:p>272075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2307">
                <text:p>272307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2538">
                <text:p>272538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2768">
                <text:p>272768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2994">
                <text:p>272994</text:p>
              </table:table-cell>
              <table:table-cell office:value-type="float" office:value="94.4">
                <text:p>94.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3222">
                <text:p>273222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273452">
                <text:p>273452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73680">
                <text:p>273680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3910">
                <text:p>273910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4137">
                <text:p>274137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74361">
                <text:p>274361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74589">
                <text:p>274589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74818">
                <text:p>274818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275047">
                <text:p>275047</text:p>
              </table:table-cell>
              <table:table-cell office:value-type="float" office:value="99.9">
                <text:p>99.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75269">
                <text:p>275269</text:p>
              </table:table-cell>
              <table:table-cell office:value-type="float" office:value="99.9">
                <text:p>99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75502">
                <text:p>275502</text:p>
              </table:table-cell>
              <table:table-cell office:value-type="float" office:value="99.9">
                <text:p>99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275734">
                <text:p>275734</text:p>
              </table:table-cell>
              <table:table-cell office:value-type="float" office:value="94.4">
                <text:p>94.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275967">
                <text:p>275967</text:p>
              </table:table-cell>
              <table:table-cell office:value-type="float" office:value="94.1">
                <text:p>94.1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276197">
                <text:p>276197</text:p>
              </table:table-cell>
              <table:table-cell office:value-type="float" office:value="99.9">
                <text:p>99.9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276422">
                <text:p>276422</text:p>
              </table:table-cell>
              <table:table-cell office:value-type="float" office:value="99.9">
                <text:p>9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6643">
                <text:p>276643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76868">
                <text:p>276868</text:p>
              </table:table-cell>
              <table:table-cell office:value-type="float" office:value="99.9">
                <text:p>99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77092">
                <text:p>277092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77321">
                <text:p>277321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277548">
                <text:p>277548</text:p>
              </table:table-cell>
              <table:table-cell office:value-type="float" office:value="99.9">
                <text:p>99.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77779">
                <text:p>277779</text:p>
              </table:table-cell>
              <table:table-cell office:value-type="float" office:value="99.9">
                <text:p>99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78006">
                <text:p>278006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78229">
                <text:p>278229</text:p>
              </table:table-cell>
              <table:table-cell office:value-type="float" office:value="99.9">
                <text:p>99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78461">
                <text:p>278461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78696">
                <text:p>278696</text:p>
              </table:table-cell>
              <table:table-cell office:value-type="float" office:value="94.1">
                <text:p>94.1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78924">
                <text:p>278924</text:p>
              </table:table-cell>
              <table:table-cell office:value-type="float" office:value="99.9">
                <text:p>99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79153">
                <text:p>279153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79373">
                <text:p>279373</text:p>
              </table:table-cell>
              <table:table-cell office:value-type="float" office:value="94.4">
                <text:p>94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79604">
                <text:p>279604</text:p>
              </table:table-cell>
              <table:table-cell office:value-type="float" office:value="94.4">
                <text:p>94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9836">
                <text:p>279836</text:p>
              </table:table-cell>
              <table:table-cell office:value-type="float" office:value="99.9">
                <text:p>99.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80067">
                <text:p>280067</text:p>
              </table:table-cell>
              <table:table-cell office:value-type="float" office:value="99.9">
                <text:p>99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280296">
                <text:p>280296</text:p>
              </table:table-cell>
              <table:table-cell office:value-type="float" office:value="94.4">
                <text:p>94.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80529">
                <text:p>280529</text:p>
              </table:table-cell>
              <table:table-cell office:value-type="float" office:value="94.4">
                <text:p>94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80759">
                <text:p>280759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80990">
                <text:p>280990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1218">
                <text:p>281218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1449">
                <text:p>281449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1678">
                <text:p>281678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1912">
                <text:p>281912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2138">
                <text:p>282138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2376">
                <text:p>282376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2605">
                <text:p>282605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2833">
                <text:p>282833</text:p>
              </table:table-cell>
              <table:table-cell office:value-type="float" office:value="99.9">
                <text:p>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3057">
                <text:p>283057</text:p>
              </table:table-cell>
              <table:table-cell office:value-type="float" office:value="99.9">
                <text:p>99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283289">
                <text:p>283289</text:p>
              </table:table-cell>
              <table:table-cell office:value-type="float" office:value="99.9">
                <text:p>99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283526">
                <text:p>283526</text:p>
              </table:table-cell>
              <table:table-cell office:value-type="float" office:value="17.6">
                <text:p>17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283758">
                <text:p>283758</text:p>
              </table:table-cell>
              <table:table-cell office:value-type="float" office:value="5.9">
                <text:p>5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283988">
                <text:p>283988</text:p>
              </table:table-cell>
              <table:table-cell office:value-type="float" office:value="94.1">
                <text:p>94.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84213">
                <text:p>284213</text:p>
              </table:table-cell>
              <table:table-cell office:value-type="float" office:value="94.4">
                <text:p>94.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84450">
                <text:p>284450</text:p>
              </table:table-cell>
              <table:table-cell office:value-type="float" office:value="99.9">
                <text:p>99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84682">
                <text:p>284682</text:p>
              </table:table-cell>
              <table:table-cell office:value-type="float" office:value="99.9">
                <text:p>99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84908">
                <text:p>284908</text:p>
              </table:table-cell>
              <table:table-cell office:value-type="float" office:value="99.9">
                <text:p>99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5136">
                <text:p>285136</text:p>
              </table:table-cell>
              <table:table-cell office:value-type="float" office:value="99.9">
                <text:p>99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5371">
                <text:p>285371</text:p>
              </table:table-cell>
              <table:table-cell office:value-type="float" office:value="99.9">
                <text:p>99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5600">
                <text:p>285600</text:p>
              </table:table-cell>
              <table:table-cell office:value-type="float" office:value="99.9">
                <text:p>99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85827">
                <text:p>285827</text:p>
              </table:table-cell>
              <table:table-cell office:value-type="float" office:value="99.9">
                <text:p>99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86058">
                <text:p>286058</text:p>
              </table:table-cell>
              <table:table-cell office:value-type="float" office:value="99.9">
                <text:p>99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86287">
                <text:p>286287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86523">
                <text:p>286523</text:p>
              </table:table-cell>
              <table:table-cell office:value-type="float" office:value="94.4">
                <text:p>94.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86754">
                <text:p>286754</text:p>
              </table:table-cell>
              <table:table-cell office:value-type="float" office:value="99.9">
                <text:p>99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86983">
                <text:p>286983</text:p>
              </table:table-cell>
              <table:table-cell office:value-type="float" office:value="99.9">
                <text:p>99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87212">
                <text:p>287212</text:p>
              </table:table-cell>
              <table:table-cell office:value-type="float" office:value="94.4">
                <text:p>94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87441">
                <text:p>287441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87669">
                <text:p>287669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87896">
                <text:p>287896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88130">
                <text:p>288130</text:p>
              </table:table-cell>
              <table:table-cell office:value-type="float" office:value="94.4">
                <text:p>94.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288360">
                <text:p>288360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8590">
                <text:p>288590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8820">
                <text:p>288820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9049">
                <text:p>289049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9278">
                <text:p>289278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9508">
                <text:p>289508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9736">
                <text:p>289736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9965">
                <text:p>289965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90192">
                <text:p>290192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90421">
                <text:p>290421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90644">
                <text:p>290644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90873">
                <text:p>290873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91097">
                <text:p>291097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91330">
                <text:p>291330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91558">
                <text:p>291558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1783">
                <text:p>291783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92016">
                <text:p>292016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92242">
                <text:p>292242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92469">
                <text:p>292469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92696">
                <text:p>292696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92930">
                <text:p>292930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3159">
                <text:p>293159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93391">
                <text:p>293391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93621">
                <text:p>293621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93851">
                <text:p>293851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94077">
                <text:p>294077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94309">
                <text:p>294309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94538">
                <text:p>294538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94768">
                <text:p>294768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94994">
                <text:p>294994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95217">
                <text:p>295217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95448">
                <text:p>295448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95677">
                <text:p>295677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95907">
                <text:p>295907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6131">
                <text:p>296131</text:p>
              </table:table-cell>
              <table:table-cell office:value-type="float" office:value="94.4">
                <text:p>94.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6361">
                <text:p>296361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6590">
                <text:p>296590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6820">
                <text:p>296820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7049">
                <text:p>297049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7275">
                <text:p>297275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7508">
                <text:p>297508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7733">
                <text:p>297733</text:p>
              </table:table-cell>
              <table:table-cell office:value-type="float" office:value="94.4">
                <text:p>94.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7964">
                <text:p>297964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98189">
                <text:p>298189</text:p>
              </table:table-cell>
              <table:table-cell office:value-type="float" office:value="99.9">
                <text:p>99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98414">
                <text:p>298414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8635">
                <text:p>298635</text:p>
              </table:table-cell>
              <table:table-cell office:value-type="float" office:value="99.9">
                <text:p>99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8863">
                <text:p>298863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99088">
                <text:p>299088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99315">
                <text:p>299315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99542">
                <text:p>299542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99767">
                <text:p>299767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99996">
                <text:p>299996</text:p>
              </table:table-cell>
              <table:table-cell office:value-type="float" office:value="94.4">
                <text:p>94.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00227">
                <text:p>300227</text:p>
              </table:table-cell>
              <table:table-cell office:value-type="float" office:value="99.9">
                <text:p>99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300456">
                <text:p>300456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300674">
                <text:p>300674</text:p>
              </table:table-cell>
              <table:table-cell office:value-type="float" office:value="94.4">
                <text:p>94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00900">
                <text:p>300900</text:p>
              </table:table-cell>
              <table:table-cell office:value-type="float" office:value="99.9">
                <text:p>99.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301128">
                <text:p>301128</text:p>
              </table:table-cell>
              <table:table-cell office:value-type="float" office:value="99.9">
                <text:p>99.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01360">
                <text:p>301360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01586">
                <text:p>301586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01816">
                <text:p>301816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02048">
                <text:p>302048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302275">
                <text:p>302275</text:p>
              </table:table-cell>
              <table:table-cell office:value-type="float" office:value="94.4">
                <text:p>94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02505">
                <text:p>302505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02735">
                <text:p>302735</text:p>
              </table:table-cell>
              <table:table-cell office:value-type="float" office:value="94.4">
                <text:p>94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302966">
                <text:p>302966</text:p>
              </table:table-cell>
              <table:table-cell office:value-type="float" office:value="99.9">
                <text:p>99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03202">
                <text:p>303202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03430">
                <text:p>303430</text:p>
              </table:table-cell>
              <table:table-cell office:value-type="float" office:value="99.9">
                <text:p>99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03659">
                <text:p>303659</text:p>
              </table:table-cell>
              <table:table-cell office:value-type="float" office:value="99.9">
                <text:p>99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03888">
                <text:p>303888</text:p>
              </table:table-cell>
              <table:table-cell office:value-type="float" office:value="99.9">
                <text:p>99.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304117">
                <text:p>304117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04341">
                <text:p>304341</text:p>
              </table:table-cell>
              <table:table-cell office:value-type="float" office:value="94.1">
                <text:p>94.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04568">
                <text:p>304568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04796">
                <text:p>304796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05025">
                <text:p>305025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05260">
                <text:p>305260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05490">
                <text:p>305490</text:p>
              </table:table-cell>
              <table:table-cell office:value-type="float" office:value="99.9">
                <text:p>99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05720">
                <text:p>305720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05949">
                <text:p>305949</text:p>
              </table:table-cell>
              <table:table-cell office:value-type="float" office:value="94.1">
                <text:p>94.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6177">
                <text:p>306177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6410">
                <text:p>306410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6639">
                <text:p>306639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6864">
                <text:p>306864</text:p>
              </table:table-cell>
              <table:table-cell office:value-type="float" office:value="94.4">
                <text:p>94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7092">
                <text:p>307092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7320">
                <text:p>307320</text:p>
              </table:table-cell>
              <table:table-cell office:value-type="float" office:value="94.4">
                <text:p>94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7554">
                <text:p>307554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7774">
                <text:p>307774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8005">
                <text:p>308005</text:p>
              </table:table-cell>
              <table:table-cell office:value-type="float" office:value="94.4">
                <text:p>94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8233">
                <text:p>308233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8462">
                <text:p>308462</text:p>
              </table:table-cell>
              <table:table-cell office:value-type="float" office:value="99.9">
                <text:p>99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308691">
                <text:p>308691</text:p>
              </table:table-cell>
              <table:table-cell office:value-type="float" office:value="94.1">
                <text:p>94.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308920">
                <text:p>308920</text:p>
              </table:table-cell>
              <table:table-cell office:value-type="float" office:value="11.8">
                <text:p>11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309149">
                <text:p>309149</text:p>
              </table:table-cell>
              <table:table-cell office:value-type="float" office:value="99.9">
                <text:p>99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09378">
                <text:p>309378</text:p>
              </table:table-cell>
              <table:table-cell office:value-type="float" office:value="99.9">
                <text:p>99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09606">
                <text:p>309606</text:p>
              </table:table-cell>
              <table:table-cell office:value-type="float" office:value="99.9">
                <text:p>99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09836">
                <text:p>309836</text:p>
              </table:table-cell>
              <table:table-cell office:value-type="float" office:value="99.9">
                <text:p>99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10062">
                <text:p>310062</text:p>
              </table:table-cell>
              <table:table-cell office:value-type="float" office:value="99.9">
                <text:p>99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0290">
                <text:p>310290</text:p>
              </table:table-cell>
              <table:table-cell office:value-type="float" office:value="99.9">
                <text:p>99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0520">
                <text:p>310520</text:p>
              </table:table-cell>
              <table:table-cell office:value-type="float" office:value="99.9">
                <text:p>99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0749">
                <text:p>310749</text:p>
              </table:table-cell>
              <table:table-cell office:value-type="float" office:value="99.9">
                <text:p>99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310982">
                <text:p>310982</text:p>
              </table:table-cell>
              <table:table-cell office:value-type="float" office:value="99.9">
                <text:p>99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311213">
                <text:p>311213</text:p>
              </table:table-cell>
              <table:table-cell office:value-type="float" office:value="99.9">
                <text:p>99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311434">
                <text:p>311434</text:p>
              </table:table-cell>
              <table:table-cell office:value-type="float" office:value="94.4">
                <text:p>94.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11661">
                <text:p>311661</text:p>
              </table:table-cell>
              <table:table-cell office:value-type="float" office:value="94.4">
                <text:p>94.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11891">
                <text:p>311891</text:p>
              </table:table-cell>
              <table:table-cell office:value-type="float" office:value="99.9">
                <text:p>99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12118">
                <text:p>312118</text:p>
              </table:table-cell>
              <table:table-cell office:value-type="float" office:value="99.9">
                <text:p>99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12346">
                <text:p>312346</text:p>
              </table:table-cell>
              <table:table-cell office:value-type="float" office:value="99.9">
                <text:p>99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12574">
                <text:p>312574</text:p>
              </table:table-cell>
              <table:table-cell office:value-type="float" office:value="94.4">
                <text:p>94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312807">
                <text:p>312807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313037">
                <text:p>313037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313259">
                <text:p>313259</text:p>
              </table:table-cell>
              <table:table-cell office:value-type="float" office:value="99.9">
                <text:p>99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313487">
                <text:p>313487</text:p>
              </table:table-cell>
              <table:table-cell office:value-type="float" office:value="99.9">
                <text:p>99.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313716">
                <text:p>313716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3944">
                <text:p>313944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4175">
                <text:p>314175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4401">
                <text:p>314401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4632">
                <text:p>314632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4861">
                <text:p>314861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5087">
                <text:p>315087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5315">
                <text:p>315315</text:p>
              </table:table-cell>
              <table:table-cell office:value-type="float" office:value="94.4">
                <text:p>94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5545">
                <text:p>315545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5785">
                <text:p>315785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16012">
                <text:p>316012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16239">
                <text:p>316239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316462">
                <text:p>316462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316693">
                <text:p>316693</text:p>
              </table:table-cell>
              <table:table-cell office:value-type="float" office:value="94.4">
                <text:p>94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6923">
                <text:p>316923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17147">
                <text:p>317147</text:p>
              </table:table-cell>
              <table:table-cell office:value-type="float" office:value="99.9">
                <text:p>99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17373">
                <text:p>317373</text:p>
              </table:table-cell>
              <table:table-cell office:value-type="float" office:value="99.9">
                <text:p>99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317599">
                <text:p>317599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17826">
                <text:p>317826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18054">
                <text:p>318054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18280">
                <text:p>318280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18508">
                <text:p>318508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318737">
                <text:p>318737</text:p>
              </table:table-cell>
              <table:table-cell office:value-type="float" office:value="94.1">
                <text:p>94.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318968">
                <text:p>318968</text:p>
              </table:table-cell>
              <table:table-cell office:value-type="float" office:value="99.9">
                <text:p>99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319196">
                <text:p>319196</text:p>
              </table:table-cell>
              <table:table-cell office:value-type="float" office:value="99.9">
                <text:p>99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19424">
                <text:p>319424</text:p>
              </table:table-cell>
              <table:table-cell office:value-type="float" office:value="88.9">
                <text:p>88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19650">
                <text:p>319650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19878">
                <text:p>319878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20104">
                <text:p>320104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320340">
                <text:p>320340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20560">
                <text:p>320560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20789">
                <text:p>320789</text:p>
              </table:table-cell>
              <table:table-cell office:value-type="float" office:value="94.1">
                <text:p>94.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21015">
                <text:p>321015</text:p>
              </table:table-cell>
              <table:table-cell office:value-type="float" office:value="94.4">
                <text:p>94.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1242">
                <text:p>321242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1468">
                <text:p>321468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1692">
                <text:p>321692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1921">
                <text:p>321921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2154">
                <text:p>322154</text:p>
              </table:table-cell>
              <table:table-cell office:value-type="float" office:value="94.4">
                <text:p>94.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2380">
                <text:p>322380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2609">
                <text:p>322609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2836">
                <text:p>322836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3062">
                <text:p>323062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23289">
                <text:p>323289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23517">
                <text:p>323517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3745">
                <text:p>323745</text:p>
              </table:table-cell>
              <table:table-cell office:value-type="float" office:value="94.4">
                <text:p>94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3972">
                <text:p>323972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24208">
                <text:p>324208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24440">
                <text:p>324440</text:p>
              </table:table-cell>
              <table:table-cell office:value-type="float" office:value="99.9">
                <text:p>99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24664">
                <text:p>324664</text:p>
              </table:table-cell>
              <table:table-cell office:value-type="float" office:value="94.4">
                <text:p>94.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24893">
                <text:p>324893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325117">
                <text:p>325117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25339">
                <text:p>325339</text:p>
              </table:table-cell>
              <table:table-cell office:value-type="float" office:value="99.9">
                <text:p>99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25569">
                <text:p>325569</text:p>
              </table:table-cell>
              <table:table-cell office:value-type="float" office:value="99.9">
                <text:p>9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325799">
                <text:p>325799</text:p>
              </table:table-cell>
              <table:table-cell office:value-type="float" office:value="99.9">
                <text:p>99.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26030">
                <text:p>326030</text:p>
              </table:table-cell>
              <table:table-cell office:value-type="float" office:value="99.9">
                <text:p>99.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326260">
                <text:p>326260</text:p>
              </table:table-cell>
              <table:table-cell office:value-type="float" office:value="99.9">
                <text:p>99.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26494">
                <text:p>326494</text:p>
              </table:table-cell>
              <table:table-cell office:value-type="float" office:value="94.4">
                <text:p>94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26724">
                <text:p>326724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26950">
                <text:p>326950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27175">
                <text:p>327175</text:p>
              </table:table-cell>
              <table:table-cell office:value-type="float" office:value="99.9">
                <text:p>9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327406">
                <text:p>327406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27632">
                <text:p>327632</text:p>
              </table:table-cell>
              <table:table-cell office:value-type="float" office:value="99.9">
                <text:p>99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7860">
                <text:p>327860</text:p>
              </table:table-cell>
              <table:table-cell office:value-type="float" office:value="99.9">
                <text:p>99.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328084">
                <text:p>328084</text:p>
              </table:table-cell>
              <table:table-cell office:value-type="float" office:value="99.9">
                <text:p>99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28314">
                <text:p>328314</text:p>
              </table:table-cell>
              <table:table-cell office:value-type="float" office:value="94.4">
                <text:p>9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28543">
                <text:p>328543</text:p>
              </table:table-cell>
              <table:table-cell office:value-type="float" office:value="99.9">
                <text:p>99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28773">
                <text:p>328773</text:p>
              </table:table-cell>
              <table:table-cell office:value-type="float" office:value="99.9">
                <text:p>99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29003">
                <text:p>329003</text:p>
              </table:table-cell>
              <table:table-cell office:value-type="float" office:value="99.9">
                <text:p>99.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329238">
                <text:p>329238</text:p>
              </table:table-cell>
              <table:table-cell office:value-type="float" office:value="99.9">
                <text:p>99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29468">
                <text:p>329468</text:p>
              </table:table-cell>
              <table:table-cell office:value-type="float" office:value="99.9">
                <text:p>99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29697">
                <text:p>329697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29923">
                <text:p>329923</text:p>
              </table:table-cell>
              <table:table-cell office:value-type="float" office:value="99.9">
                <text:p>9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30151">
                <text:p>330151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30381">
                <text:p>330381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30612">
                <text:p>330612</text:p>
              </table:table-cell>
              <table:table-cell office:value-type="float" office:value="99.9">
                <text:p>99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30838">
                <text:p>330838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31064">
                <text:p>331064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31285">
                <text:p>331285</text:p>
              </table:table-cell>
              <table:table-cell office:value-type="float" office:value="94.4">
                <text:p>94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31518">
                <text:p>331518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31752">
                <text:p>331752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31980">
                <text:p>331980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32209">
                <text:p>332209</text:p>
              </table:table-cell>
              <table:table-cell office:value-type="float" office:value="99.9">
                <text:p>99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32434">
                <text:p>332434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32668">
                <text:p>332668</text:p>
              </table:table-cell>
              <table:table-cell office:value-type="float" office:value="23.5">
                <text:p>23.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32899">
                <text:p>332899</text:p>
              </table:table-cell>
              <table:table-cell office:value-type="float" office:value="99.9">
                <text:p>99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3133">
                <text:p>333133</text:p>
              </table:table-cell>
              <table:table-cell office:value-type="float" office:value="94.4">
                <text:p>9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3358">
                <text:p>333358</text:p>
              </table:table-cell>
              <table:table-cell office:value-type="float" office:value="99.9">
                <text:p>99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3581">
                <text:p>333581</text:p>
              </table:table-cell>
              <table:table-cell office:value-type="float" office:value="99.9">
                <text:p>99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3804">
                <text:p>333804</text:p>
              </table:table-cell>
              <table:table-cell office:value-type="float" office:value="94.1">
                <text:p>94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334030">
                <text:p>334030</text:p>
              </table:table-cell>
              <table:table-cell office:value-type="float" office:value="99.9">
                <text:p>99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334260">
                <text:p>334260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34484">
                <text:p>334484</text:p>
              </table:table-cell>
              <table:table-cell office:value-type="float" office:value="99.9">
                <text:p>99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34709">
                <text:p>334709</text:p>
              </table:table-cell>
              <table:table-cell office:value-type="float" office:value="99.9">
                <text:p>99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34941">
                <text:p>334941</text:p>
              </table:table-cell>
              <table:table-cell office:value-type="float" office:value="99.9">
                <text:p>99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35162">
                <text:p>335162</text:p>
              </table:table-cell>
              <table:table-cell office:value-type="float" office:value="94.4">
                <text:p>94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35397">
                <text:p>335397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335622">
                <text:p>335622</text:p>
              </table:table-cell>
              <table:table-cell office:value-type="float" office:value="99.9">
                <text:p>9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335850">
                <text:p>335850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36073">
                <text:p>336073</text:p>
              </table:table-cell>
              <table:table-cell office:value-type="float" office:value="99.9">
                <text:p>99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36305">
                <text:p>336305</text:p>
              </table:table-cell>
              <table:table-cell office:value-type="float" office:value="99.9">
                <text:p>99.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336532">
                <text:p>336532</text:p>
              </table:table-cell>
              <table:table-cell office:value-type="float" office:value="94.4">
                <text:p>94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336760">
                <text:p>336760</text:p>
              </table:table-cell>
              <table:table-cell office:value-type="float" office:value="99.9">
                <text:p>99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336987">
                <text:p>336987</text:p>
              </table:table-cell>
              <table:table-cell office:value-type="float" office:value="99.9">
                <text:p>99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337218">
                <text:p>337218</text:p>
              </table:table-cell>
              <table:table-cell office:value-type="float" office:value="99.9">
                <text:p>99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337452">
                <text:p>337452</text:p>
              </table:table-cell>
              <table:table-cell office:value-type="float" office:value="99.9">
                <text:p>99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7680">
                <text:p>337680</text:p>
              </table:table-cell>
              <table:table-cell office:value-type="float" office:value="99.9">
                <text:p>99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337907">
                <text:p>337907</text:p>
              </table:table-cell>
              <table:table-cell office:value-type="float" office:value="99.9">
                <text:p>99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8136">
                <text:p>338136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8366">
                <text:p>338366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8598">
                <text:p>338598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8827">
                <text:p>338827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9056">
                <text:p>339056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9285">
                <text:p>339285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9518">
                <text:p>339518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9750">
                <text:p>339750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39972">
                <text:p>339972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40206">
                <text:p>340206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40437">
                <text:p>340437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40666">
                <text:p>340666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40891">
                <text:p>340891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41125">
                <text:p>341125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41356">
                <text:p>341356</text:p>
              </table:table-cell>
              <table:table-cell office:value-type="float" office:value="99.9">
                <text:p>99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41581">
                <text:p>341581</text:p>
              </table:table-cell>
              <table:table-cell office:value-type="float" office:value="99.9">
                <text:p>9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41816">
                <text:p>341816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342043">
                <text:p>342043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342270">
                <text:p>342270</text:p>
              </table:table-cell>
              <table:table-cell office:value-type="float" office:value="99.9">
                <text:p>99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342499">
                <text:p>342499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42728">
                <text:p>342728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2954">
                <text:p>342954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343183">
                <text:p>343183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343411">
                <text:p>343411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343640">
                <text:p>343640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343867">
                <text:p>343867</text:p>
              </table:table-cell>
              <table:table-cell office:value-type="float" office:value="99.9">
                <text:p>99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344097">
                <text:p>344097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344326">
                <text:p>344326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344557">
                <text:p>344557</text:p>
              </table:table-cell>
              <table:table-cell office:value-type="float" office:value="99.9">
                <text:p>99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44785">
                <text:p>344785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5009">
                <text:p>345009</text:p>
              </table:table-cell>
              <table:table-cell office:value-type="float" office:value="99.9">
                <text:p>99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345238">
                <text:p>345238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45468">
                <text:p>345468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345694">
                <text:p>345694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345927">
                <text:p>345927</text:p>
              </table:table-cell>
              <table:table-cell office:value-type="float" office:value="99.9">
                <text:p>9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346157">
                <text:p>346157</text:p>
              </table:table-cell>
              <table:table-cell office:value-type="float" office:value="99.9">
                <text:p>99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346387">
                <text:p>346387</text:p>
              </table:table-cell>
              <table:table-cell office:value-type="float" office:value="99.9">
                <text:p>99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346618">
                <text:p>346618</text:p>
              </table:table-cell>
              <table:table-cell office:value-type="float" office:value="99.9">
                <text:p>99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46847">
                <text:p>346847</text:p>
              </table:table-cell>
              <table:table-cell office:value-type="float" office:value="99.9">
                <text:p>99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347074">
                <text:p>347074</text:p>
              </table:table-cell>
              <table:table-cell office:value-type="float" office:value="94.4">
                <text:p>94.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347306">
                <text:p>347306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47545">
                <text:p>347545</text:p>
              </table:table-cell>
              <table:table-cell office:value-type="float" office:value="94.4">
                <text:p>94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47776">
                <text:p>347776</text:p>
              </table:table-cell>
              <table:table-cell office:value-type="float" office:value="99.9">
                <text:p>99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48001">
                <text:p>348001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348232">
                <text:p>348232</text:p>
              </table:table-cell>
              <table:table-cell office:value-type="float" office:value="99.9">
                <text:p>99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348462">
                <text:p>348462</text:p>
              </table:table-cell>
              <table:table-cell office:value-type="float" office:value="94.4">
                <text:p>94.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348694">
                <text:p>348694</text:p>
              </table:table-cell>
              <table:table-cell office:value-type="float" office:value="94.4">
                <text:p>94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48924">
                <text:p>348924</text:p>
              </table:table-cell>
              <table:table-cell office:value-type="float" office:value="94.4">
                <text:p>94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49152">
                <text:p>349152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49380">
                <text:p>349380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49609">
                <text:p>349609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49839">
                <text:p>349839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0068">
                <text:p>350068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0294">
                <text:p>350294</text:p>
              </table:table-cell>
              <table:table-cell office:value-type="float" office:value="94.4">
                <text:p>94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0525">
                <text:p>350525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0759">
                <text:p>350759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0986">
                <text:p>350986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1216">
                <text:p>351216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1445">
                <text:p>351445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1673">
                <text:p>351673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1898">
                <text:p>351898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2129">
                <text:p>352129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2359">
                <text:p>352359</text:p>
              </table:table-cell>
              <table:table-cell office:value-type="float" office:value="99.9">
                <text:p>99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352588">
                <text:p>352588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352814">
                <text:p>352814</text:p>
              </table:table-cell>
              <table:table-cell office:value-type="float" office:value="94.4">
                <text:p>94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353043">
                <text:p>353043</text:p>
              </table:table-cell>
              <table:table-cell office:value-type="float" office:value="99.9">
                <text:p>99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3273">
                <text:p>353273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353497">
                <text:p>353497</text:p>
              </table:table-cell>
              <table:table-cell office:value-type="float" office:value="99.9">
                <text:p>99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353725">
                <text:p>353725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53950">
                <text:p>353950</text:p>
              </table:table-cell>
              <table:table-cell office:value-type="float" office:value="99.9">
                <text:p>9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54184">
                <text:p>354184</text:p>
              </table:table-cell>
              <table:table-cell office:value-type="float" office:value="99.9">
                <text:p>99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54413">
                <text:p>354413</text:p>
              </table:table-cell>
              <table:table-cell office:value-type="float" office:value="99.9">
                <text:p>99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354638">
                <text:p>354638</text:p>
              </table:table-cell>
              <table:table-cell office:value-type="float" office:value="99.9">
                <text:p>99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54868">
                <text:p>354868</text:p>
              </table:table-cell>
              <table:table-cell office:value-type="float" office:value="99.9">
                <text:p>99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55095">
                <text:p>355095</text:p>
              </table:table-cell>
              <table:table-cell office:value-type="float" office:value="94.4">
                <text:p>94.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55324">
                <text:p>355324</text:p>
              </table:table-cell>
              <table:table-cell office:value-type="float" office:value="99.9">
                <text:p>99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55556">
                <text:p>355556</text:p>
              </table:table-cell>
              <table:table-cell office:value-type="float" office:value="99.9">
                <text:p>99.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355786">
                <text:p>355786</text:p>
              </table:table-cell>
              <table:table-cell office:value-type="float" office:value="99.9">
                <text:p>99.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56013">
                <text:p>356013</text:p>
              </table:table-cell>
              <table:table-cell office:value-type="float" office:value="99.9">
                <text:p>99.9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356246">
                <text:p>356246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56469">
                <text:p>356469</text:p>
              </table:table-cell>
              <table:table-cell office:value-type="float" office:value="99.9">
                <text:p>99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56700">
                <text:p>356700</text:p>
              </table:table-cell>
              <table:table-cell office:value-type="float" office:value="99.9">
                <text:p>99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356927">
                <text:p>356927</text:p>
              </table:table-cell>
              <table:table-cell office:value-type="float" office:value="99.9">
                <text:p>99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57156">
                <text:p>357156</text:p>
              </table:table-cell>
              <table:table-cell office:value-type="float" office:value="99.9">
                <text:p>99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357384">
                <text:p>357384</text:p>
              </table:table-cell>
              <table:table-cell office:value-type="float" office:value="99.9">
                <text:p>99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357608">
                <text:p>357608</text:p>
              </table:table-cell>
              <table:table-cell office:value-type="float" office:value="99.9">
                <text:p>99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57840">
                <text:p>357840</text:p>
              </table:table-cell>
              <table:table-cell office:value-type="float" office:value="99.9">
                <text:p>99.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358066">
                <text:p>358066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58300">
                <text:p>358300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58525">
                <text:p>358525</text:p>
              </table:table-cell>
              <table:table-cell office:value-type="float" office:value="99.9">
                <text:p>99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58754">
                <text:p>358754</text:p>
              </table:table-cell>
              <table:table-cell office:value-type="float" office:value="99.9">
                <text:p>99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58984">
                <text:p>358984</text:p>
              </table:table-cell>
              <table:table-cell office:value-type="float" office:value="94.4">
                <text:p>94.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359215">
                <text:p>359215</text:p>
              </table:table-cell>
              <table:table-cell office:value-type="float" office:value="99.9">
                <text:p>99.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59442">
                <text:p>359442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359676">
                <text:p>359676</text:p>
              </table:table-cell>
              <table:table-cell office:value-type="float" office:value="99.9">
                <text:p>99.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359909">
                <text:p>359909</text:p>
              </table:table-cell>
              <table:table-cell office:value-type="float" office:value="99.9">
                <text:p>99.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360137">
                <text:p>360137</text:p>
              </table:table-cell>
              <table:table-cell office:value-type="float" office:value="99.9">
                <text:p>99.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60365">
                <text:p>360365</text:p>
              </table:table-cell>
              <table:table-cell office:value-type="float" office:value="99.9">
                <text:p>99.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360597">
                <text:p>360597</text:p>
              </table:table-cell>
              <table:table-cell office:value-type="float" office:value="99.9">
                <text:p>99.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60827">
                <text:p>360827</text:p>
              </table:table-cell>
              <table:table-cell office:value-type="float" office:value="99.9">
                <text:p>9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61056">
                <text:p>361056</text:p>
              </table:table-cell>
              <table:table-cell office:value-type="float" office:value="94.1">
                <text:p>94.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61286">
                <text:p>361286</text:p>
              </table:table-cell>
              <table:table-cell office:value-type="float" office:value="99.9">
                <text:p>99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61516">
                <text:p>361516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61745">
                <text:p>361745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61970">
                <text:p>361970</text:p>
              </table:table-cell>
              <table:table-cell office:value-type="float" office:value="99.9">
                <text:p>99.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362203">
                <text:p>362203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62435">
                <text:p>362435</text:p>
              </table:table-cell>
              <table:table-cell office:value-type="float" office:value="94.4">
                <text:p>94.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362669">
                <text:p>362669</text:p>
              </table:table-cell>
              <table:table-cell office:value-type="float" office:value="99.9">
                <text:p>9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62906">
                <text:p>362906</text:p>
              </table:table-cell>
              <table:table-cell office:value-type="float" office:value="99.9">
                <text:p>99.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363136">
                <text:p>363136</text:p>
              </table:table-cell>
              <table:table-cell office:value-type="float" office:value="99.9">
                <text:p>99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363371">
                <text:p>363371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3595">
                <text:p>363595</text:p>
              </table:table-cell>
              <table:table-cell office:value-type="float" office:value="94.4">
                <text:p>94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3822">
                <text:p>363822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4049">
                <text:p>364049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4280">
                <text:p>364280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4509">
                <text:p>364509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4737">
                <text:p>364737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4966">
                <text:p>364966</text:p>
              </table:table-cell>
              <table:table-cell office:value-type="float" office:value="99.9">
                <text:p>99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5196">
                <text:p>365196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365433">
                <text:p>365433</text:p>
              </table:table-cell>
              <table:table-cell office:value-type="float" office:value="99.9">
                <text:p>99.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365667">
                <text:p>365667</text:p>
              </table:table-cell>
              <table:table-cell office:value-type="float" office:value="94.1">
                <text:p>94.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365894">
                <text:p>365894</text:p>
              </table:table-cell>
              <table:table-cell office:value-type="float" office:value="70.6">
                <text:p>70.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366121">
                <text:p>366121</text:p>
              </table:table-cell>
              <table:table-cell office:value-type="float" office:value="47.1">
                <text:p>47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366347">
                <text:p>366347</text:p>
              </table:table-cell>
              <table:table-cell office:value-type="float" office:value="83.3">
                <text:p>83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6588">
                <text:p>366588</text:p>
              </table:table-cell>
              <table:table-cell office:value-type="float" office:value="88.2">
                <text:p>88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6821">
                <text:p>366821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7047">
                <text:p>367047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7279">
                <text:p>367279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7509">
                <text:p>367509</text:p>
              </table:table-cell>
              <table:table-cell office:value-type="float" office:value="99.9">
                <text:p>9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7735">
                <text:p>367735</text:p>
              </table:table-cell>
              <table:table-cell office:value-type="float" office:value="88.9">
                <text:p>88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7965">
                <text:p>367965</text:p>
              </table:table-cell>
              <table:table-cell office:value-type="float" office:value="94.1">
                <text:p>94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8189">
                <text:p>368189</text:p>
              </table:table-cell>
              <table:table-cell office:value-type="float" office:value="88.2">
                <text:p>88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68419">
                <text:p>368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